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officeooo:paragraph-rsid="001f0c7e"/>
    </style:style>
    <style:style style:name="P2" style:family="paragraph" style:parent-style-name="Standard">
      <style:text-properties officeooo:paragraph-rsid="0023f89b"/>
    </style:style>
    <style:style style:name="P3" style:family="paragraph" style:parent-style-name="Standard">
      <style:text-properties officeooo:paragraph-rsid="0024a99e"/>
    </style:style>
    <style:style style:name="P4" style:family="paragraph" style:parent-style-name="Standard">
      <style:text-properties officeooo:paragraph-rsid="00250eeb"/>
    </style:style>
    <style:style style:name="P5" style:family="paragraph" style:parent-style-name="Standard">
      <style:text-properties officeooo:paragraph-rsid="002653fe"/>
    </style:style>
    <style:style style:name="P6" style:family="paragraph" style:parent-style-name="Standard">
      <style:text-properties officeooo:paragraph-rsid="002e1295"/>
    </style:style>
    <style:style style:name="P7" style:family="paragraph" style:parent-style-name="Standard">
      <style:text-properties officeooo:paragraph-rsid="00303676"/>
    </style:style>
    <style:style style:name="P8" style:family="paragraph" style:parent-style-name="Standard">
      <style:text-properties officeooo:paragraph-rsid="0030549f"/>
    </style:style>
    <style:style style:name="P9" style:family="paragraph" style:parent-style-name="Standard">
      <style:text-properties officeooo:paragraph-rsid="00311593"/>
    </style:style>
    <style:style style:name="P10" style:family="paragraph" style:parent-style-name="Standard">
      <style:text-properties officeooo:paragraph-rsid="00329384"/>
    </style:style>
    <style:style style:name="P11" style:family="paragraph" style:parent-style-name="Standard">
      <style:text-properties officeooo:paragraph-rsid="0037ebaf"/>
    </style:style>
    <style:style style:name="P12" style:family="paragraph" style:parent-style-name="Standard">
      <style:text-properties officeooo:paragraph-rsid="0038226d"/>
    </style:style>
    <style:style style:name="P13" style:family="paragraph" style:parent-style-name="Standard">
      <style:paragraph-properties style:writing-mode="lr-tb"/>
    </style:style>
    <style:style style:name="P14" style:family="paragraph" style:parent-style-name="Standard">
      <style:text-properties officeooo:paragraph-rsid="0038c023"/>
    </style:style>
    <style:style style:name="P15" style:family="paragraph" style:parent-style-name="Standard">
      <style:text-properties officeooo:paragraph-rsid="003bc8b1"/>
    </style:style>
    <style:style style:name="P16" style:family="paragraph" style:parent-style-name="Standard">
      <style:text-properties officeooo:paragraph-rsid="003e9cfe"/>
    </style:style>
    <style:style style:name="P17" style:family="paragraph" style:parent-style-name="Standard">
      <style:text-properties officeooo:paragraph-rsid="003f654c"/>
    </style:style>
    <style:style style:name="P18" style:family="paragraph" style:parent-style-name="Standard">
      <style:text-properties officeooo:paragraph-rsid="003f6c6d"/>
    </style:style>
    <style:style style:name="P19" style:family="paragraph" style:parent-style-name="Standard">
      <style:text-properties officeooo:paragraph-rsid="003fe9fc"/>
    </style:style>
    <style:style style:name="P20" style:family="paragraph" style:parent-style-name="Standard">
      <style:text-properties officeooo:paragraph-rsid="00411264"/>
    </style:style>
    <style:style style:name="P21" style:family="paragraph" style:parent-style-name="Standard">
      <style:text-properties officeooo:paragraph-rsid="00424d1d"/>
    </style:style>
    <style:style style:name="P22" style:family="paragraph" style:parent-style-name="Standard">
      <style:text-properties officeooo:paragraph-rsid="004ef05d"/>
    </style:style>
    <style:style style:name="P23" style:family="paragraph" style:parent-style-name="Standard">
      <style:text-properties officeooo:paragraph-rsid="0026f54c"/>
    </style:style>
    <style:style style:name="P24" style:family="paragraph" style:parent-style-name="Standard">
      <style:text-properties officeooo:paragraph-rsid="0051cf43"/>
    </style:style>
    <style:style style:name="P25" style:family="paragraph" style:parent-style-name="Standard" style:master-page-name="MP0">
      <style:paragraph-properties style:page-number="auto" fo:break-before="page"/>
    </style:style>
    <style:style style:name="P26" style:family="paragraph" style:parent-style-name="Standard">
      <style:text-properties officeooo:paragraph-rsid="00311593"/>
    </style:style>
    <style:style style:name="P27" style:family="paragraph" style:parent-style-name="Standard">
      <style:text-properties officeooo:paragraph-rsid="004ef05d"/>
    </style:style>
    <style:style style:name="P28" style:family="paragraph" style:parent-style-name="Standard">
      <style:text-properties officeooo:paragraph-rsid="002102e5"/>
    </style:style>
    <style:style style:name="P29" style:family="paragraph" style:parent-style-name="Standard">
      <style:text-properties officeooo:paragraph-rsid="002243bc"/>
    </style:style>
    <style:style style:name="P30" style:family="paragraph" style:parent-style-name="Standard">
      <style:text-properties officeooo:paragraph-rsid="001f0c7e"/>
    </style:style>
    <style:style style:name="P31" style:family="paragraph" style:parent-style-name="Standard">
      <style:text-properties officeooo:paragraph-rsid="0022b5f9"/>
    </style:style>
    <style:style style:name="P32" style:family="paragraph" style:parent-style-name="Standard">
      <style:text-properties officeooo:paragraph-rsid="0024a99e"/>
    </style:style>
    <style:style style:name="P33" style:family="paragraph" style:parent-style-name="Standard">
      <style:text-properties officeooo:paragraph-rsid="0026f54c"/>
    </style:style>
    <style:style style:name="P34" style:family="paragraph" style:parent-style-name="Standard">
      <style:text-properties officeooo:paragraph-rsid="00256da7"/>
    </style:style>
    <style:style style:name="P35" style:family="paragraph" style:parent-style-name="Standard">
      <style:text-properties officeooo:paragraph-rsid="002653fe"/>
    </style:style>
    <style:style style:name="P36" style:family="paragraph" style:parent-style-name="Standard">
      <style:text-properties officeooo:paragraph-rsid="0027b9dd"/>
    </style:style>
    <style:style style:name="P37" style:family="paragraph" style:parent-style-name="Standard">
      <style:text-properties officeooo:paragraph-rsid="002abc28"/>
    </style:style>
    <style:style style:name="P38" style:family="paragraph" style:parent-style-name="Standard">
      <style:text-properties officeooo:paragraph-rsid="002b5c60"/>
    </style:style>
    <style:style style:name="P39" style:family="paragraph" style:parent-style-name="Standard">
      <style:text-properties officeooo:paragraph-rsid="002d217c"/>
    </style:style>
    <style:style style:name="P40" style:family="paragraph" style:parent-style-name="Standard">
      <style:text-properties officeooo:paragraph-rsid="002e8f50"/>
    </style:style>
    <style:style style:name="P41" style:family="paragraph" style:parent-style-name="Standard">
      <style:text-properties officeooo:paragraph-rsid="00303676"/>
    </style:style>
    <style:style style:name="P42" style:family="paragraph" style:parent-style-name="Standard">
      <style:text-properties officeooo:paragraph-rsid="0030549f"/>
    </style:style>
    <style:style style:name="P43" style:family="paragraph" style:parent-style-name="Standard">
      <style:text-properties officeooo:paragraph-rsid="00329384"/>
    </style:style>
    <style:style style:name="P44" style:family="paragraph" style:parent-style-name="Standard">
      <style:text-properties officeooo:paragraph-rsid="00347f46"/>
    </style:style>
    <style:style style:name="P45" style:family="paragraph" style:parent-style-name="Standard">
      <style:text-properties officeooo:paragraph-rsid="0034d933"/>
    </style:style>
    <style:style style:name="P46" style:family="paragraph" style:parent-style-name="Standard">
      <style:text-properties officeooo:paragraph-rsid="003653b6"/>
    </style:style>
    <style:style style:name="P47" style:family="paragraph" style:parent-style-name="Standard">
      <style:text-properties officeooo:paragraph-rsid="003692e0"/>
    </style:style>
    <style:style style:name="P48" style:family="paragraph" style:parent-style-name="Standard">
      <style:text-properties officeooo:paragraph-rsid="0037ebaf"/>
    </style:style>
    <style:style style:name="P49" style:family="paragraph" style:parent-style-name="Standard">
      <style:text-properties officeooo:paragraph-rsid="0050d99d"/>
    </style:style>
    <style:style style:name="P50" style:family="paragraph" style:parent-style-name="Standard">
      <style:text-properties officeooo:paragraph-rsid="0038226d"/>
    </style:style>
    <style:style style:name="P51" style:family="paragraph" style:parent-style-name="Standard">
      <style:text-properties officeooo:paragraph-rsid="0051cf43"/>
    </style:style>
    <style:style style:name="P52" style:family="paragraph" style:parent-style-name="Standard">
      <style:text-properties officeooo:paragraph-rsid="0038c023"/>
    </style:style>
    <style:style style:name="P53" style:family="paragraph" style:parent-style-name="Standard">
      <style:text-properties officeooo:paragraph-rsid="003bc8b1"/>
    </style:style>
    <style:style style:name="P54" style:family="paragraph" style:parent-style-name="Standard">
      <style:text-properties officeooo:paragraph-rsid="003e9cfe"/>
    </style:style>
    <style:style style:name="P55" style:family="paragraph" style:parent-style-name="Standard">
      <style:text-properties officeooo:paragraph-rsid="003f654c"/>
    </style:style>
    <style:style style:name="P56" style:family="paragraph" style:parent-style-name="Standard">
      <style:paragraph-properties style:writing-mode="lr-tb"/>
      <style:text-properties officeooo:paragraph-rsid="003f654c"/>
    </style:style>
    <style:style style:name="P57" style:family="paragraph" style:parent-style-name="Standard">
      <style:text-properties officeooo:paragraph-rsid="0054dafd"/>
    </style:style>
    <style:style style:name="P58" style:family="paragraph" style:parent-style-name="Standard">
      <style:text-properties officeooo:paragraph-rsid="003f6c6d"/>
    </style:style>
    <style:style style:name="P59" style:family="paragraph" style:parent-style-name="Standard">
      <style:text-properties officeooo:paragraph-rsid="003fe9fc"/>
    </style:style>
    <style:style style:name="P60" style:family="paragraph" style:parent-style-name="Standard">
      <style:text-properties officeooo:paragraph-rsid="00424d1d"/>
    </style:style>
    <style:style style:name="P61" style:family="paragraph" style:parent-style-name="Standard">
      <style:text-properties officeooo:paragraph-rsid="00411264"/>
    </style:style>
    <style:style style:name="P62" style:family="paragraph" style:parent-style-name="Standard_20__28_user_29_">
      <style:text-properties officeooo:paragraph-rsid="0058f79c"/>
    </style:style>
    <style:style style:name="P63" style:family="paragraph" style:parent-style-name="Standard_20__28_user_29_">
      <style:text-properties officeooo:paragraph-rsid="00605987"/>
    </style:style>
    <style:style style:name="P64" style:family="paragraph" style:parent-style-name="Standard_20__28_user_29_">
      <style:text-properties officeooo:rsid="00605987" officeooo:paragraph-rsid="00605987"/>
    </style:style>
    <style:style style:name="T1" style:family="text">
      <style:text-properties officeooo:rsid="005a1985"/>
    </style:style>
    <style:style style:name="T2" style:family="text">
      <style:text-properties officeooo:rsid="005b9dc3"/>
    </style:style>
    <style:style style:name="T3" style:family="text">
      <style:text-properties officeooo:rsid="005ed8ec"/>
    </style:style>
    <style:style style:name="T4" style:family="text">
      <style:text-properties officeooo:rsid="006059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Standard">YEAR: <text:s/>1816</text:p>
      <text:p text:style-name="Standard">ARG <text:s text:c="3"/>1: Independence of Argentina</text:p>
      <text:p text:style-name="Standard">SIC <text:s text:c="5"/>1: creation of the Kingdom of the Two Sicilies</text:p>
      <text:p text:style-name="Standard"/>
      <text:p text:style-name="Standard"/>
      <text:p text:style-name="Standard"/>
      <text:p text:style-name="Standard">YEAR: <text:s/>1817</text:p>
      <text:p text:style-name="Standard">USA <text:s text:c="2"/>-1: First Seminole War</text:p>
      <text:p text:style-name="Standard"/>
      <text:p text:style-name="Standard"/>
      <text:p text:style-name="Standard"/>
      <text:p text:style-name="Standard">YEAR: <text:s/>1818</text:p>
      <text:p text:style-name="Standard">CHL <text:s text:c="3"/>1: independence of Chile</text:p>
      <text:p text:style-name="Standard">IND <text:s text:c="2"/>-1: dissolution of the Maratha Empire</text:p>
      <text:p text:style-name="Standard"/>
      <text:p text:style-name="Standard"/>
      <text:p text:style-name="Standard"/>
      <text:p text:style-name="Standard">YEAR: <text:s/>1819</text:p>
      <text:p text:style-name="Standard">-------</text:p>
      <text:p text:style-name="Standard"/>
      <text:p text:style-name="Standard"/>
      <text:p text:style-name="Standard">YEAR: <text:s/>1820</text:p>
      <text:p text:style-name="Standard">SPN <text:s text:c="2"/>-1: Revolution of 1920, Trienio Liberal</text:p>
      <text:p text:style-name="Standard">POR <text:s text:c="2"/>-1: Revolution of 1920, Liberal Revolution</text:p>
      <text:p text:style-name="Standard">GRC <text:s text:c="2"/>-1: Greek War of Independence</text:p>
      <text:p text:style-name="Standard"><text:span text:style-name="Car._20_predefinito_20_paragrafo">SIC -1: Revolution of 1820</text:span></text:p>
      <text:p text:style-name="Standard"/>
      <text:p text:style-name="Standard"/>
      <text:p text:style-name="Standard"/>
      <text:p text:style-name="Standard">YEAR: <text:s/>1821</text:p>
      <text:p text:style-name="Standard">MEX <text:s text:c="3"/>1: Independence of Mexico</text:p>
      <text:p text:style-name="Standard">PER <text:s text:c="3"/>1: Independence of Peru</text:p>
      <text:p text:style-name="Standard">GRC <text:s text:c="3"/>1: Greece breaks away from the Ottoman Empire</text:p>
      <text:p text:style-name="Standard">LBR 1: freed slaves fund Liberia</text:p>
      <text:p text:style-name="Standard"/>
      <text:p text:style-name="Standard"/>
      <text:p text:style-name="Standard"/>
      <text:p text:style-name="Standard">YEAR: <text:s/>1822</text:p>
      <text:p text:style-name="Standard">MEX <text:s text:c="3"/>1: first Mexican Empire</text:p>
      <text:p text:style-name="Standard">BRA <text:s text:c="3"/>1: Independence of Brazil</text:p>
      <text:p text:style-name="Standard"/>
      <text:p text:style-name="Standard"/>
      <text:p text:style-name="Standard"/>
      <text:p text:style-name="Standard">YEAR: <text:s/>1823</text:p>
      <text:p text:style-name="Standard">USA <text:s text:c="3"/>1: creation of the Monroe doctrine</text:p>
      <text:p text:style-name="Standard">UKG <text:s text:c="3"/>1: British Empire annexes Burma</text:p>
      <text:p text:style-name="Standard">FRN <text:s text:c="2"/>-1: France invades Spain to restore the absolute monarchy</text:p>
      <text:p text:style-name="Standard">SPN <text:s text:c="2"/>-1: France invades Spain to restore the absolute monarchy</text:p>
      <text:p text:style-name="Standard">MYA <text:s text:c="2"/>-1: British Empire annexes Burma</text:p>
      <text:p text:style-name="P9">GHA 1: First Anglo-Ashati War</text:p>
      <text:p text:style-name="Standard"/>
      <text:p text:style-name="Standard"><text:soft-page-break/></text:p>
      <text:p text:style-name="Standard">YEAR: <text:s/>1824</text:p>
      <text:p text:style-name="Standard">UKG -1: First Anglo-Burmese War</text:p>
      <text:p text:style-name="Standard">MYA <text:s text:c="2"/>-1: First <text:s/>Anglo-Burmese War</text:p>
      <text:p text:style-name="Standard"/>
      <text:p text:style-name="Standard"/>
      <text:p text:style-name="Standard"/>
      <text:p text:style-name="Standard">YEAR: <text:s/>1825</text:p>
      <text:p text:style-name="Standard">UKG -1: First Anglo-Burmese War.</text:p>
      <text:p text:style-name="Standard">MYA <text:s text:c="2"/>-1: first <text:s/>Anglo-Burmese War</text:p>
      <text:p text:style-name="Standard">BOL <text:s text:c="3"/>1: Independence of Bolivia</text:p>
      <text:p text:style-name="Standard">URU <text:s text:c="3"/>1: Independence of Uruguay</text:p>
      <text:p text:style-name="Standard">RUS <text:s text:c="2"/>-1: Decembrist revolt</text:p>
      <text:p text:style-name="Standard">INS -1: Diponerogo War</text:p>
      <text:p text:style-name="Standard"/>
      <text:p text:style-name="Standard"/>
      <text:p text:style-name="Standard"/>
      <text:p text:style-name="Standard">YEAR: <text:s/>1826</text:p>
      <text:p text:style-name="Standard"><text:span text:style-name="Car._20_predefinito_20_paragrafo">UKG <text:s text:c="2"/>-1: First <text:s/>Anglo-Burmese War</text:span></text:p>
      <text:p text:style-name="Standard">RUS <text:s text:c="2"/>-1: Russo-Persian War</text:p>
      <text:p text:style-name="Standard">IRN <text:s text:c="2"/>-1: Russo-Persian War</text:p>
      <text:p text:style-name="Standard">MYA <text:s text:c="2"/>-1: f<text:span text:style-name="Car._20_predefinito_20_paragrafo">irst <text:s/>Anglo-Burmese War</text:span></text:p>
      <text:p text:style-name="Standard"/>
      <text:p text:style-name="Standard"/>
      <text:p text:style-name="Standard"/>
      <text:p text:style-name="Standard">YEAR: <text:s/>1827</text:p>
      <text:p text:style-name="Standard">UKG <text:s text:c="2"/>-1: Battle of Navarino, treaty of London</text:p>
      <text:p text:style-name="Standard">FRN <text:s text:c="2"/>-1: Battle of Navarino, treaty of London</text:p>
      <text:p text:style-name="Standard">GRC <text:s text:c="2"/>-1: Battle of Navarino, treaty of London</text:p>
      <text:p text:style-name="Standard">RUS <text:s text:c="2"/>-1: Russo-Persian War</text:p>
      <text:p text:style-name="Standard">IRN <text:s text:c="2"/>-1: Russo-Persian War</text:p>
      <text:p text:style-name="Standard">TUR <text:s text:c="2"/>-1: Battle of Navarino, treaty of London</text:p>
      <text:p text:style-name="Standard">EGY <text:s text:c="2"/>-1: Battle of Navarino, treaty of London</text:p>
      <text:p text:style-name="Standard"/>
      <text:p text:style-name="Standard"/>
      <text:p text:style-name="Standard"/>
      <text:p text:style-name="Standard">YEAR: <text:s/>1828</text:p>
      <text:p text:style-name="Standard">RUS <text:s text:c="2"/>-1: Russo-Persian War, Russo-Turkish War</text:p>
      <text:p text:style-name="Standard">IRN <text:s text:c="2"/>-1: Russo-Persian War</text:p>
      <text:p text:style-name="Standard">TUR -1: Russo-Turkish War</text:p>
      <text:p text:style-name="Standard"/>
      <text:p text:style-name="Standard"/>
      <text:p text:style-name="Standard"/>
      <text:p text:style-name="Standard">YEAR: <text:s/>1829</text:p>
      <text:p text:style-name="Standard"><text:span text:style-name="Car._20_predefinito_20_paragrafo">UKG 1: London Protocol</text:span></text:p>
      <text:p text:style-name="Standard">GRC <text:s text:c="3"/>1: London Protocol</text:p>
      <text:p text:style-name="Standard"><text:span text:style-name="Car._20_predefinito_20_paragrafo">RUS <text:s text:c="3"/>1: treaty of Adrianople and London Protocol</text:span></text:p>
      <text:p text:style-name="Standard">TUR <text:s text:c="3"/>1: treaty of Adrianople</text:p>
      <text:p text:style-name="Standard"/>
      <text:p text:style-name="Standard"/>
      <text:p text:style-name="Standard"/>
      <text:p text:style-name="Standard"/>
      <text:p text:style-name="Standard"><text:soft-page-break/>YEAR: <text:s/>1830</text:p>
      <text:p text:style-name="Standard">COL <text:s text:c="3"/>1: dissolution of Greater Colombia, creation of Colombia</text:p>
      <text:p text:style-name="Standard">VEN <text:s text:c="3"/>1: dissolution of Greater Colombia, creation of Venezuela</text:p>
      <text:p text:style-name="Standard">ECU <text:s text:c="3"/>1: dissolution of Greater Colombia, creation of Ecuador</text:p>
      <text:p text:style-name="Standard">UKG <text:s text:c="2"/>-1: Anglo-Russian rivalry over Afghanistan</text:p>
      <text:p text:style-name="Standard">BEL <text:s text:c="3"/>1: Belgian revolution</text:p>
      <text:p text:style-name="Standard">FRN <text:s text:c="2"/>-1: July revolution</text:p>
      <text:p text:style-name="Standard">POL <text:s text:c="2"/>-1: Polish–Russian War 1830–31</text:p>
      <text:p text:style-name="Standard">RUS <text:s text:c="2"/>-1: Polish–Russian War 1830–31; Anglo-Russian rivalry over Afghanistan</text:p>
      <text:p text:style-name="Standard">AFG <text:s text:c="2"/>-1: Anglo-Russian rivalry over Afghanistan</text:p>
      <text:p text:style-name="Standard">INS <text:s text:c="3"/>-1: annexation of Indonesia to the Dutch East India Company</text:p>
      <text:p text:style-name="Standard">NTH <text:s/>-1: Belgian revolution</text:p>
      <text:p text:style-name="Standard"/>
      <text:p text:style-name="Standard"/>
      <text:p text:style-name="Standard"/>
      <text:p text:style-name="Standard">YEAR: <text:s/>1831</text:p>
      <text:p text:style-name="Standard">FRN <text:s text:c="2"/>-1: French occupation of Algeria</text:p>
      <text:p text:style-name="Standard">BOS <text:s text:c="2"/>-1: Bosnian uprising</text:p>
      <text:p text:style-name="Standard">ALG <text:s text:c="2"/>-1: French occupation of Algeria</text:p>
      <text:p text:style-name="Standard">TUR <text:s text:c="2"/>-1: Bosnian uprising, Egyptian-Ottoman War</text:p>
      <text:p text:style-name="Standard">EGY <text:s text:c="2"/>-1: Egyptian-Ottoman War</text:p>
      <text:p text:style-name="Standard"/>
      <text:p text:style-name="Standard"/>
      <text:p text:style-name="Standard"/>
      <text:p text:style-name="Standard">YEAR: <text:s/>1832</text:p>
      <text:p text:style-name="Standard">JAM <text:s text:c="2"/>-1: Baptist War</text:p>
      <text:p text:style-name="Standard">UKG <text:s text:c="2"/>-1: Baptist War</text:p>
      <text:p text:style-name="Standard">TUR <text:s text:c="2"/>-1: Egyptian-Ottoman War</text:p>
      <text:p text:style-name="Standard">EGY <text:s text:c="2"/>-1: Egyptian-Ottoman War</text:p>
      <text:p text:style-name="Standard"/>
      <text:p text:style-name="Standard"/>
      <text:p text:style-name="Standard"/>
      <text:p text:style-name="Standard">YEAR: <text:s/>1833</text:p>
      <text:p text:style-name="Standard">SPN <text:s text:c="2"/>-1: Carlist Wars</text:p>
      <text:p text:style-name="Standard">TUR <text:s text:c="2"/>-1: Egyptian-Ottoman War</text:p>
      <text:p text:style-name="Standard">EGY <text:s text:c="2"/>-1: Egyptian-Ottoman War</text:p>
      <text:p text:style-name="Standard"/>
      <text:p text:style-name="Standard"/>
      <text:p text:style-name="Standard"/>
      <text:p text:style-name="Standard">YEAR: <text:s/>1834</text:p>
      <text:p text:style-name="Standard">GRC <text:s text:c="3"/>1: Autonomy of the principality of Samos</text:p>
      <text:p text:style-name="Standard"/>
      <text:p text:style-name="Standard"/>
      <text:p text:style-name="Standard">YEAR: <text:s/>1835</text:p>
      <text:p text:style-name="Standard">USA <text:s text:c="2"/>-1: Texas Revolution</text:p>
      <text:p text:style-name="Standard">MEX <text:s text:c="2"/>-1: Texas Revolution</text:p>
      <text:p text:style-name="Standard"/>
      <text:p text:style-name="Standard"/>
      <text:p text:style-name="Standard"/>
      <text:p text:style-name="Standard">YEAR: <text:s/>1836</text:p>
      <text:p text:style-name="Standard">USA <text:s text:c="2"/>-1: Texas Revolution</text:p>
      <text:p text:style-name="Standard">MEX <text:s text:c="2"/>-1: Texas Revolution</text:p>
      <text:p text:style-name="Standard"><text:soft-page-break/>PER <text:s text:c="2"/>-1: War of the Confederation</text:p>
      <text:p text:style-name="Standard">BOL <text:s text:c="2"/>-1: War of the Confederation</text:p>
      <text:p text:style-name="Standard">CHL <text:s text:c="2"/>-1: War of the Confederation</text:p>
      <text:p text:style-name="Standard"/>
      <text:p text:style-name="Standard"/>
      <text:p text:style-name="Standard"/>
      <text:p text:style-name="Standard">YEAR: <text:s/>1837</text:p>
      <text:p text:style-name="Standard">CAN <text:s text:c="2"/>-1: Rebellions of 1837-38</text:p>
      <text:p text:style-name="Standard"/>
      <text:p text:style-name="Standard"/>
      <text:p text:style-name="Standard"/>
      <text:p text:style-name="Standard">YEAR: <text:s/>1838</text:p>
      <text:p text:style-name="Standard"><text:span text:style-name="Car._20_predefinito_20_paragrafo">USA <text:s text:c="2"/>-1: Second Seminole war</text:span></text:p>
      <text:p text:style-name="Standard">CAN <text:s text:c="2"/>-1: Rebellions of 1837-38</text:p>
      <text:p text:style-name="Standard">GUA <text:s text:c="2"/>-1: civil war in the Federal Republic of Central America</text:p>
      <text:p text:style-name="Standard">HON <text:s text:c="2"/>-1: civil war in the Federal Republic of Central America</text:p>
      <text:p text:style-name="Standard">SAL <text:s text:c="2"/>-1: civil war in the Federal Republic of Central America</text:p>
      <text:p text:style-name="Standard">NIC <text:s text:c="2"/>-1: civil war in the Federal Republic of Central America</text:p>
      <text:p text:style-name="Standard">COS <text:s text:c="2"/>-1: civil war in the Federal Republic of Central America</text:p>
      <text:p text:style-name="Standard"/>
      <text:p text:style-name="Standard"/>
      <text:p text:style-name="Standard"/>
      <text:p text:style-name="Standard">YEAR: <text:s/>1839</text:p>
      <text:p text:style-name="Standard"><text:span text:style-name="Car._20_predefinito_20_paragrafo">USA <text:s text:c="2"/>-1 : Second Seminole war</text:span></text:p>
      <text:p text:style-name="Standard">GUA <text:s text:c="2"/>-1: civil war in the Federal Republic of Central America</text:p>
      <text:p text:style-name="Standard">HON <text:s text:c="2"/>-1: civil war in the Federal Republic of Central America</text:p>
      <text:p text:style-name="Standard">SAL <text:s text:c="2"/>-1: civil war in the Federal Republic of Central America</text:p>
      <text:p text:style-name="Standard">NIC <text:s text:c="2"/>-1: civil war in the Federal Republic of Central America</text:p>
      <text:p text:style-name="Standard">COS <text:s text:c="2"/>-1: civil war in the Federal Republic of Central America</text:p>
      <text:p text:style-name="Standard">URU <text:s text:c="2"/>-1: Uruguayan civil war</text:p>
      <text:p text:style-name="Standard">UKG <text:s text:c="2"/>-1: First Opium War, first Anglo-Afghan War</text:p>
      <text:p text:style-name="Standard">TUR <text:s text:c="2"/>-1: Egyptian-Ottoman War (1839-1841)</text:p>
      <text:p text:style-name="P22"><text:span text:style-name="Car._20_predefinito_20_paragrafo">EGY <text:s text:c="2"/>-1: Egyptian-Ottoman War (1839-1841)</text:span></text:p>
      <text:p text:style-name="Standard">BEL <text:s text:c="3"/>1: kingdom of Belgium declared</text:p>
      <text:p text:style-name="Standard">AFG <text:s text:c="2"/>-1: first Anglo-Afghan War</text:p>
      <text:p text:style-name="Standard">CHN <text:s text:c="2"/>-1: First Opium War</text:p>
      <text:p text:style-name="Standard"/>
      <text:p text:style-name="Standard"/>
      <text:p text:style-name="Standard"/>
      <text:p text:style-name="Standard">YEAR: <text:s/>1840</text:p>
      <text:p text:style-name="Standard">GUA <text:s text:c="3"/>1: end of civil war in the Federal Republic of Central America, foundation of Guatemala</text:p>
      <text:p text:style-name="Standard">HON <text:s text:c="3"/>1: end of civil war in the Federal Republic of Central America, foundation of Honduras</text:p>
      <text:p text:style-name="Standard">SAL <text:s text:c="3"/>1: end of civil war in the Federal Republic of Central America, foundation of Salvador</text:p>
      <text:p text:style-name="Standard">NIC <text:s text:c="3"/>1: end of civil war in the Federal Republic of Central America, foundation of Nicaragua</text:p>
      <text:p text:style-name="Standard">COS <text:s text:c="3"/>1: end of civil war in the Federal Republic of Central America, foundation of Costa Rica</text:p>
      <text:p text:style-name="Standard">URU <text:s text:c="2"/>-1: Uruguayan civil war</text:p>
      <text:p text:style-name="Standard">TUR <text:s text:c="2"/>-1: <text:span text:style-name="Car._20_predefinito_20_paragrafo">Egyptian-Ottoman War (1839-1841)</text:span></text:p>
      <text:p text:style-name="Standard"><text:span text:style-name="Car._20_predefinito_20_paragrafo">EGY <text:s text:c="2"/>-1: Egyptian-Ottoman War (1839-1841)</text:span></text:p>
      <text:p text:style-name="Standard">NEW <text:s text:c="3"/>1: foundation of New Zealand</text:p>
      <text:p text:style-name="Standard">CHN -1: First Opium War</text:p>
      <text:p text:style-name="Standard">UKG -1: First Opium War</text:p>
      <text:p text:style-name="Standard"/>
      <text:p text:style-name="Standard"><text:soft-page-break/></text:p>
      <text:p text:style-name="Standard"/>
      <text:p text:style-name="Standard"/>
      <text:p text:style-name="Standard">YEAR: <text:s/>1841</text:p>
      <text:p text:style-name="Standard"><text:span text:style-name="Car._20_predefinito_20_paragrafo">BRA <text:s text:c="3"/>1: Coronation of the Emperor of Brazil</text:span></text:p>
      <text:p text:style-name="Standard">URU <text:s text:c="2"/>-1: Uruguayan civil war</text:p>
      <text:p text:style-name="Standard">TUR <text:s text:c="2"/>-1: <text:span text:style-name="Car._20_predefinito_20_paragrafo">Egyptian-Ottoman War (1839-1841)</text:span></text:p>
      <text:p text:style-name="Standard">EGY <text:s text:c="2"/>-1: <text:span text:style-name="Car._20_predefinito_20_paragrafo">Egyptian-Ottoman War (1839-1841)</text:span></text:p>
      <text:p text:style-name="Standard">CHN -1: First Opium War</text:p>
      <text:p text:style-name="Standard">UKG -1: First Opium War</text:p>
      <text:p text:style-name="Standard"/>
      <text:p text:style-name="Standard"/>
      <text:p text:style-name="Standard"/>
      <text:p text:style-name="Standard">YEAR: <text:s/>1842</text:p>
      <text:p text:style-name="Standard">ARG <text:s text:c="2"/>-1: Battle of Arroyo Grande</text:p>
      <text:p text:style-name="Standard">URU <text:s text:c="2"/>-1: Uruguayan civil war</text:p>
      <text:p text:style-name="Standard">UKG <text:s text:c="2"/>-1: Kabul retreat massacre, end of first Anglo-Afghan war</text:p>
      <text:p text:style-name="Standard">AFG <text:s text:c="2"/>-1: Kabul retreat massacre, end of first Anglo-Afghan war</text:p>
      <text:p text:style-name="Standard">CHN 1: treaty of Nanking</text:p>
      <text:p text:style-name="Standard"/>
      <text:p text:style-name="Standard"/>
      <text:p text:style-name="Standard"/>
      <text:p text:style-name="Standard">YEAR: <text:s/>1843</text:p>
      <text:p text:style-name="Standard"><text:span text:style-name="Car._20_predefinito_20_paragrafo">--------</text:span></text:p>
      <text:p text:style-name="Standard"/>
      <text:p text:style-name="Standard"/>
      <text:p text:style-name="Standard"/>
      <text:p text:style-name="Standard">YEAR: <text:s/>1844</text:p>
      <text:p text:style-name="Standard">HAI <text:s text:c="2"/>-1: Dominican War of Independence</text:p>
      <text:p text:style-name="Standard">DOM <text:s text:c="2"/>-1: Dominican War of Independence</text:p>
      <text:p text:style-name="Standard">CHN <text:s text:c="3"/>1: treaty of Wanghia</text:p>
      <text:p text:style-name="Standard"/>
      <text:p text:style-name="Standard"/>
      <text:p text:style-name="Standard"/>
      <text:p text:style-name="Standard">YEAR: <text:s/>1845</text:p>
      <text:p text:style-name="Standard">UKG <text:s text:c="2"/>-1: First Anglo-Sikh War</text:p>
      <text:p text:style-name="Standard">IND <text:s text:c="2"/>-1: First Anglo-Sikh War</text:p>
      <text:p text:style-name="Standard">NEW <text:s text:c="2"/>-1: New Zealand Wars</text:p>
      <text:p text:style-name="Standard"/>
      <text:p text:style-name="Standard"/>
      <text:p text:style-name="Standard"/>
      <text:p text:style-name="Standard">YEAR: <text:s/>1846</text:p>
      <text:p text:style-name="Standard">USA <text:s text:c="2"/>-1: Mexican-American War</text:p>
      <text:p text:style-name="Standard">MEX <text:s text:c="2"/>-1: Mexican-American War</text:p>
      <text:p text:style-name="Standard">UKG <text:s text:c="2"/>-1: First Anglo-Sikh War</text:p>
      <text:p text:style-name="Standard">IND <text:s text:c="2"/>-1: First Anglo-Sikh War</text:p>
      <text:p text:style-name="Standard"/>
      <text:p text:style-name="Standard"/>
      <text:p text:style-name="Standard"/>
      <text:p text:style-name="Standard">YEAR: <text:s/>1847</text:p>
      <text:p text:style-name="Standard">USA <text:s text:c="2"/>-1: Mexican-American War</text:p>
      <text:p text:style-name="Standard">MEX <text:s text:c="2"/>-1: Mexican-American War, Caste War of Yucatán</text:p>
      <text:p text:style-name="Standard"><text:soft-page-break/></text:p>
      <text:p text:style-name="Standard"/>
      <text:p text:style-name="Standard"/>
      <text:p text:style-name="Standard">YEAR: <text:s/>1848</text:p>
      <text:p text:style-name="Standard">USA <text:s text:c="2"/>-1: Mexican-American War</text:p>
      <text:p text:style-name="Standard">MEX <text:s text:c="2"/>-1: Mexican-American War</text:p>
      <text:p text:style-name="Standard">UKG <text:s text:c="2"/>-1: Second Anglo-Sikh War</text:p>
      <text:p text:style-name="Standard">FRN <text:s text:c="2"/>-1: 1848 revolution</text:p>
      <text:p text:style-name="Standard">IND <text:s text:c="2"/>-1: Second Anglo-Sikh War</text:p>
      <text:p text:style-name="Standard">SIC <text:s text:c="2"/>-1: 1848 revolution</text:p>
      <text:p text:style-name="Standard">PAP <text:s text:c="2"/>-1: 1848 revolution</text:p>
      <text:p text:style-name="Standard">MOD <text:s text:c="2"/>-1: 1848 revolution</text:p>
      <text:p text:style-name="Standard">PMA <text:s text:c="2"/>-1: 1848 revolution</text:p>
      <text:p text:style-name="Standard">TUS <text:s text:c="2"/>-1: 1848 revolution</text:p>
      <text:p text:style-name="Standard">AUH -1: 1848 revolution</text:p>
      <text:p text:style-name="Standard">GMY -1: 1848 revolution</text:p>
      <text:p text:style-name="Standard">POL -1: 1848 revolution</text:p>
      <text:p text:style-name="Standard">SAX -1: 1848 revolution</text:p>
      <text:p text:style-name="Standard"/>
      <text:p text:style-name="Standard"/>
      <text:p text:style-name="Standard"/>
      <text:p text:style-name="Standard"/>
      <text:p text:style-name="Standard">YEAR: <text:s/>1849</text:p>
      <text:p text:style-name="Standard">UKG <text:s text:c="3"/>1: end of Second Aglo-Sikh War</text:p>
      <text:p text:style-name="Standard">GMY <text:s text:c="3"/>1: end of German 1848 revolutions</text:p>
      <text:p text:style-name="Standard">ITA <text:s text:c="3"/>1: end of Italian 1848 revolutions</text:p>
      <text:p text:style-name="Standard">DEN <text:s text:c="2"/>1: Denmark becomes a constitutional monarchy</text:p>
      <text:p text:style-name="Standard">IND <text:s text:c="2"/>-1: dissolution of the Sikh Empire</text:p>
      <text:p text:style-name="Standard">SAX <text:s text:c="3"/>1: end of German 1848 revolutions</text:p>
      <text:p text:style-name="Standard">HAN <text:s text:c="3"/>1: end of German 1848 revolutions</text:p>
      <text:p text:style-name="Standard">SIC <text:s text:c="3"/>1: end of Italian 1848 revolutions</text:p>
      <text:p text:style-name="Standard">PAP <text:s text:c="3"/>1: end of Italian 1848 revolutions</text:p>
      <text:p text:style-name="Standard">MOD <text:s text:c="3"/>1: end of Italian 1848 revolutions</text:p>
      <text:p text:style-name="Standard">TUS <text:s text:c="3"/>1: end of Italian 1848 revolutions</text:p>
      <text:p text:style-name="Standard"/>
      <text:p text:style-name="Standard"/>
      <text:p text:style-name="Standard"/>
      <text:p text:style-name="Standard">YEAR: <text:s/>1850</text:p>
      <text:p text:style-name="Standard">UKG <text:s text:c="2"/>-1: Soninke-Marabout War; Taiping Rebellion</text:p>
      <text:p text:style-name="Standard">FRN <text:s text:c="2"/>-1: Soninke-Marabout War; Taiping Rebellion</text:p>
      <text:p text:style-name="Standard">GMY -1: German Confederation re-established</text:p>
      <text:p text:style-name="Standard">TUR <text:s text:c="2"/>-1: Yemeni Expedition and Ottoman occupation of Yemen</text:p>
      <text:p text:style-name="Standard"><text:span text:style-name="Car._20_predefinito_20_paragrafo">YEM <text:s/>-1: Yemeni Expedition and Ottoman occupation</text:span></text:p>
      <text:p text:style-name="Standard">CHN <text:s text:c="2"/>-1: Taiping rebellion</text:p>
      <text:p text:style-name="P22">AUH <text:s text:c="2"/>-1: German Confederation re-established</text:p>
      <text:p text:style-name="Standard">SAX <text:s text:c="2"/>-1: German Confederation re-established</text:p>
      <text:p text:style-name="Standard"><text:span text:style-name="Car._20_predefinito_20_paragrafo">HAN <text:s/>-1: German Confederation re-established</text:span></text:p>
      <text:p text:style-name="P22">BAD <text:s/>-1: <text:span text:style-name="Car._20_predefinito_20_paragrafo"><text:s/>German Confederation re-established</text:span></text:p>
      <text:p text:style-name="P22"><text:span text:style-name="Car._20_predefinito_20_paragrafo">HSE <text:s text:c="3"/>-1: German Confederation re-established</text:span></text:p>
      <text:p text:style-name="P22"><text:span text:style-name="Car._20_predefinito_20_paragrafo"/></text:p>
      <text:p text:style-name="Standard"/>
      <text:p text:style-name="Standard"/>
      <text:p text:style-name="Standard"><text:soft-page-break/>YEAR: <text:s/>1851</text:p>
      <text:p text:style-name="Standard">BRA <text:s text:c="2"/>-1: Platine War</text:p>
      <text:p text:style-name="Standard">ARG <text:s text:c="2"/>-1: Platine War</text:p>
      <text:p text:style-name="Standard">URU <text:s text:c="2"/>-1: Platine War</text:p>
      <text:p text:style-name="Standard">UKG <text:s text:c="3"/>1: Treaty between the United Kingdom and the Hawaiian Kingdom </text:p>
      <text:p text:style-name="Standard">FRN -1: coup d’etat, Louis Napoleon seizes power.</text:p>
      <text:p text:style-name="Standard">CHL -1: Chilean Revolution</text:p>
      <text:p text:style-name="Standard"/>
      <text:p text:style-name="Standard"/>
      <text:p text:style-name="Standard"/>
      <text:p text:style-name="Standard">YEAR: <text:s/>1852</text:p>
      <text:p text:style-name="Standard">BRA <text:s text:c="2"/>-1: Battle of Caseros</text:p>
      <text:p text:style-name="Standard">ARG <text:s text:c="2"/>-1: Battle of Caseros</text:p>
      <text:p text:style-name="Standard">URU <text:s text:c="2"/>-1: Battle of Caseros</text:p>
      <text:p text:style-name="Standard">MNG <text:s text:c="2"/>-1: Montenegrin–Ottoman War</text:p>
      <text:p text:style-name="Standard">BOS <text:s text:c="2"/>-1: Montenegrin–Ottoman War</text:p>
      <text:p text:style-name="Standard"><text:span text:style-name="Car._20_predefinito_20_paragrafo">TUR <text:s text:c="2"/>-1: Montenegrin–Ottoman War</text:span></text:p>
      <text:p text:style-name="Standard">NEW <text:s/>1: New Zealand Constitution Act</text:p>
      <text:p text:style-name="Standard">GUA -1: Guatemala’s invasion of Honduras</text:p>
      <text:p text:style-name="Standard">HON -1: Guatemala’s invasion of Honduras</text:p>
      <text:p text:style-name="Standard">FRN +1: Declaration of the New French Empire</text:p>
      <text:p text:style-name="Standard">UKG -1: Second Anglo-Burmese War</text:p>
      <text:p text:style-name="Standard">MYA -1: Second Anglo-Burmese War</text:p>
      <text:p text:style-name="Standard"/>
      <text:p text:style-name="Standard"/>
      <text:p text:style-name="Standard"/>
      <text:p text:style-name="Standard">YEAR: <text:s/>1853</text:p>
      <text:p text:style-name="Standard">USA <text:s text:c="2"/>-1: Perry expedition</text:p>
      <text:p text:style-name="Standard">JPN <text:s text:c="2"/>-1: Perry expedition</text:p>
      <text:p text:style-name="Standard">RUS <text:s text:c="2"/>-1: Crimean War</text:p>
      <text:p text:style-name="Standard">TUR <text:s text:c="2"/>-1: Crimean War</text:p>
      <text:p text:style-name="Standard"/>
      <text:p text:style-name="Standard"/>
      <text:p text:style-name="Standard"/>
      <text:p text:style-name="Standard">YEAR: <text:s/>1854</text:p>
      <text:p text:style-name="Standard">UKG <text:s text:c="2"/>-1: Crimean War, siege of Sevastopol, battle of Balaclava</text:p>
      <text:p text:style-name="Standard">FRN <text:s text:c="2"/>-1: Crimean War, siege of Sevastopol, battle of Balaclava</text:p>
      <text:p text:style-name="Standard">RUS <text:s text:c="2"/>-1: Crimean War, siege of Sevastopol, battle of Balaclava</text:p>
      <text:p text:style-name="Standard">TUR <text:s text:c="2"/>-1: Crimean War, siege of Sevastopol, battle of Balaclava, Epirus revolt</text:p>
      <text:p text:style-name="Standard">GRC <text:s text:c="2"/>-1: Epirus revolt</text:p>
      <text:p text:style-name="Standard">JPN <text:s text:c="3"/>1: Convention of Kanagawa; end of Japan’s isolation</text:p>
      <text:p text:style-name="Standard"/>
      <text:p text:style-name="Standard"/>
      <text:p text:style-name="Standard"/>
      <text:p text:style-name="Standard">YEAR: <text:s/>1855</text:p>
      <text:p text:style-name="Standard">UKG <text:s text:c="2"/>-1: Crimean War</text:p>
      <text:p text:style-name="Standard">FRN <text:s text:c="2"/>-1: Crimean War</text:p>
      <text:p text:style-name="Standard"><text:span text:style-name="Car._20_predefinito_20_paragrafo">ITA <text:s text:c="2"/>-1: Crimean war</text:span></text:p>
      <text:p text:style-name="Standard">RUS <text:s text:c="2"/>-1: Crimean War</text:p>
      <text:p text:style-name="Standard">TUR <text:s text:c="2"/>-1: Crimean War</text:p>
      <text:p text:style-name="Standard"/>
      <text:p text:style-name="Standard"/>
      <text:p text:style-name="Standard"><text:soft-page-break/></text:p>
      <text:p text:style-name="Standard">YEAR: <text:s/>1856</text:p>
      <text:p text:style-name="Standard"><text:span text:style-name="Car._20_predefinito_20_paragrafo">USA <text:s text:c="2"/>-1: beginning of the Second Opium War</text:span></text:p>
      <text:p text:style-name="Standard">UKG <text:s text:c="2"/>-1: treaty of Paris, end of Crimean war, <text:s/>beginning of the Second Opium War and the Anglo-Persian war</text:p>
      <text:p text:style-name="Standard">FRN <text:s text:c="2"/>-1: treaty of Paris, end of Crimean war, beginning of the Second Opium War</text:p>
      <text:p text:style-name="Standard"><text:span text:style-name="Car._20_predefinito_20_paragrafo">RUS <text:s text:c="2"/>-1: treaty of Paris, end of Crimean war</text:span></text:p>
      <text:p text:style-name="Standard">IRN <text:s text:c="2"/>-1: beginning of the Anglo-Persian war</text:p>
      <text:p text:style-name="Standard"><text:span text:style-name="Car._20_predefinito_20_paragrafo">TUR <text:s text:c="2"/>-1: treaty of Paris, end of Crimean war</text:span></text:p>
      <text:p text:style-name="Standard">CHN <text:s text:c="2"/>-1: beginning of the Second Opium War</text:p>
      <text:p text:style-name="Standard">LUX -1: coup d’etat</text:p>
      <text:p text:style-name="Standard"/>
      <text:p text:style-name="Standard"/>
      <text:p text:style-name="Standard">YEAR: <text:s/>1857</text:p>
      <text:p text:style-name="Standard"><text:span text:style-name="Car._20_predefinito_20_paragrafo">UKG <text:s text:c="3"/>-1: <text:s/>Indian rebellion of 1857, Anglo-Persian war</text:span></text:p>
      <text:p text:style-name="Standard">IND <text:s text:c="2"/>-1: Indian rebellion of 1857</text:p>
      <text:p text:style-name="Standard">MEX -1: Reform War</text:p>
      <text:p text:style-name="Standard">IRN -1: Anglo-Persian War</text:p>
      <text:p text:style-name="Standard"/>
      <text:p text:style-name="Standard"/>
      <text:p text:style-name="Standard"/>
      <text:p text:style-name="Standard">YEAR: <text:s/>1858</text:p>
      <text:p text:style-name="Standard">USA <text:s text:c="3"/>1: treaty of Amity and Commerce between Japan and the USA</text:p>
      <text:p text:style-name="Standard"><text:span text:style-name="Car._20_predefinito_20_paragrafo">IRN <text:s text:c="3"/>1: Paris treaty</text:span></text:p>
      <text:p text:style-name="Standard">JPN <text:s text:c="3"/>1: treaty of Amity and Commerce between Japan and the USA</text:p>
      <text:p text:style-name="Standard">IND <text:s text:c="2"/>-1: dissolution of the Mughal Empire</text:p>
      <text:p text:style-name="Standard">UKG 1: creation of the British Raj in India</text:p>
      <text:p text:style-name="P22">VEN -1: beginning of the Federal War</text:p>
      <text:p text:style-name="Standard"/>
      <text:p text:style-name="Standard"/>
      <text:p text:style-name="Standard"/>
      <text:p text:style-name="Standard">YEAR: <text:s/>1859</text:p>
      <text:p text:style-name="Standard">AUH -1: Second Italian War of Independence</text:p>
      <text:p text:style-name="Standard">ITA <text:s/>-1: Second Italian War of Independence</text:p>
      <text:p text:style-name="Standard">USA -1: Pig War</text:p>
      <text:p text:style-name="Standard">UKG -1: Pig War</text:p>
      <text:p text:style-name="Standard"/>
      <text:p text:style-name="Standard"/>
      <text:p text:style-name="Standard"/>
      <text:p text:style-name="Standard">YEAR: <text:s/>1860</text:p>
      <text:p text:style-name="Standard">UKG <text:s text:c="2"/>-1: First Taranaki War, convention of Peking</text:p>
      <text:p text:style-name="Standard"><text:span text:style-name="Car._20_predefinito_20_paragrafo">FRN <text:s text:c="2"/>+1: convention of Peking</text:span></text:p>
      <text:p text:style-name="Standard"><text:span text:style-name="Car._20_predefinito_20_paragrafo">ITA <text:s text:c="2"/>-1: Expedition of the Thousand, Second Italian War of Independence</text:span></text:p>
      <text:p text:style-name="Standard">NEW <text:s/>-1: First Taranaki War</text:p>
      <text:p text:style-name="Standard">SIC <text:s text:c="2"/>-1: Expedition of the Thousand <text:s/></text:p>
      <text:p text:style-name="Standard">PAP <text:s text:c="2"/>-1: Piedmontese forces invade the Papal States</text:p>
      <text:p text:style-name="Standard">RUS +1: Convention of Peking</text:p>
      <text:p text:style-name="Standard">CHN +1: Convention of Peking</text:p>
      <text:p text:style-name="Standard"/>
      <text:p text:style-name="Standard"/>
      <text:p text:style-name="Standard"/>
      <text:p text:style-name="Standard"/>
      <text:p text:style-name="Standard"><text:soft-page-break/>YEAR: <text:s/>1861</text:p>
      <text:p text:style-name="Standard">USA <text:s text:c="2"/>-1: American Civil War</text:p>
      <text:p text:style-name="Standard">MEX <text:s text:c="2"/>-1: Second Franco-Mexican War</text:p>
      <text:p text:style-name="Standard">FRN <text:s text:c="2"/>-1: Second Franco-Mexican War</text:p>
      <text:p text:style-name="Standard">SPN <text:s text:c="2"/>-1: Second Franco-Mexican War</text:p>
      <text:p text:style-name="Standard">ITA <text:s text:c="3"/>1: Proclamation of the Kindom of Italy</text:p>
      <text:p text:style-name="Standard">NEW -1: First Taranaki War</text:p>
      <text:p text:style-name="Standard">UKG -1: First Taranaki War</text:p>
      <text:p text:style-name="Standard"/>
      <text:p text:style-name="Standard"/>
      <text:p text:style-name="Standard"/>
      <text:p text:style-name="Standard">YEAR: <text:s/>1862</text:p>
      <text:p text:style-name="Standard">USA <text:s text:c="2"/>-1: American Civil War</text:p>
      <text:p text:style-name="Standard"><text:span text:style-name="Car._20_predefinito_20_paragrafo">ITA <text:s text:c="3"/>1: Establishment of Kingdom of Italy, the Roman Question</text:span></text:p>
      <text:p text:style-name="Standard">CHN <text:s text:c="2"/>-1: Dungan Revolt</text:p>
      <text:p text:style-name="Standard">MEX <text:s text:c="2"/>-1: Second Franco-Mexican War</text:p>
      <text:p text:style-name="Standard">FRN <text:s text:c="2"/>-1: Second Franco-Mexican War, treaty of Saigon</text:p>
      <text:p text:style-name="Standard">RVN <text:s text:c="2"/>-1: Treaty of Saigon</text:p>
      <text:p text:style-name="Standard"/>
      <text:p text:style-name="Standard"/>
      <text:p text:style-name="Standard"/>
      <text:p text:style-name="Standard">YEAR: <text:s/>1863</text:p>
      <text:p text:style-name="Standard">USA <text:s text:c="2"/>-1: American Civil War</text:p>
      <text:p text:style-name="Standard">POL <text:s text:c="2"/>-1: Polish uprising against the Russian Empire</text:p>
      <text:p text:style-name="Standard">RUS <text:s text:c="2"/>-1: Polish uprising against the Russian Empire</text:p>
      <text:p text:style-name="P22">MEX <text:s text:c="2"/>-1: Second Franco-Mexican War</text:p>
      <text:p text:style-name="P22">FRN <text:s text:c="2"/>-1: Second Franco-Mexican War</text:p>
      <text:p text:style-name="Standard"/>
      <text:p text:style-name="Standard"/>
      <text:p text:style-name="Standard">YEAR: <text:s/>1864</text:p>
      <text:p text:style-name="Standard">USA <text:s text:c="2"/>-1: American Civil War</text:p>
      <text:p text:style-name="Standard">PAR <text:s text:c="2"/>-1: Paraguayan War</text:p>
      <text:p text:style-name="Standard">SPN <text:s text:c="2"/>-1: Chincha Islands War</text:p>
      <text:p text:style-name="Standard">POL <text:s text:c="2"/>-1: Polish uprising</text:p>
      <text:p text:style-name="Standard">DEN <text:s text:c="2"/>-1: Second Schleswig War</text:p>
      <text:p text:style-name="Standard">JPN <text:s text:c="2"/>-1: Shimonoseki campaign</text:p>
      <text:p text:style-name="P22">GMY <text:s text:c="2"/>-1: Second Schleswig War</text:p>
      <text:p text:style-name="P22">AUH <text:s/>-1: Second Schleswig War</text:p>
      <text:p text:style-name="Standard">BAV <text:s text:c="2"/>-1: Second Schleswig War</text:p>
      <text:p text:style-name="Standard">BAD <text:s text:c="2"/>-1: Second Schleswig War</text:p>
      <text:p text:style-name="Standard">WRT <text:s text:c="2"/>-1: Second Schleswig War</text:p>
      <text:p text:style-name="Standard">SAX <text:s text:c="2"/>-1: Second Schleswig War</text:p>
      <text:p text:style-name="Standard">HSG <text:s text:c="2"/>-1: Second Schleswig War</text:p>
      <text:p text:style-name="Standard">MEC <text:s text:c="2"/>-1: Second Schleswig War</text:p>
      <text:p text:style-name="Standard">HAN <text:s text:c="2"/>-1: Second Schleswig War</text:p>
      <text:p text:style-name="Standard"><text:span text:style-name="Car._20_predefinito_20_paragrafo">HSE <text:s text:c="2"/>-1: Second Schleswig War</text:span></text:p>
      <text:p text:style-name="Standard">BRA -1: Paraguayan War, Uruguayan War</text:p>
      <text:p text:style-name="Standard">ARG -1: Paraguayan War, Uruguayan War</text:p>
      <text:p text:style-name="Standard">URU -1: Paraguayan War, Uruguayan War</text:p>
      <text:p text:style-name="P22">MEX <text:s text:c="2"/>-1: Second Franco-Mexican War</text:p>
      <text:p text:style-name="P22">FRN <text:s text:c="2"/>-1: Second Franco-Mexican War</text:p>
      <text:p text:style-name="P22"/>
      <text:p text:style-name="Standard"><text:soft-page-break/></text:p>
      <text:p text:style-name="Standard"/>
      <text:p text:style-name="Standard"/>
      <text:p text:style-name="Standard">YEAR: <text:s/>1865</text:p>
      <text:p text:style-name="Standard">USA <text:s text:c="2"/>-1: American Civil War</text:p>
      <text:p text:style-name="Standard">JAM -1: Morant Bay rebellion</text:p>
      <text:p text:style-name="P22">MEX <text:s text:c="2"/>-1: Second Franco-Mexican War</text:p>
      <text:p text:style-name="P22">FRN <text:s text:c="2"/>-1: Second Franco-Mexican War</text:p>
      <text:p text:style-name="Standard"/>
      <text:p text:style-name="Standard"/>
      <text:p text:style-name="Standard">YEAR: <text:s/>1866</text:p>
      <text:p text:style-name="Standard">FRN <text:s text:c="2"/>-1: French expedition to Korea; Second Franco-Mexican War </text:p>
      <text:p text:style-name="Standard">ITA <text:s text:c="3"/>1: Treaty of Vienna</text:p>
      <text:p text:style-name="Standard"><text:span text:style-name="Car._20_predefinito_20_paragrafo">AUH <text:s text:c="3"/>1: Armistice of Nikolsburg</text:span><text:tab/><text:tab/><text:tab/><text:tab/><text:tab/><text:tab/></text:p>
      <text:p text:style-name="Standard">KOR <text:s text:c="2"/>-1: <text:span text:style-name="Car._20_predefinito_20_paragrafo">French expedition to Korea</text:span></text:p>
      <text:p text:style-name="P22"><text:span text:style-name="Car._20_predefinito_20_paragrafo">GMY <text:s/>1: North German Confederation Treaty</text:span></text:p>
      <text:p text:style-name="Standard">BAV <text:s text:c="3"/>1: North German Confederation Treaty</text:p>
      <text:p text:style-name="Standard">BAD <text:s text:c="3"/>1: North German Confederation Treaty</text:p>
      <text:p text:style-name="Standard">WRT <text:s text:c="3"/>1: North German Confederation Treaty</text:p>
      <text:p text:style-name="Standard">SAX <text:s text:c="3"/>1: North German Confederation Treaty</text:p>
      <text:p text:style-name="Standard">HSG <text:s text:c="3"/>1: North German Confederation Treaty </text:p>
      <text:p text:style-name="Standard">MEC <text:s text:c="3"/>1: North German Confederation Treaty</text:p>
      <text:p text:style-name="Standard">HAN <text:s text:c="3"/>1: North German Confederation Treaty</text:p>
      <text:p text:style-name="Standard"><text:span text:style-name="Car._20_predefinito_20_paragrafo">HSE <text:s text:c="3"/>1: North German Confederation Treaty</text:span></text:p>
      <text:p text:style-name="P22">MEX <text:s text:c="2"/>-1: Second Franco-Mexican War</text:p>
      <text:p text:style-name="P22"/>
      <text:p text:style-name="P22"/>
      <text:p text:style-name="Standard"/>
      <text:p text:style-name="Standard">YEAR: <text:s/>1867</text:p>
      <text:p text:style-name="Standard">CAN <text:s text:c="3"/>1: Canadian Confederation formed</text:p>
      <text:p text:style-name="Standard">MEX <text:s text:c="3"/>1: end of the Second Mexican Empire, beginning of the Restored Republic</text:p>
      <text:p text:style-name="Standard"><text:span text:style-name="Car._20_predefinito_20_paragrafo">UKG <text:s text:c="2"/>-1: Klang War, Andaman Islands Expedition</text:span></text:p>
      <text:p text:style-name="Standard">ITA <text:s text:c="2"/>-1: Garibaldi marches on Rome</text:p>
      <text:p text:style-name="Standard">PAP -1: Garibaldi marches on Rome</text:p>
      <text:p text:style-name="Standard"><text:span text:style-name="Car._20_predefinito_20_paragrafo">RUS <text:s text:c="2"/>-1: Assassination attempt against Alexander II</text:span></text:p>
      <text:p text:style-name="Standard">ETH <text:s text:c="2"/>-1: British expedition to Abyssinia</text:p>
      <text:p text:style-name="Standard"><text:span text:style-name="Car._20_predefinito_20_paragrafo">AUH <text:s text:c="2"/>-1: Austro-Hungarian Compromise</text:span></text:p>
      <text:p text:style-name="Standard">YUG +1: independence of the Principality of Serbia</text:p>
      <text:p text:style-name="Standard">LUX -1: Luxerbourg Crisis</text:p>
      <text:p text:style-name="Standard">FRN -1: Luxerbourg Crisis</text:p>
      <text:p text:style-name="Standard">GMY -1: Luxerbourg Crisis</text:p>
      <text:p text:style-name="Standard"/>
      <text:p text:style-name="Standard"/>
      <text:p text:style-name="Standard"/>
      <text:p text:style-name="Standard">YEAR: <text:s/>1868</text:p>
      <text:p text:style-name="Standard">CUB <text:s text:c="2"/>-1: Ten year’s war</text:p>
      <text:p text:style-name="Standard">SPN <text:s text:c="2"/>-1: Ten year’s war, Glorious Revolution</text:p>
      <text:p text:style-name="Standard">JPN 1: Meiji restoration</text:p>
      <text:p text:style-name="Standard">NEW -1: Titokowaru’s war</text:p>
      <text:p text:style-name="Standard"/>
      <text:p text:style-name="Standard"/>
      <text:p text:style-name="Standard"/>
      <text:p text:style-name="Standard"><text:soft-page-break/>YEAR: <text:s/>1869</text:p>
      <text:p text:style-name="Standard">CAN -1: Red River Rebellion</text:p>
      <text:p text:style-name="Standard"/>
      <text:p text:style-name="Standard"/>
      <text:p text:style-name="Standard">YEAR: <text:s/>1870</text:p>
      <text:p text:style-name="Standard">FRN <text:s text:c="2"/>-1: Franco-Prussian War, collapse of the Second French Empire</text:p>
      <text:p text:style-name="Standard">GMY <text:s text:c="2"/>-1: Franco-Prussian War</text:p>
      <text:p text:style-name="Standard">ITA <text:s text:c="2"/>-1: Capture of Rome, dissolution of the Papal States</text:p>
      <text:p text:style-name="Standard">CAN -1: Red River Rebellion</text:p>
      <text:p text:style-name="Standard"/>
      <text:p text:style-name="Standard"/>
      <text:p text:style-name="Standard"/>
      <text:p text:style-name="Standard">YEAR: <text:s/>1871</text:p>
      <text:p text:style-name="Standard">USA <text:s text:c="2"/>-1: Korean expedition</text:p>
      <text:p text:style-name="Standard">FRN <text:s text:c="2"/>-1: French Third Republic, Paris Commune</text:p>
      <text:p text:style-name="Standard">GMY <text:s text:c="3"/>1: Proclamation of the German Empire</text:p>
      <text:p text:style-name="Standard"><text:span text:style-name="Car._20_predefinito_20_paragrafo">ITA <text:s text:c="3"/>1: end of Italian Unification</text:span></text:p>
      <text:p text:style-name="Standard">KOR <text:s text:c="2"/>-1: Korean expedition</text:p>
      <text:p text:style-name="Standard"/>
      <text:p text:style-name="Standard"/>
      <text:p text:style-name="Standard"/>
      <text:p text:style-name="Standard">YEAR: <text:s/>1872</text:p>
      <text:p text:style-name="Standard">USA <text:s text:c="3"/>1: German arbitrage resolves the disputes between UK and USA that led to the Pig War</text:p>
      <text:p text:style-name="P22">UKG <text:s text:c="3"/>1: German arbitrage resolves the disputes between UK and USA that led to the Pig War</text:p>
      <text:p text:style-name="P22"><text:span text:style-name="Car._20_predefinito_20_paragrafo">GMY <text:s text:c="3"/>1: German arbitrage resolves the disputes between UK and USA that led to the Pig War</text:span></text:p>
      <text:p text:style-name="Standard">SPN -1: Third Carlist War</text:p>
      <text:p text:style-name="Standard"/>
      <text:p text:style-name="Standard"/>
      <text:p text:style-name="Standard"/>
      <text:p text:style-name="Standard">YEAR: <text:s/>1873</text:p>
      <text:p text:style-name="Standard">RUS +1: League of the Three Emperors</text:p>
      <text:p text:style-name="Standard">GMY +1: League of the Three Emperors</text:p>
      <text:p text:style-name="Standard">AUH +1: League of the Three Emperors</text:p>
      <text:p text:style-name="Standard"/>
      <text:p text:style-name="Standard"/>
      <text:p text:style-name="Standard"/>
      <text:p text:style-name="Standard">YEAR: <text:s/>1874</text:p>
      <text:p text:style-name="Standard">SPN <text:s text:c="3"/>1: First Republic</text:p>
      <text:p text:style-name="Standard">MAL +1: Pangkor Treaty</text:p>
      <text:p text:style-name="Standard">RVN +1: Second Treaty of Saigon</text:p>
      <text:p text:style-name="Standard"/>
      <text:p text:style-name="Standard"/>
      <text:p text:style-name="Standard"/>
      <text:p text:style-name="Standard"/>
      <text:p text:style-name="Standard">YEAR: <text:s/>1875</text:p>
      <text:p text:style-name="Standard">SPN <text:s text:c="3"/>1: Restoration of the Monarchy</text:p>
      <text:p text:style-name="P28">BOS -1: Herzegovina uprising</text:p>
      <text:p text:style-name="P29">TUR -1: Herzegovina uprising; Great Eastern Crisis</text:p>
      <text:p text:style-name="Standard"/>
      <text:p text:style-name="Standard"/>
      <text:p text:style-name="Standard"/>
      <text:p text:style-name="Standard">YEAR: <text:s/>1876</text:p>
      <text:p text:style-name="Standard"><text:soft-page-break/>BUL <text:s text:c="2"/>-1: April uprising against the Ottomans; Batak massacre. </text:p>
      <text:p text:style-name="P28">YUG 1: Serbian-Ottoman Wars</text:p>
      <text:p text:style-name="P1">TUR <text:s text:c="2"/>-1: Batak massacre, Serbian-Ottoman Wars</text:p>
      <text:p text:style-name="P1">JPN 1: Japan-Korean treaty of 1876.</text:p>
      <text:p text:style-name="P1">KOR 1: Japan-Korean treaty of 1876.</text:p>
      <text:p text:style-name="P28">RUS +1: Reichstadt Agreement</text:p>
      <text:p text:style-name="P28">AUH +1: Reichstadt Agreement</text:p>
      <text:p text:style-name="Standard"/>
      <text:p text:style-name="Standard"/>
      <text:p text:style-name="Standard">YEAR: <text:s/>1877</text:p>
      <text:p text:style-name="Standard">RUS <text:s text:c="2"/>1: Russo - Turkish War</text:p>
      <text:p text:style-name="Standard">TUR <text:s text:c="2"/>-1: Russo – Turkish War</text:p>
      <text:p text:style-name="P29">UKG -1: Xhosa War</text:p>
      <text:p text:style-name="P29">SAF -1: Xhosa War</text:p>
      <text:p text:style-name="P31">JPN -1: Satsuma Rebellion</text:p>
      <text:p text:style-name="Standard"/>
      <text:p text:style-name="Standard"/>
      <text:p text:style-name="Standard">YEAR: <text:s/>1878</text:p>
      <text:p text:style-name="P2">UKG <text:s text:c="2"/>-1: Second Anglo-Afghan War</text:p>
      <text:p text:style-name="P2">MNG <text:s text:c="3"/>1: Treaty of Berlin; Montenegro’s independence from the Ottoman Empire</text:p>
      <text:p text:style-name="P2">YUG <text:s text:c="3"/>1: Treaty of Berlin; Serbian independence from the Ottoman Empire</text:p>
      <text:p text:style-name="P2">BOS <text:s text:c="2"/>1: Treaty of Berlin; Austria-Hungarian campaign in Bosnia</text:p>
      <text:p text:style-name="Standard">BUL <text:s text:c="3"/>1: Treaty of Berlin; creation of the Principality of Bulgaria</text:p>
      <text:p text:style-name="P2">ROM <text:s text:c="3"/>1: Treaty of Berlin; Romanian independence from the Ottoman Empire</text:p>
      <text:p text:style-name="Standard">RUS <text:s text:c="2"/>-1: Russo-Turkish War</text:p>
      <text:p text:style-name="Standard">TUR <text:s text:c="2"/>-1: Russo-Turkish War</text:p>
      <text:p text:style-name="Standard">AFG <text:s text:c="2"/>-1: Second Anglo-Afghan War</text:p>
      <text:p text:style-name="P12">AUH <text:s text:c="2"/>-1: Treaty of Berlin; Austria-Hungarian campaign in Bosnia</text:p>
      <text:p text:style-name="P31">CYP -1: Cyprus becomes a British possession</text:p>
      <text:p text:style-name="Standard"/>
      <text:p text:style-name="Standard"/>
      <text:p text:style-name="Standard"/>
      <text:p text:style-name="Standard">YEAR: <text:s/>1879</text:p>
      <text:p text:style-name="Standard">PER <text:s text:c="2"/>-1: War of the Pacific</text:p>
      <text:p text:style-name="P3">BOL <text:s text:c="2"/>-1: War of the Pacific</text:p>
      <text:p text:style-name="P3">CHL <text:s text:c="2"/>-1: War of the Pacific</text:p>
      <text:p text:style-name="P3">UKG <text:s text:c="2"/>-1: Anglo-Zulu War</text:p>
      <text:p text:style-name="Standard">SAF <text:s text:c="2"/>-1: Anglo-Zulu War</text:p>
      <text:p text:style-name="P3">GMY 1: creation of the Dual alliance</text:p>
      <text:p text:style-name="P3">AUH 1: creation of the Dual Alliance</text:p>
      <text:p text:style-name="Standard"/>
      <text:p text:style-name="Standard"/>
      <text:p text:style-name="Standard">YEAR: <text:s/>1880</text:p>
      <text:p text:style-name="Standard">SAF <text:s text:c="2"/>-1: First Boer War</text:p>
      <text:p text:style-name="P4"/>
      <text:p text:style-name="Standard"/>
      <text:p text:style-name="Standard"/>
      <text:p text:style-name="Standard">YEAR: <text:s/>1881</text:p>
      <text:p text:style-name="Standard">RUS <text:s text:c="2"/>-1: battle of Geok Tepe; assasination of Alexander II</text:p>
      <text:p text:style-name="Standard">SAF <text:s text:c="2"/>-1: First Boer War</text:p>
      <text:p text:style-name="Standard">TUN <text:s text:c="2"/>-1: Tunisia becomes a French protectorate</text:p>
      <text:p text:style-name="Standard">SUD <text:s text:c="2"/>-1: Mahdist War</text:p>
      <text:p text:style-name="P23"><text:soft-page-break/></text:p>
      <text:p text:style-name="Standard"/>
      <text:p text:style-name="Standard"/>
      <text:p text:style-name="Standard">YEAR: <text:s/>1882</text:p>
      <text:p text:style-name="Standard">UKG <text:s text:c="2"/>-1: Anglo-Egyptian War</text:p>
      <text:p text:style-name="P34"><text:s/>GMY <text:s text:c="2"/>+1: Triple Alliance</text:p>
      <text:p text:style-name="P34">ITA <text:s text:c="2"/>+1: Triple Alliance</text:p>
      <text:p text:style-name="Standard">YUG <text:s text:c="3"/>1: proclamation of the Kingdom of Serbia</text:p>
      <text:p text:style-name="Standard">EGY <text:s text:c="2"/>-1: Anglo-Egyptian War</text:p>
      <text:p text:style-name="Standard">AUH <text:s text:c="2"/>+1: Triple Alliance</text:p>
      <text:p text:style-name="Standard"/>
      <text:p text:style-name="Standard"/>
      <text:p text:style-name="Standard"/>
      <text:p text:style-name="Standard">YEAR: <text:s/>1883</text:p>
      <text:p text:style-name="P5">PER 1: Treaty of Ancon</text:p>
      <text:p text:style-name="P5">CHL 1: Treaty of Ancon</text:p>
      <text:p text:style-name="P5"/>
      <text:p text:style-name="P5"/>
      <text:p text:style-name="Standard">YEAR: <text:s/>1884</text:p>
      <text:p text:style-name="P5">FRN <text:s text:c="2"/>-1: Sino-French War</text:p>
      <text:p text:style-name="Standard">CAO <text:s text:c="2"/>-1: Germany takes possession of Cameroon</text:p>
      <text:p text:style-name="P23">TOG -1: Germany takes possession of Togo</text:p>
      <text:p text:style-name="Standard">CHN <text:s text:c="2"/>-1: Sino-French War</text:p>
      <text:p text:style-name="P5">KOR -1: Gapsin coup</text:p>
      <text:p text:style-name="Standard"/>
      <text:p text:style-name="Standard"/>
      <text:p text:style-name="Standard"/>
      <text:p text:style-name="Standard">YEAR: <text:s/>1885</text:p>
      <text:p text:style-name="P36">UKG <text:s text:c="2"/>-1: third Anglo-Burmese War</text:p>
      <text:p text:style-name="P23">AFG -1: Panjdeh incident</text:p>
      <text:p text:style-name="Standard">FRN <text:s text:c="2"/>-1: Sino-French War</text:p>
      <text:p text:style-name="Standard">CON <text:s text:c="3"/>-1: Leopold II owns the Free State of Congo </text:p>
      <text:p text:style-name="P23">DRC <text:s text:c="2"/>-1: Leopold II owns the Free State of Congo </text:p>
      <text:p text:style-name="P23">CHN <text:s text:c="2"/>-1: Sino-French War</text:p>
      <text:p text:style-name="P36">CAN -1: North-West Rebellion</text:p>
      <text:p text:style-name="P36">YUG -1: Serbo – Bulgarian War</text:p>
      <text:p text:style-name="P36">BUL -1: Serbo – Bulgarian War</text:p>
      <text:p text:style-name="Standard">MYA <text:s text:c="2"/>-1: third Anglo-Burmese War</text:p>
      <text:p text:style-name="P5">GMY 1: Berlin Conference</text:p>
      <text:p text:style-name="P22">FR<text:span text:style-name="T1">N</text:span> 1: Berlin Conference</text:p>
      <text:p text:style-name="P22">BEL 1: Berlin Conference</text:p>
      <text:p text:style-name="Standard"/>
      <text:p text:style-name="Standard"/>
      <text:p text:style-name="Standard">YEAR: <text:s/>1886</text:p>
      <text:p text:style-name="P22">YUG -1: Serbo – Bulgarian War</text:p>
      <text:p text:style-name="P22">BUL -1: Serbo – Bulgarian War</text:p>
      <text:p text:style-name="Standard"/>
      <text:p text:style-name="Standard"/>
      <text:p text:style-name="Standard"/>
      <text:p text:style-name="Standard">YEAR: <text:s/>1887</text:p>
      <text:p text:style-name="P37">PAK -1: British Empire takes over Balochistan</text:p>
      <text:p text:style-name="Standard"/>
      <text:p text:style-name="Standard"><text:soft-page-break/></text:p>
      <text:p text:style-name="Standard"/>
      <text:p text:style-name="Standard">YEAR: <text:s/>1888</text:p>
      <text:p text:style-name="Standard">GMY <text:s text:c="2"/>-1: Year of the Three Emperors</text:p>
      <text:p text:style-name="P22">ROM -1: Peasant uprising</text:p>
      <text:p text:style-name="Standard"/>
      <text:p text:style-name="P6"/>
      <text:p text:style-name="Standard">YEAR: <text:s/>1889</text:p>
      <text:p text:style-name="Standard">BRA <text:s text:c="3"/>1: end of Brazilian Empire, beginning of Brazilian Republic</text:p>
      <text:p text:style-name="P37">SUD -1: battle of Gallabat</text:p>
      <text:p text:style-name="P37">ETH -1: battle of Gallabat</text:p>
      <text:p text:style-name="P38">ITA +1: treaty of amity with Ethiopia.</text:p>
      <text:p text:style-name="Standard"/>
      <text:p text:style-name="Standard"/>
      <text:p text:style-name="Standard">YEAR: <text:s/>1890</text:p>
      <text:p text:style-name="Standard">POR <text:s text:c="3"/>1: Treaty of London</text:p>
      <text:p text:style-name="P39">ERI -1: Eritrea becomes an Italian colony</text:p>
      <text:p text:style-name="P39">GMY +1: Heligoland-Zanzibar treaty</text:p>
      <text:p text:style-name="P39">UKG +1: Heligoland-Zanzibar treaty, treaty of London.</text:p>
      <text:p text:style-name="P39">ARG -1: Revolution of the Park</text:p>
      <text:p text:style-name="Standard"/>
      <text:p text:style-name="Standard"/>
      <text:p text:style-name="Standard"/>
      <text:p text:style-name="Standard">YEAR: <text:s/>1891</text:p>
      <text:p text:style-name="Standard">CHL <text:s text:c="2"/>-1: Chilean Civil War of 1891</text:p>
      <text:p text:style-name="Standard"/>
      <text:p text:style-name="Standard"/>
      <text:p text:style-name="Standard"/>
      <text:p text:style-name="Standard">YEAR: <text:s/>1892</text:p>
      <text:p text:style-name="P22">USA <text:s text:c="3"/>1: Claims Convention</text:p>
      <text:p text:style-name="P22">CHL <text:s text:c="3"/>1: Claims Convention</text:p>
      <text:p text:style-name="P40">NIG -1: conquest of Nigeria</text:p>
      <text:p text:style-name="Standard"/>
      <text:p text:style-name="Standard"/>
      <text:p text:style-name="Standard"/>
      <text:p text:style-name="Standard">YEAR: <text:s/>1893</text:p>
      <text:p text:style-name="P7">LAO -1: French occupation of Laos</text:p>
      <text:p text:style-name="P22">CDI -1: French colonization of Cote d’Ivoire </text:p>
      <text:p text:style-name="P7">ZIM -1: First Matabele War</text:p>
      <text:p text:style-name="Standard"/>
      <text:p text:style-name="Standard"/>
      <text:p text:style-name="Standard"/>
      <text:p text:style-name="Standard">YEAR: <text:s/>1894</text:p>
      <text:p text:style-name="Standard">FRN <text:s text:c="3"/>1: Franco-Russian Alliance</text:p>
      <text:p text:style-name="P7">RUS <text:s text:c="3"/>1: Franco-Russian Alliance</text:p>
      <text:p text:style-name="Standard">CHN <text:s text:c="2"/>-1: First Sino-Japanese War</text:p>
      <text:p text:style-name="P8">TAW <text:s text:c="2"/>-1: First Sino-Japanese War</text:p>
      <text:p text:style-name="P8">JPN <text:s text:c="2"/>-1: First Sino-Japanese War</text:p>
      <text:p text:style-name="P8">KOR <text:s text:c="2"/>-1: Donkhak Peasant Revolution, First Sino-Japanese War</text:p>
      <text:p text:style-name="Standard"/>
      <text:p text:style-name="Standard"/>
      <text:p text:style-name="Standard"/>
      <text:p text:style-name="Standard"><text:soft-page-break/>YEAR: <text:s/>1895</text:p>
      <text:p text:style-name="P8">CUB <text:s text:c="2"/>-1: Cuban War of Independence</text:p>
      <text:p text:style-name="Standard">SPN <text:s text:c="2"/>-1: Cuban War of Independence</text:p>
      <text:p text:style-name="Standard">ITA <text:s text:c="2"/>-1: Italo-Ethiopian War</text:p>
      <text:p text:style-name="P8">ETH <text:s text:c="2"/>-1: Italo-Ethiopian War</text:p>
      <text:p text:style-name="P8">CHN <text:s text:c="2"/>-1: First Sino-Japanese War</text:p>
      <text:p text:style-name="P8">TAW <text:s text:c="2"/>-1: First Sino-Japanese War</text:p>
      <text:p text:style-name="P8">JPN <text:s text:c="2"/>-1: First Sino-Japanese War</text:p>
      <text:p text:style-name="P8">KOR <text:s text:c="2"/>-1: First Sino-Japanese War</text:p>
      <text:p text:style-name="P8">VEN -1: Venezuelan Crisis of 1895</text:p>
      <text:p text:style-name="P8">ECU -1: Liberal Revolution; Civil War</text:p>
      <text:p text:style-name="P8">GHA -1: Fourth Anglo-Ashanti War</text:p>
      <text:p text:style-name="Standard"/>
      <text:p text:style-name="Standard"/>
      <text:p text:style-name="Standard"/>
      <text:p text:style-name="Standard">YEAR: <text:s/>1896</text:p>
      <text:p text:style-name="P9">CUB <text:s text:c="2"/>-1: Cuban War of Independence</text:p>
      <text:p text:style-name="Standard">BRA <text:s text:c="2"/>-1: war of Canudos</text:p>
      <text:p text:style-name="P9">UKG <text:s text:c="2"/>-1: Anglo-Zanzibar War, Fourth Anglo-Ashanti War</text:p>
      <text:p text:style-name="P9">SPN <text:s text:c="2"/>-1: Cuban War of Independence</text:p>
      <text:p text:style-name="P9">ITA <text:s text:c="2"/>-1: Italo-Ethiopian War</text:p>
      <text:p text:style-name="P9">ETH <text:s text:c="2"/>-1: Italo-Ethiopian War</text:p>
      <text:p text:style-name="Standard">MAC <text:s text:c="2"/>-1: Macedonian Rebellion</text:p>
      <text:p text:style-name="P10">GRC <text:s text:c="2"/>-1: Macedonian Rebellion</text:p>
      <text:p text:style-name="P10">TUR <text:s text:c="2"/>-1: Macedonian Rebellion</text:p>
      <text:p text:style-name="Standard">PHI <text:s text:c="2"/>-1: Philippine Revolution</text:p>
      <text:p text:style-name="Standard">ZAN <text:s text:c="2"/>-1: Anglo-Zanzibar War</text:p>
      <text:p text:style-name="P9">GHA -1: Fourth Anglo-Ashanti War</text:p>
      <text:p text:style-name="Standard"/>
      <text:p text:style-name="Standard"/>
      <text:p text:style-name="Standard"/>
      <text:p text:style-name="Standard">YEAR: <text:s/>1897</text:p>
      <text:p text:style-name="P9">CUB <text:s text:c="2"/>-1: Cuban War of Independence</text:p>
      <text:p text:style-name="Standard">BRA <text:s text:c="2"/>-1: War of Canudos</text:p>
      <text:p text:style-name="P9">SPN <text:s text:c="2"/>-1: Cuban War of Independence</text:p>
      <text:p text:style-name="Standard">GRC <text:s text:c="3"/>-1: Greco-Turkish War of 1897; Cretan Revolt</text:p>
      <text:p text:style-name="P10">AFG -1: Siege of Malakaland, battle of Saragarhi</text:p>
      <text:p text:style-name="P44">PAK -1: <text:s/>Siege of Malakaland, battle of Saragarhi</text:p>
      <text:p text:style-name="P10">TUR <text:s text:c="2"/>-1: Greco-Turkish War of 1897, Cretan Revolt</text:p>
      <text:p text:style-name="P9">PHI <text:s text:c="2"/>-1: Philippine Revolution</text:p>
      <text:p text:style-name="Standard">KOR <text:s text:c="3"/>1: proclamation of the Korean Empire</text:p>
      <text:p text:style-name="P10">BEN -1: Benin Expedition</text:p>
      <text:p text:style-name="Standard"/>
      <text:p text:style-name="Standard"/>
      <text:p text:style-name="Standard"/>
      <text:p text:style-name="Standard">YEAR: <text:s/>1898</text:p>
      <text:p text:style-name="P9">USA <text:s text:c="2"/>-1: Spanish-American War</text:p>
      <text:p text:style-name="P9">CUB <text:s text:c="2"/>-1: Cuban War of Independence</text:p>
      <text:p text:style-name="P45">SPN <text:s text:c="2"/>-1: Cuban War of Independence; <text:s/>Spanish-American War</text:p>
      <text:p text:style-name="Standard">GRC <text:s text:c="3"/>1: Cretan Revolt, independence of Crete</text:p>
      <text:p text:style-name="Standard">SUD <text:s text:c="2"/>-1: Battle of Omdurman</text:p>
      <text:p text:style-name="P9">PHI -1: Philippine Declaration of Independence</text:p>
      <text:p text:style-name="Standard"><text:soft-page-break/></text:p>
      <text:p text:style-name="Standard"/>
      <text:p text:style-name="Standard"/>
      <text:p text:style-name="Standard">YEAR: <text:s/>1899</text:p>
      <text:p text:style-name="P12">USA <text:s text:c="2"/>-1: Philipine-American War; Tripartite Convention of 1899</text:p>
      <text:p text:style-name="P46">PHI -1: Philipine-American War</text:p>
      <text:p text:style-name="P11">COL <text:s text:c="2"/>-1: Thousand Days War</text:p>
      <text:p text:style-name="P11">UKG <text:s text:c="2"/>-1: Boxer Rebellion, Second Boer War</text:p>
      <text:p text:style-name="Standard">SAF <text:s text:c="2"/>-1: Second Boer War</text:p>
      <text:p text:style-name="Standard">CHN <text:s text:c="2"/>-1: Boxer Rebellion</text:p>
      <text:p text:style-name="P38">GMY +1: Tripartite Convention of 1899</text:p>
      <text:p text:style-name="P38">USA +1: Tripartite Convention of 1899</text:p>
      <text:p text:style-name="P47">BOL -1: General Pando’s coup d’etat</text:p>
      <text:p text:style-name="Standard"/>
      <text:p text:style-name="Standard"/>
      <text:p text:style-name="Standard">YEAR: <text:s/>1900</text:p>
      <text:p text:style-name="P11">COL <text:s text:c="2"/>-1: Thousand Days War</text:p>
      <text:p text:style-name="P11">CHN <text:s text:c="2"/>-1: Boxer Rebellion</text:p>
      <text:p text:style-name="Standard"/>
      <text:p text:style-name="Standard"/>
      <text:p text:style-name="Standard"/>
      <text:p text:style-name="Standard">YEAR: <text:s/>1901</text:p>
      <text:p text:style-name="Standard">CHN <text:s text:c="3"/>1: Boxer Protocol</text:p>
      <text:p text:style-name="Standard">AUL <text:s text:c="3"/>1: Australian colonies federate</text:p>
      <text:p text:style-name="P11">COL -1: Thousand Days War</text:p>
      <text:p text:style-name="Standard"/>
      <text:p text:style-name="Standard"/>
      <text:p text:style-name="Standard">YEAR: <text:s/>1902</text:p>
      <text:p text:style-name="Standard">CUB <text:s text:c="3"/>1: Independence of Cuba</text:p>
      <text:p text:style-name="Standard">VEN <text:s text:c="2"/>-1: Venezuelan Crisis of 1902-1903</text:p>
      <text:p text:style-name="Standard">SAU <text:s text:c="3"/>1: Unification of Saudi Arabia</text:p>
      <text:p text:style-name="P11">COL -1: Thousand Days War</text:p>
      <text:p text:style-name="P11">JPN 1: Anglo-Japanese Alliance</text:p>
      <text:p text:style-name="P11">UKG 1: Anglo-Japanese Alliance</text:p>
      <text:p text:style-name="Standard"/>
      <text:p text:style-name="Standard"/>
      <text:p text:style-name="Standard">YEAR: <text:s/>1903</text:p>
      <text:p text:style-name="P11">PAN <text:s text:c="2"/>+1: Independence of Panama, Hay-Bunau-Varilla treaty</text:p>
      <text:p text:style-name="Standard">YUG <text:s text:c="2"/>-1: coup d’etat</text:p>
      <text:p text:style-name="P11">VEN -1: Venezuelan Crisis of 1902-1903</text:p>
      <text:p text:style-name="P11">USA 1: Hay-Bunau-Varilla treaty</text:p>
      <text:p text:style-name="P11">MAC -1: Ilinden Uprising</text:p>
      <text:p text:style-name="Standard"/>
      <text:p text:style-name="Standard"/>
      <text:p text:style-name="Standard">YEAR: <text:s/>1904</text:p>
      <text:p text:style-name="Standard">VEN <text:s text:c="3"/>1: end of the Venezuelan Crisis</text:p>
      <text:p text:style-name="P11">BOL <text:s text:c="3"/>1: treaty of Peace and Friendship</text:p>
      <text:p text:style-name="P49">CHL <text:s text:c="3"/>1: treaty of Peace and Friendship</text:p>
      <text:p text:style-name="Standard">UKG <text:s text:c="3"/>1: Entente Cordiale</text:p>
      <text:p text:style-name="Standard">FRN <text:s text:c="3"/>1: Entente Cordiale</text:p>
      <text:p text:style-name="P11">RUS <text:s text:c="2"/>-1: Russo-Japanese War</text:p>
      <text:p text:style-name="Standard">JPN <text:s text:c="2"/>-1: Russo-Japanese War</text:p>
      <text:p text:style-name="P11"><text:soft-page-break/>NAM -1: Herero Wars, Herrero Genocide</text:p>
      <text:p text:style-name="P11">GMY -1: Herero Wars</text:p>
      <text:p text:style-name="Standard"/>
      <text:p text:style-name="Standard"/>
      <text:p text:style-name="Standard">YEAR: <text:s/>1905</text:p>
      <text:p text:style-name="P11">RUS <text:s text:c="2"/>-1: Russo-Japanese War; Revolution of 1905</text:p>
      <text:p text:style-name="Standard">NOR <text:s text:c="3"/>1: Norwegian Independence</text:p>
      <text:p text:style-name="Standard">MOR <text:s text:c="2"/>-1: Moroccan Crisis</text:p>
      <text:p text:style-name="Standard">IRN <text:s text:c="2"/>-1: Persian Constitutional Revolution</text:p>
      <text:p text:style-name="P11">JPN <text:s text:c="2"/>-1: Russo-Japanese War</text:p>
      <text:p text:style-name="P11">KOR 1: Japan-Korea Treaty of 1905</text:p>
      <text:p text:style-name="P11">POL -1: Polish Revolution</text:p>
      <text:p text:style-name="P11"/>
      <text:p text:style-name="Standard"/>
      <text:p text:style-name="Standard">YEAR: <text:s/>1906</text:p>
      <text:p text:style-name="Standard">USA <text:s text:c="2"/>-1: Second Occupation of Cuba</text:p>
      <text:p text:style-name="P11">CUB <text:s text:c="2"/>-1: Second Occupation of Cuba</text:p>
      <text:p text:style-name="Standard">FRN <text:s text:c="2"/>1: Algeciras Conference</text:p>
      <text:p text:style-name="P49">GMY 1: <text:s/>Algeciras Conference</text:p>
      <text:p text:style-name="P49">MOR 1: <text:s/>Algeciras Conference</text:p>
      <text:p text:style-name="Standard">IRN <text:s text:c="2"/>-1: Persian Constitutional Revolution</text:p>
      <text:p text:style-name="P11">NOR 1: Norwegian Independence</text:p>
      <text:p text:style-name="Standard"/>
      <text:p text:style-name="Standard"/>
      <text:p text:style-name="Standard">YEAR: <text:s/>1907</text:p>
      <text:p text:style-name="P13">UKG <text:s text:c="3"/>1: Anglo-Russian Entente</text:p>
      <text:p text:style-name="Standard">ROM <text:s text:c="2"/>-1: Peasant’s revolt</text:p>
      <text:p text:style-name="P12">RUS <text:s text:c="3"/>1: Anglo-Russian Entente</text:p>
      <text:p text:style-name="Standard">IRN <text:s text:c="2"/>-1: Persian Constitutional Revolution</text:p>
      <text:p text:style-name="Standard">JPN <text:s text:c="3"/>1: Japan-Korea Treaty of 1907</text:p>
      <text:p text:style-name="P12">KOR <text:s text:c="3"/>1: Japan-Korea Treaty of 1907</text:p>
      <text:p text:style-name="Standard"/>
      <text:p text:style-name="Standard"/>
      <text:p text:style-name="Standard">YEAR: <text:s/>1908</text:p>
      <text:p text:style-name="Standard">YUG <text:s text:c="2"/>-1: Bosnian Crisis</text:p>
      <text:p text:style-name="P12">BOS <text:s text:c="2"/>-1: Bosnian Crisis</text:p>
      <text:p text:style-name="Standard">GRC <text:s text:c="2"/>-1: Cretan unilateral union</text:p>
      <text:p text:style-name="Standard">BUL <text:s text:c="2"/>+1: independence of Bulgaria</text:p>
      <text:p text:style-name="P12">IRN <text:s text:c="2"/>-1: Persian Constitutional Revolution</text:p>
      <text:p text:style-name="Standard">TUR <text:s text:c="2"/>-1: Young Turk Revolution</text:p>
      <text:p text:style-name="P12">AUH <text:s text:c="2"/>-1: Bosnian Crisis</text:p>
      <text:p text:style-name="Standard"/>
      <text:p text:style-name="Standard"/>
      <text:p text:style-name="Standard"/>
      <text:p text:style-name="Standard">YEAR: <text:s/>1909</text:p>
      <text:p text:style-name="Standard">UKG <text:s text:c="2"/>+1: Anglo-Siamese Treaty</text:p>
      <text:p text:style-name="P49">YUG <text:s text:c="3"/>1: Treaty of Berlin amendments</text:p>
      <text:p text:style-name="P49">BOS 1: Treaty of Berlin amendments</text:p>
      <text:p text:style-name="P12">IRN <text:s text:c="2"/>-1: Persian Constitutional Revolution</text:p>
      <text:p text:style-name="Standard">CHN <text:s text:c="3"/>1: Gando Convention</text:p>
      <text:p text:style-name="Standard">JPN <text:s text:c="3"/>1: Gando Convention</text:p>
      <text:p text:style-name="Standard">THI <text:s text:c="2"/>+1: Anglo-Siamese Treaty</text:p>
      <text:p text:style-name="Standard"><text:soft-page-break/>MAL <text:s text:c="2"/>+1: Anglo-Siamese Treaty</text:p>
      <text:p text:style-name="P12">AUH <text:s text:c="3"/>1: Treaty of Berlin amendments</text:p>
      <text:p text:style-name="P12">TUR -1: 31 March incident</text:p>
      <text:p text:style-name="Standard"/>
      <text:p text:style-name="Standard"/>
      <text:p text:style-name="Standard"/>
      <text:p text:style-name="Standard">YEAR: <text:s/>1910</text:p>
      <text:p text:style-name="Standard">MEX <text:s text:c="2"/>-1: Mexican Revolution</text:p>
      <text:p text:style-name="Standard">POR <text:s text:c="2"/>-1: 5 October 1910 Revolution</text:p>
      <text:p text:style-name="Standard">ALB <text:s text:c="2"/>-1: Albanian Revolt</text:p>
      <text:p text:style-name="Standard">MNG <text:s text:c="3"/>1: independence of Montenegro</text:p>
      <text:p text:style-name="Standard">SAF <text:s text:c="3"/>1: creation of the Union of South Africa</text:p>
      <text:p text:style-name="P12">IRN <text:s text:c="2"/>-1: Persian Constitutional Revolution</text:p>
      <text:p text:style-name="Standard">JPN <text:s text:c="2"/>-1: Japanese annexation of Korea</text:p>
      <text:p text:style-name="Standard">KOR <text:s text:c="2"/>-1: Japanese annexation of Korea</text:p>
      <text:p text:style-name="Standard"/>
      <text:p text:style-name="Standard"/>
      <text:p text:style-name="Standard"/>
      <text:p text:style-name="Standard"/>
      <text:p text:style-name="Standard">YEAR: <text:s/>1911</text:p>
      <text:p text:style-name="P12">FRN <text:s text:c="2"/>-1 Second Moroccan Crisis</text:p>
      <text:p text:style-name="Standard">ITA <text:s text:c="2"/>-1: Italo-Turkish War</text:p>
      <text:p text:style-name="Standard">MOR <text:s text:c="2"/>-1: Second Moroccan Crisis</text:p>
      <text:p text:style-name="Standard">LIB <text:s text:c="2"/>-1: Italo-Turkish War; Italian colonization of Lybia</text:p>
      <text:p text:style-name="P12">TUR <text:s text:c="2"/>-1: Italo-Turkish War</text:p>
      <text:p text:style-name="Standard">CHN <text:s text:c="2"/>-1: Xinhai Revolution</text:p>
      <text:p text:style-name="P12">GMY -1: Second Moroccan Crisis</text:p>
      <text:p text:style-name="P24">MEX <text:s text:c="2"/>-1: Mexican Revolution</text:p>
      <text:p text:style-name="Standard"/>
      <text:p text:style-name="Standard"/>
      <text:p text:style-name="Standard">YEAR: <text:s/>1912</text:p>
      <text:p text:style-name="Standard">USA <text:s text:c="2"/>-1: US occupation of Nicaragua</text:p>
      <text:p text:style-name="P12">NIC <text:s text:c="2"/>-1: US occupation of Nicaragua</text:p>
      <text:p text:style-name="P12">MNG <text:s text:c="2"/>-1: Balkan Wars</text:p>
      <text:p text:style-name="P12">YUG <text:s text:c="2"/>-1: Balkan Wars</text:p>
      <text:p text:style-name="P12">GRC <text:s text:c="2"/>-1: Balkan Wars</text:p>
      <text:p text:style-name="Standard">BUL <text:s text:c="2"/>-1: Balkan Wars</text:p>
      <text:p text:style-name="P12">MOR <text:s text:c="2"/>-1: Morocco becomes a French Protectorate</text:p>
      <text:p text:style-name="P12">TUR <text:s text:c="2"/>-1: Italo-Turkish War; Balkan Wars</text:p>
      <text:p text:style-name="Standard">CHN <text:s text:c="3"/>1: creation of the Republic of China</text:p>
      <text:p text:style-name="P12">ITA -1: Italo-Turkish War</text:p>
      <text:p text:style-name="P14">CUB -1: War of 1912</text:p>
      <text:p text:style-name="P24">MEX <text:s text:c="2"/>-1: Mexican Revolution</text:p>
      <text:p text:style-name="P24"/>
      <text:p text:style-name="Standard"/>
      <text:p text:style-name="Standard">YEAR: <text:s/>1913</text:p>
      <text:p text:style-name="P12">MNG <text:s text:c="3"/>1: Treaty of London; treaty of Bucharest</text:p>
      <text:p text:style-name="P12">GRC <text:s text:c="3"/>1: Treaty of London; treaty of Bucharest</text:p>
      <text:p text:style-name="P12">BUL <text:s text:c="3"/>1: Treaty of London; treaty of Bucharest</text:p>
      <text:p text:style-name="P12">ROM <text:s text:c="3"/>1: Treaty of London; treaty of Bucharest</text:p>
      <text:p text:style-name="P24">CHN <text:s/>-1: Second Revolution</text:p>
      <text:p text:style-name="P12">YUG -1: Treaty of Bucharest</text:p>
      <text:p text:style-name="Standard"><text:soft-page-break/>TUR <text:s text:c="3"/>-1: Ottoman coup d’etat</text:p>
      <text:p text:style-name="P24">MEX <text:s text:c="2"/>-1: Decena trágica (Mexican Revolution)</text:p>
      <text:p text:style-name="Standard"/>
      <text:p text:style-name="Standard">------------</text:p>
      <text:p text:style-name="Standard"/>
      <text:p text:style-name="Standard">YEAR: <text:s/>1914</text:p>
      <text:p text:style-name="Standard">USA <text:s text:c="2"/>-1: US occupation of Veracruz</text:p>
      <text:p text:style-name="Standard">UKG <text:s text:c="2"/>-1: World War 1</text:p>
      <text:p text:style-name="P14">BEL <text:s text:c="2"/>-1: World War 1</text:p>
      <text:p text:style-name="P14">FRN <text:s text:c="2"/>-1: World War 1</text:p>
      <text:p text:style-name="P14">GMY <text:s text:c="2"/>-1: World War 1</text:p>
      <text:p text:style-name="Standard">MNG <text:s text:c="2"/>-1: World War 1</text:p>
      <text:p text:style-name="P14">YUG <text:s text:c="2"/>-1: World War 1</text:p>
      <text:p text:style-name="P24">GRC <text:s text:c="2"/>-1: occupation of Northern Epirus</text:p>
      <text:p text:style-name="Standard">ROM <text:s text:c="2"/>-1: World War 1</text:p>
      <text:p text:style-name="P14">RUS <text:s text:c="2"/>-1: World War 1</text:p>
      <text:p text:style-name="P14">TUR <text:s text:c="2"/>-1: World War 1</text:p>
      <text:p text:style-name="Standard">JPN <text:s text:c="2"/>-1: World War 1</text:p>
      <text:p text:style-name="P14">AUH <text:s text:c="2"/>-1: World War 1</text:p>
      <text:p text:style-name="P14">ARM -1: Armenian Genocide</text:p>
      <text:p text:style-name="P14">IRN -1: Persian campaign (World War 1)</text:p>
      <text:p text:style-name="P24">MEX <text:s text:c="2"/>-1: Mexican Revolution</text:p>
      <text:p text:style-name="P24"/>
      <text:p text:style-name="Standard"/>
      <text:p text:style-name="Standard"/>
      <text:p text:style-name="Standard">YEAR: <text:s/>1915</text:p>
      <text:p text:style-name="Standard">USA <text:s text:c="2"/>-1: Occupation of Haiti</text:p>
      <text:p text:style-name="Standard">HAI <text:s text:c="2"/>-1: Occupation of Haiti</text:p>
      <text:p text:style-name="P14">FRN <text:s text:c="2"/>-1: World War 1</text:p>
      <text:p text:style-name="P14">GMY <text:s text:c="2"/>-1: World War 1</text:p>
      <text:p text:style-name="P14">ITA <text:s text:c="2"/>-1: World War 1</text:p>
      <text:p text:style-name="Standard">ALB <text:s text:c="2"/>-1: Austrian occupation of Albania (World War I)</text:p>
      <text:p text:style-name="P14">YUG <text:s text:c="2"/>-1: World War 1</text:p>
      <text:p text:style-name="Standard">ROM <text:s text:c="2"/>-1: World War 1</text:p>
      <text:p text:style-name="P14">RUS <text:s text:c="2"/>-1: World War 1</text:p>
      <text:p text:style-name="Standard">ETH <text:s text:c="2"/>-1: World War 1</text:p>
      <text:p text:style-name="P14">IRN <text:s text:c="2"/>-1: Persian campaign (World War 1)</text:p>
      <text:p text:style-name="P14">TUR <text:s text:c="2"/>-1: World War 1</text:p>
      <text:p text:style-name="Standard">CHN <text:s text:c="2"/>-1: Twenty-One Demands of Japan</text:p>
      <text:p text:style-name="Standard">JPN <text:s text:c="2"/>-1: World War One; Twenty-One Demands</text:p>
      <text:p text:style-name="P14">AUH <text:s text:c="2"/>-1: World War 1</text:p>
      <text:p text:style-name="P14">BUL -1: World War 1</text:p>
      <text:p text:style-name="P14">UKG -1: World War 1</text:p>
      <text:p text:style-name="P14">BEL -1: World War 1</text:p>
      <text:p text:style-name="P24">MEX <text:s text:c="2"/>-1: Mexican Revolution</text:p>
      <text:p text:style-name="P14"/>
      <text:p text:style-name="Standard"/>
      <text:p text:style-name="Standard">YEAR: <text:s/>1916</text:p>
      <text:p text:style-name="P14">UKG <text:s text:c="2"/>-1: World War 1</text:p>
      <text:p text:style-name="Standard">IRE <text:s text:c="2"/>-1: Easter Rising</text:p>
      <text:p text:style-name="Standard">FRN <text:s text:c="2"/>-1: World War 1</text:p>
      <text:p text:style-name="P14">GMY <text:s text:c="2"/>-1: World War 1</text:p>
      <text:p text:style-name="Standard"><text:soft-page-break/>GRC <text:s text:c="2"/>-1: Noemvriana; German-Bulgarian offensive</text:p>
      <text:p text:style-name="P14">RUS <text:s text:c="2"/>-1: World War 1</text:p>
      <text:p text:style-name="P14">IRN <text:s text:c="2"/>-1: Persian campaign (World War 1)</text:p>
      <text:p text:style-name="P14">TUR <text:s text:c="2"/>-1: World War 1</text:p>
      <text:p text:style-name="Standard">SAU <text:s text:c="2"/>-1: Arab Revolt</text:p>
      <text:p text:style-name="P14">AUH -1: World War 1</text:p>
      <text:p text:style-name="P14">BUL -1: World War 1</text:p>
      <text:p text:style-name="P14">YUG -1: World War 1</text:p>
      <text:p text:style-name="P14">BEL -1: World War 1</text:p>
      <text:p text:style-name="P14">ITA -1: World War 1</text:p>
      <text:p text:style-name="P14">USA -1: occupation of the Dominican Republic</text:p>
      <text:p text:style-name="P14">DOM -1: occupation of the Dominican Republic</text:p>
      <text:p text:style-name="P14">SYR -1: Arab Revolt</text:p>
      <text:p text:style-name="P14">JOR -1: Arab Revolt</text:p>
      <text:p text:style-name="P14">ROM -1: World War 1</text:p>
      <text:p text:style-name="P24">MEX <text:s text:c="2"/>-1: Mexican Revolution</text:p>
      <text:p text:style-name="P24"/>
      <text:p text:style-name="Standard"/>
      <text:p text:style-name="Standard"/>
      <text:p text:style-name="Standard">YEAR: <text:s/>1917</text:p>
      <text:p text:style-name="P14">USA <text:s text:c="2"/>-1: World War 1</text:p>
      <text:p text:style-name="Standard">MEX <text:s text:c="3"/>1: Mexican Constitution</text:p>
      <text:p text:style-name="Standard">BRA <text:s text:c="2"/>-1: World War 1</text:p>
      <text:p text:style-name="P14">BEL <text:s text:c="2"/>-1: World War 1</text:p>
      <text:p text:style-name="P14">GMY <text:s text:c="2"/>-1: World War 1</text:p>
      <text:p text:style-name="P14">ITA <text:s text:c="2"/>-1: World War 1</text:p>
      <text:p text:style-name="P14">GRC <text:s text:c="2"/>-1: World War 1</text:p>
      <text:p text:style-name="P14">RUS <text:s text:c="2"/>-1: Russian Revolution</text:p>
      <text:p text:style-name="Standard">UKR <text:s text:c="2"/>-1: Ukrainian-Soviet War</text:p>
      <text:p text:style-name="Standard">FIN <text:s text:c="3"/>1: Independence of Finland</text:p>
      <text:p text:style-name="P14">TUR <text:s text:c="2"/>-1: World War 1</text:p>
      <text:p text:style-name="P14">CHN <text:s text:c="2"/>-1: World War 1</text:p>
      <text:p text:style-name="P14">AUH -1: World War 1</text:p>
      <text:p text:style-name="P14">BUL -1: World War 1</text:p>
      <text:p text:style-name="P14">UKG -1: World War 1</text:p>
      <text:p text:style-name="P14">FRN -1: World War 1</text:p>
      <text:p text:style-name="P14">YUG -1: World War 1</text:p>
      <text:p text:style-name="P14">BEL -1: World War 1</text:p>
      <text:p text:style-name="P14">CUB -1: Sugar Intervention</text:p>
      <text:p text:style-name="P14">IRN -1: Persian campaign (World War 1)</text:p>
      <text:p text:style-name="P14">ROM -1: World War 1</text:p>
      <text:p text:style-name="P24"/>
      <text:p text:style-name="P14"/>
      <text:p text:style-name="Standard"/>
      <text:p text:style-name="Standard">YEAR: <text:s/>1918</text:p>
      <text:p text:style-name="P14">USA <text:s text:c="2"/>-1: World War 1</text:p>
      <text:p text:style-name="Standard">CUB <text:s text:c="2"/>-1: Sugar Intervention</text:p>
      <text:p text:style-name="P14">UKG <text:s text:c="2"/>-1: World War 1</text:p>
      <text:p text:style-name="P14">BEL <text:s text:c="2"/>-1: World War 1</text:p>
      <text:p text:style-name="P14">FRN <text:s text:c="2"/>-1: World War 1</text:p>
      <text:p text:style-name="P14">GMY <text:s text:c="2"/>-1: World War 1</text:p>
      <text:p text:style-name="Standard">POL <text:s text:c="3"/>1: independence of Poland; Polish-Ukranian War</text:p>
      <text:p text:style-name="P14"><text:soft-page-break/>SLO <text:s text:c="3"/>1: Creation of the Kingdom of Yugoslavia</text:p>
      <text:p text:style-name="P14">ITA <text:s text:c="2"/>-1: World War 1</text:p>
      <text:p text:style-name="Standard">ALB <text:s text:c="2"/>-1: occupation of Albania (World War 1)</text:p>
      <text:p text:style-name="P14">CRO <text:s text:c="3"/>1: creation of the Kingdom of Yugoslavia</text:p>
      <text:p text:style-name="P14">YUG <text:s text:c="2"/>-1: World War 1; creation of the Kingdom of Yugoslavia</text:p>
      <text:p text:style-name="Standard">ROM <text:s text:c="2"/>+1: Great Union of 1918</text:p>
      <text:p text:style-name="Standard">RUS <text:s text:c="2"/>-1: Russian Revolution; Treaty of Brest-Litovsk</text:p>
      <text:p text:style-name="Standard">AZE <text:s text:c="2"/>-1: Armenian-Azerbaijani War</text:p>
      <text:p text:style-name="Standard">FIN <text:s text:c="2"/>-1: Finnish Civil War</text:p>
      <text:p text:style-name="Standard">ICE <text:s text:c="3"/>1: creation of the Kingdom of Iceland</text:p>
      <text:p text:style-name="P14">IRN <text:s text:c="2"/>-1: Persian campaign (World War 1)</text:p>
      <text:p text:style-name="P14">TUR <text:s text:c="2"/>-1: World War 1</text:p>
      <text:p text:style-name="Standard">YEM <text:s text:c="3"/>1: creation of the Kingdom of Yemen</text:p>
      <text:p text:style-name="Standard">THI <text:s text:c="2"/>-1: Siam joins World War 1</text:p>
      <text:p text:style-name="P14">AUH <text:s text:c="2"/>-1: World War 1</text:p>
      <text:p text:style-name="P14">CZE -1: World War 1</text:p>
      <text:p text:style-name="P14">CHN -1: World War 1</text:p>
      <text:p text:style-name="P14">ARM -1: Armenian-Azerbaijani War</text:p>
      <text:p text:style-name="P14">UKR -1: Polish-Ukranian War</text:p>
      <text:p text:style-name="P14">EST -1: Estonian War of Independence</text:p>
      <text:p text:style-name="P15">LIT -1: Lithuanian Wars of Independence</text:p>
      <text:p text:style-name="Standard"/>
      <text:p text:style-name="Standard"/>
      <text:p text:style-name="Standard"/>
      <text:p text:style-name="Standard">YEAR: <text:s/>1919</text:p>
      <text:p text:style-name="Standard">UKG <text:s text:c="3"/>1: Paris Peace</text:p>
      <text:p text:style-name="Standard">IRE <text:s text:c="2"/>-1: Irish War of Independence</text:p>
      <text:p text:style-name="Standard">FRN <text:s text:c="3"/>1: Paris Peace</text:p>
      <text:p text:style-name="Standard">GMY <text:s text:c="3"/>1: Treeaty of Versailles, Weimar Republic</text:p>
      <text:p text:style-name="Standard">POL <text:s text:c="2"/>-1: Polish-Ukranian War, Polish-Soviet War</text:p>
      <text:p text:style-name="Standard">RUS <text:s text:c="2"/>-1: Russian Civil War</text:p>
      <text:p text:style-name="Standard">UKR <text:s text:c="2"/>-1: Polish-Ukranian War</text:p>
      <text:p text:style-name="Standard">IRN <text:s text:c="3"/>1: Anglo-Persian Agreement</text:p>
      <text:p text:style-name="P14">TUR <text:s text:c="2"/>-1: Greco-Turkish War; Turkish War of Independence</text:p>
      <text:p text:style-name="Standard">EGY <text:s text:c="2"/>-1: Egyptian Revolution of 1919</text:p>
      <text:p text:style-name="Standard">IND <text:s text:c="2"/>-1: Jallianwala Bagh massacre</text:p>
      <text:p text:style-name="P14">HON -1: Honduran Civil War</text:p>
      <text:p text:style-name="P14">GRC -1: Greco-Turkish War</text:p>
      <text:p text:style-name="P14">BUL 1: Treaty of Neuilly</text:p>
      <text:p text:style-name="P14">AUS 1: Treaty of Saint-Germain; Republic of Austria</text:p>
      <text:p text:style-name="P14">USA 1: Paris Peace</text:p>
      <text:p text:style-name="P14">ITA 1: Paris Peace</text:p>
      <text:p text:style-name="P14">EST -1: Estonian War of Independence</text:p>
      <text:p text:style-name="P14">ARM <text:s text:c="2"/>-1: Armenian-Azerbaijani War</text:p>
      <text:p text:style-name="P14">AZE <text:s text:c="2"/>-1: Armenian-Azerbaijani War</text:p>
      <text:p text:style-name="P15">LIT -1: Lithuanian Wars of Independence</text:p>
      <text:p text:style-name="P15"/>
      <text:p text:style-name="Standard"/>
      <text:p text:style-name="Standard"/>
      <text:p text:style-name="Standard">YEAR: <text:s/>1920</text:p>
      <text:p text:style-name="P14">UKG <text:s/>1: Conference of London</text:p>
      <text:p text:style-name="Standard">FRN <text:s text:c="3"/>1: Conference of London</text:p>
      <text:p text:style-name="Standard"><text:soft-page-break/>HUN <text:s text:c="3"/>1: Treaty of Trianon</text:p>
      <text:p text:style-name="Standard">ITA <text:s text:c="3"/>1: Treaty of London</text:p>
      <text:p text:style-name="Standard">YUG <text:s text:c="3"/>1: Little Entente</text:p>
      <text:p text:style-name="P24">CZE <text:s text:c="4"/>1: Little Entente</text:p>
      <text:p text:style-name="P24">ROM <text:s text:c="2"/>1: Little Entente</text:p>
      <text:p text:style-name="Standard">ROM <text:s text:c="3"/>1: Treaty of Trianon</text:p>
      <text:p text:style-name="Standard">EST <text:s text:c="3"/>1: Estonian Independence</text:p>
      <text:p text:style-name="Standard">LAT <text:s text:c="3"/>1: Independence of Latvia</text:p>
      <text:p text:style-name="Standard">AZE <text:s text:c="2"/>-1: Armenian-Azerbaijani War</text:p>
      <text:p text:style-name="P14">TUR <text:s text:c="3"/>1: Treaty of Sèvres</text:p>
      <text:p text:style-name="Standard">JPN <text:s text:c="3"/>1: San Remo Conference</text:p>
      <text:p text:style-name="P14">HON -1: Honduran Civil War</text:p>
      <text:p text:style-name="P14">GRC -1: Greco-Turkish War</text:p>
      <text:p text:style-name="P14">IRE -1: Irish War of Independence</text:p>
      <text:p text:style-name="P14">ARM <text:s text:c="2"/>-1: Armenian-Azerbaijani War</text:p>
      <text:p text:style-name="P15">LIT -1: Lithuanian Wars of Independence</text:p>
      <text:p text:style-name="P15">IRQ -1: Iraqui Revolt</text:p>
      <text:p text:style-name="P15"/>
      <text:p text:style-name="P14"/>
      <text:p text:style-name="Standard"/>
      <text:p text:style-name="Standard">YEAR: <text:s/>1921</text:p>
      <text:p text:style-name="P15">USA <text:s text:c="3"/>1: US declares an end to the state of war with Austria, Germany and Hungary</text:p>
      <text:p text:style-name="Standard">FRN <text:s text:c="2"/>-1: Rif War</text:p>
      <text:p text:style-name="Standard">SPN <text:s text:c="2"/>-1: Rif War</text:p>
      <text:p text:style-name="P15">GMY <text:s text:c="3"/>1: US declares an end to the state of war with Austria, Germany and Hungary</text:p>
      <text:p text:style-name="Standard">POL <text:s text:c="3"/>1: Treaty of Riga</text:p>
      <text:p text:style-name="Standard">AUS <text:s text:c="3"/>1: US declares an end to the state of war with Austria, Germany and Hungary</text:p>
      <text:p text:style-name="P15">HUN <text:s text:c="3"/>1: US declares an end to the state of war with Austria, Germany and Hungary</text:p>
      <text:p text:style-name="P14">GRC -1: Greco-Turkish War</text:p>
      <text:p text:style-name="Standard">RUS <text:s text:c="3"/>1: Treaty of Riga</text:p>
      <text:p text:style-name="Standard">UKR <text:s text:c="3"/>1: Treaty of Riga</text:p>
      <text:p text:style-name="Standard">GRG <text:s text:c="2"/>-1: Russian invasion of Georgia</text:p>
      <text:p text:style-name="Standard">MOR <text:s text:c="2"/>-1: Rif War</text:p>
      <text:p text:style-name="Standard">IRN <text:s text:c="2"/>-1: 1921 Persian coup d’etat</text:p>
      <text:p text:style-name="P14">TUR <text:s text:c="2"/>-1: Greco-Turkish War</text:p>
      <text:p text:style-name="Standard">JPN <text:s text:c="3"/>1: Four-Power Treaty on Insular Possessions</text:p>
      <text:p text:style-name="P14">IRE -1: Irish War of Independence</text:p>
      <text:p text:style-name="P15">JOR 1: creation of the Emirate of Transjordan</text:p>
      <text:p text:style-name="P14"/>
      <text:p text:style-name="Standard"/>
      <text:p text:style-name="Standard"/>
      <text:p text:style-name="Standard">YEAR: <text:s/>1922</text:p>
      <text:p text:style-name="Standard">USA <text:s text:c="3"/>1: Washington Naval Treaty</text:p>
      <text:p text:style-name="Standard">GUA <text:s text:c="2"/>-1: the union of Costa Rica, Guatemala, Honduras and El Salvador is dissolved</text:p>
      <text:p text:style-name="P15">HON <text:s text:c="2"/>-1: the union of Costa Rica, Guatemala, Honduras and El Salvador is dissolved</text:p>
      <text:p text:style-name="P15">SAL <text:s text:c="2"/>-1: the union of Costa Rica, Guatemala, Honduras and El Salvador is dissolved</text:p>
      <text:p text:style-name="P15">COS <text:s text:c="2"/>-1: the union of Costa Rica, Guatemala, Honduras and El Salvador is dissolved</text:p>
      <text:p text:style-name="P15">UKG <text:s text:c="3"/>1: Unilateral Declaration of Egyptian Independence, Washington Naval Treaty</text:p>
      <text:p text:style-name="Standard">IRE <text:s text:c="2"/>-1: Irish Civil War</text:p>
      <text:p text:style-name="P15">GMY <text:s text:c="3"/>1: Rapallo treaty</text:p>
      <text:p text:style-name="P24">RUS <text:s text:c="3"/>1: Rapallo treaty</text:p>
      <text:p text:style-name="Standard">ITA <text:s text:c="3"/>-1: March on Rome; Mussolini comes to power</text:p>
      <text:p text:style-name="P14"><text:soft-page-break/>GRC -1: Greco-Turkish War</text:p>
      <text:p text:style-name="Standard">RUS <text:s text:c="3"/>1: Creation of the Soviet Union</text:p>
      <text:p text:style-name="Standard">LIB <text:s text:c="2"/>-1: Italian reconquest of Libya</text:p>
      <text:p text:style-name="P14">TUR <text:s text:c="2"/>-1: Greco-Turkish War, abolition of the Ottoman Sultanate</text:p>
      <text:p text:style-name="Standard">EGY <text:s text:c="3"/>1: Egyptian Independence</text:p>
      <text:p text:style-name="Standard">CHN <text:s text:c="3"/>1: Washington Naval Treaty</text:p>
      <text:p text:style-name="Standard">JPN <text:s text:c="3"/>1: Washington Naval Treaty</text:p>
      <text:p text:style-name="Standard"/>
      <text:p text:style-name="Standard"/>
      <text:p text:style-name="Standard"/>
      <text:p text:style-name="Standard">YEAR: <text:s/>1923</text:p>
      <text:p text:style-name="P15">UKG <text:s text:c="3"/>1: Treaty of Lausanne</text:p>
      <text:p text:style-name="Standard">IRE <text:s text:c="3"/>-1: Irish Civil War</text:p>
      <text:p text:style-name="P15">FRN <text:s text:c="3"/>1: Treaty of Lausanne</text:p>
      <text:p text:style-name="P15">ITA <text:s text:c="3"/>1: Treaty of Lausanne</text:p>
      <text:p text:style-name="P15">YUG <text:s text:c="3"/>1: Treaty of Lausanne</text:p>
      <text:p text:style-name="P15">GRC <text:s text:c="3"/>1: Treaty of Lausanne</text:p>
      <text:p text:style-name="Standard">BUL <text:s text:c="2"/>-1: coup d’etat</text:p>
      <text:p text:style-name="P15">ROM <text:s text:c="3"/>1: Treaty of Lausanne</text:p>
      <text:p text:style-name="Standard">TUR <text:s text:c="3"/>1: Treaty of Lausanne</text:p>
      <text:p text:style-name="P15">JPN <text:s text:c="3"/>1: Treaty of Lausanne</text:p>
      <text:p text:style-name="P15">FRN -1: occupation of the Ruhr</text:p>
      <text:p text:style-name="P15">GMY -1: occupation of the Ruhr</text:p>
      <text:p text:style-name="P15">BEL -1: occupation of the Ruhr</text:p>
      <text:p text:style-name="P16">SPN -1: coup d’etat, dictatorship of Primo de Rivera</text:p>
      <text:p text:style-name="P15"/>
      <text:p text:style-name="Standard"/>
      <text:p text:style-name="Standard">YEAR: <text:s/>1924</text:p>
      <text:p text:style-name="Standard">ITA <text:s text:c="3"/>1: Treaty of Rome</text:p>
      <text:p text:style-name="P15">YUG <text:s text:c="3"/>1: Treaty of Rome</text:p>
      <text:p text:style-name="Standard">GRG <text:s text:c="2"/>-1: August Uprising</text:p>
      <text:p text:style-name="P14">HON -1: Second Honduran Civil War</text:p>
      <text:p text:style-name="P15">GRC 1: Second Hellenic Republic</text:p>
      <text:p text:style-name="P15">FRN -1: occupation of the Ruhr</text:p>
      <text:p text:style-name="P15">GMY -1: occupation of the Ruhr</text:p>
      <text:p text:style-name="P15">BEL -1: occupation of the Ruhr</text:p>
      <text:p text:style-name="P15"/>
      <text:p text:style-name="Standard"/>
      <text:p text:style-name="Standard">YEAR: <text:s/>1925</text:p>
      <text:p text:style-name="Standard">UKG <text:s text:c="2"/>-1: Pink’s War</text:p>
      <text:p text:style-name="P15">BEL <text:s text:c="2"/>-1: occupation of the Ruhr</text:p>
      <text:p text:style-name="P15">FRN <text:s text:c="2"/>-1: occupation of the Ruhr</text:p>
      <text:p text:style-name="P15">GMY <text:s text:c="2"/>-1: occupation of the Ruhr</text:p>
      <text:p text:style-name="Standard">TUR <text:s text:c="2"/>-1: Sheik Said Rebellion</text:p>
      <text:p text:style-name="Standard">SYR <text:s text:c="2"/>-1: Great Syrian Revolt</text:p>
      <text:p text:style-name="P15">AFG <text:s text:c="2"/>-1: Pink’s War</text:p>
      <text:p text:style-name="P15">SAU -1: Saudi conquest of Hejaz</text:p>
      <text:p text:style-name="Standard"/>
      <text:p text:style-name="Standard"/>
      <text:p text:style-name="Standard">YEAR: <text:s/>1926</text:p>
      <text:p text:style-name="P24">GMY 1: treaty of Berlin</text:p>
      <text:p text:style-name="P24">RUS 1: treaty of Berlin</text:p>
      <text:p text:style-name="P24"><text:soft-page-break/>UKG 1: treaty of Ankara</text:p>
      <text:p text:style-name="P24">RUS 1: treaty of Ankara</text:p>
      <text:p text:style-name="Standard">POR <text:s text:c="2"/>-1: May coup d’etat</text:p>
      <text:p text:style-name="Standard">POL <text:s text:c="2"/>-1: May coup d’etat</text:p>
      <text:p text:style-name="Standard">CHN <text:s text:c="2"/>-1: Northern expedition</text:p>
      <text:p text:style-name="Standard">JPN <text:s text:c="2"/>-1: June 10th Movement</text:p>
      <text:p text:style-name="P15">SYR <text:s text:c="2"/>-1: Great Syrian Revolt</text:p>
      <text:p text:style-name="P16">NIC -1: Nicaraguan Civil War</text:p>
      <text:p text:style-name="Standard"/>
      <text:p text:style-name="Standard"/>
      <text:p text:style-name="Standard">YEAR: <text:s/>1927</text:p>
      <text:p text:style-name="P24">AUS -1: July Revolt of 1927</text:p>
      <text:p text:style-name="Standard">SAU <text:s text:c="3"/>1: Independence of Saudi Arabia</text:p>
      <text:p text:style-name="Standard">CHN <text:s text:c="2"/>-1: beginning of the Chinese Civil War</text:p>
      <text:p text:style-name="P15">SYR <text:s text:c="2"/>-1: Great Syrian Revolt</text:p>
      <text:p text:style-name="P16">NIC -1: Nicaraguan Civil War</text:p>
      <text:p text:style-name="Standard"/>
      <text:p text:style-name="Standard"/>
      <text:p text:style-name="Standard"/>
      <text:p text:style-name="Standard">YEAR: <text:s/>1928</text:p>
      <text:p text:style-name="Standard">ITA <text:s text:c="3"/>1: Italo-Ethiopian Treaty</text:p>
      <text:p text:style-name="P16">ETH <text:s text:c="3"/>1: Italo-Ethiopian Treaty</text:p>
      <text:p text:style-name="Standard">AFG <text:s text:c="2"/>-1: Afghan Civil War</text:p>
      <text:p text:style-name="Standard">CHN <text:s text:c="3"/>1: end of the Warlord Era</text:p>
      <text:p text:style-name="Standard"/>
      <text:p text:style-name="Standard"/>
      <text:p text:style-name="Standard"/>
      <text:p text:style-name="Standard">YEAR: <text:s/>1929</text:p>
      <text:p text:style-name="Standard">USA <text:s text:c="2"/>-1: Wall Street crash of 1929</text:p>
      <text:p text:style-name="Standard">YUG <text:s text:c="2"/>-1: 6 January Discatorship</text:p>
      <text:p text:style-name="Standard">RUS <text:s text:c="2"/>-1: Sino-Soviet conflict of 1929</text:p>
      <text:p text:style-name="P16">AFG <text:s text:c="2"/>-1: Afghan Civil War</text:p>
      <text:p text:style-name="P16">CHN <text:s text:c="2"/>-1: Warlord Rebellion, Sino-Soviet conflict of 1929</text:p>
      <text:p text:style-name="P16">ITA 1: Lateran Treaty</text:p>
      <text:p text:style-name="P16">PER 1: treaty of Lima</text:p>
      <text:p text:style-name="P16">CHL 1: treaty of Lima</text:p>
      <text:p text:style-name="P16">LIT -1: coup d’etat</text:p>
      <text:p text:style-name="P16"/>
      <text:p text:style-name="Standard"/>
      <text:p text:style-name="Standard">YEAR: <text:s/>1930</text:p>
      <text:p text:style-name="P16">BRA -1: Brazilian Revolution of 1930</text:p>
      <text:p text:style-name="Standard"/>
      <text:p text:style-name="Standard"/>
      <text:p text:style-name="Standard">YEAR: <text:s/>1931</text:p>
      <text:p text:style-name="Standard">SPN <text:s text:c="3"/>1: Spanish Second Republic</text:p>
      <text:p text:style-name="Standard">CHN <text:s text:c="2"/>-1: Chinese Civil War; Kummul Rebellion; Japanese invasion of Manchuria</text:p>
      <text:p text:style-name="P16">JPN <text:s text:c="2"/>-1: Japanese invasion of Manchuria</text:p>
      <text:p text:style-name="Standard"/>
      <text:p text:style-name="Standard"/>
      <text:p text:style-name="Standard"/>
      <text:p text:style-name="Standard">YEAR: <text:s/>1932</text:p>
      <text:p text:style-name="Standard">BOL <text:s text:c="2"/>-1: Chaco War</text:p>
      <text:p text:style-name="Standard"><text:soft-page-break/>PAR <text:s text:c="2"/>-1: Chaco War</text:p>
      <text:p text:style-name="Standard">CHL <text:s text:c="2"/>-1: coup d’etat</text:p>
      <text:p text:style-name="P16">CHN <text:s text:c="2"/>-1: Kummul Rebellion, January 29th incident</text:p>
      <text:p text:style-name="Standard">JPN <text:s text:c="2"/>-1: January 28th incident</text:p>
      <text:p text:style-name="Standard">THI <text:s text:c="2"/>-1: Siamese Revolution</text:p>
      <text:p text:style-name="P16">BRA -1: Constitutionalist Revolution</text:p>
      <text:p text:style-name="P16">IRQ 1: independence of Iraq</text:p>
      <text:p text:style-name="Standard"/>
      <text:p text:style-name="Standard"/>
      <text:p text:style-name="Standard">YEAR: <text:s/>1933</text:p>
      <text:p text:style-name="Standard">NIC <text:s text:c="3"/>1: end of US occupation of Nicaragua</text:p>
      <text:p text:style-name="P16">BOL <text:s text:c="2"/>-1: Chaco War</text:p>
      <text:p text:style-name="P16">PAR <text:s text:c="2"/>-1: Chaco War</text:p>
      <text:p text:style-name="Standard">GMY <text:s text:c="2"/>-1: Adolf Hitler becomes Chancellor; Reichstag Fire, Enabling Act of 1933, end of Weimar Republic.</text:p>
      <text:p text:style-name="Standard"/>
      <text:p text:style-name="P16"/>
      <text:p text:style-name="Standard"/>
      <text:p text:style-name="Standard"/>
      <text:p text:style-name="Standard">YEAR: <text:s/>1934</text:p>
      <text:p text:style-name="P13">HAI <text:s text:c="3"/>1: end of US occupation of Haiti</text:p>
      <text:p text:style-name="Standard">BOL <text:s text:c="2"/>-1: coup d’etat, Chaco War</text:p>
      <text:p text:style-name="Standard">PAR <text:s text:c="2"/>-1: Chaco War</text:p>
      <text:p text:style-name="Standard">SPN <text:s text:c="2"/>-1: Revolution of 1934</text:p>
      <text:p text:style-name="Standard">AUS <text:s text:c="2"/>-1: Austrian civil war</text:p>
      <text:p text:style-name="Standard">ITA <text:s text:c="2"/>-1: Wal Wal incident</text:p>
      <text:p text:style-name="P17">ETH <text:s text:c="2"/>-1: Wal Wal incident</text:p>
      <text:p text:style-name="Standard">SAU <text:s text:c="2"/>-1: Saudi-Yemeni War</text:p>
      <text:p text:style-name="P17">YEM <text:s text:c="2"/>-1: Saudi-Yemeni War</text:p>
      <text:p text:style-name="Standard">CHN <text:s text:c="2"/>-1: Soviet invasion of Xinjiang; Mao’s Long March</text:p>
      <text:p text:style-name="Standard">PHI <text:s text:c="3"/>1: US gives more autonomy to the Philippines</text:p>
      <text:p text:style-name="P17">LAT -1: coup d’etat</text:p>
      <text:p text:style-name="P17">GMY -1: night of the Long Knives</text:p>
      <text:p text:style-name="P56">BUL -1: coup d’etat</text:p>
      <text:p text:style-name="Standard"/>
      <text:p text:style-name="Standard"/>
      <text:p text:style-name="Standard">YEAR: <text:s/>1935</text:p>
      <text:p text:style-name="Standard">BOL <text:s text:c="3"/>1: end of Chaco War</text:p>
      <text:p text:style-name="P17">PAR <text:s text:c="3"/>1: end of Chaco War</text:p>
      <text:p text:style-name="P17">ITA <text:s text:c="2"/>-1: Second Italo-Abyssinian War</text:p>
      <text:p text:style-name="P17">ETH <text:s text:c="2"/>-1: Second Italo-Abyssinian War</text:p>
      <text:p text:style-name="P24">IRQ -1: Shia uprisings</text:p>
      <text:p text:style-name="Standard"/>
      <text:p text:style-name="Standard"/>
      <text:p text:style-name="Standard"/>
      <text:p text:style-name="Standard"/>
      <text:p text:style-name="Standard">YEAR: <text:s/>1936</text:p>
      <text:p text:style-name="Standard">SPN <text:s text:c="2"/>-1: Spanish Civil War</text:p>
      <text:p text:style-name="Standard">POR <text:s text:c="2"/>-1: Naval Revolt</text:p>
      <text:p text:style-name="P17">ITA <text:s text:c="2"/>-1: Second Italo-Abyssinian War; Rome-Berlin axis is formed</text:p>
      <text:p text:style-name="P17">ETH <text:s text:c="2"/>-1: Second Italo-Abyssinian War</text:p>
      <text:p text:style-name="P17">CHN <text:s text:c="2"/>-1: Suiyuan Campaign</text:p>
      <text:p text:style-name="Standard"><text:soft-page-break/>MON <text:s text:c="2"/>-1: Suiyuan Campaign</text:p>
      <text:p text:style-name="P17">FRN 1: Franco-Syrian Treaty of Independence</text:p>
      <text:p text:style-name="P17">SYR 1: Franco-Syrian Treaty of Independence</text:p>
      <text:p text:style-name="P17">GMY 1: the Rome-Berlin axis is formed; anti-Comintern Pact</text:p>
      <text:p text:style-name="P17">JPN 1: Anti-Comintern Pact</text:p>
      <text:p text:style-name="Standard"/>
      <text:p text:style-name="Standard"/>
      <text:p text:style-name="Standard"/>
      <text:p text:style-name="Standard"/>
      <text:p text:style-name="Standard">YEAR: <text:s/>1937</text:p>
      <text:p text:style-name="Standard">TUR <text:s text:c="2"/>-1: Dersim Rebellion</text:p>
      <text:p text:style-name="P17">CHN <text:s text:c="2"/>-1: Japanese Invasion of China</text:p>
      <text:p text:style-name="Standard">JPN <text:s text:c="2"/>-1: Japanese Invasion of China</text:p>
      <text:p text:style-name="P57">MON <text:s text:c="2"/>-1: Stalinist repressions</text:p>
      <text:p text:style-name="P17">ITA <text:s text:c="2"/>-1: Second Italo-Abyssinian War</text:p>
      <text:p text:style-name="P17">ETH <text:s text:c="2"/>-1: Second Italo-Abyssinian War</text:p>
      <text:p text:style-name="P17">SPN <text:s text:c="2"/>-1: Spanish Civil War</text:p>
      <text:p text:style-name="P17"/>
      <text:p text:style-name="Standard"/>
      <text:p text:style-name="Standard">YEAR: <text:s/>1938</text:p>
      <text:p text:style-name="P17">GMY <text:s text:c="2"/>-1: Anschluss; Kristallnacht; occupation of the Sudetenland</text:p>
      <text:p text:style-name="P17">AUS <text:s text:c="2"/>-1: Anschluss</text:p>
      <text:p text:style-name="Standard">CZE <text:s text:c="2"/>-1: occupation of the Sudetenland</text:p>
      <text:p text:style-name="P57">MON <text:s text:c="2"/>-1: Stalinist repressions</text:p>
      <text:p text:style-name="P17">SPN <text:s text:c="2"/>-1: Spanish Civil War</text:p>
      <text:p text:style-name="P17">HUN -1: first Vienna Award</text:p>
      <text:p text:style-name="Standard"/>
      <text:p text:style-name="Standard"/>
      <text:p text:style-name="Standard"/>
      <text:p text:style-name="Standard"/>
      <text:p text:style-name="Standard">YEAR: <text:s/>1939</text:p>
      <text:p text:style-name="P17">UKG <text:s text:c="2"/>-1: World War II</text:p>
      <text:p text:style-name="P17">FRN <text:s text:c="2"/>-1: World War II</text:p>
      <text:p text:style-name="P17">SPN <text:s text:c="2"/>-1: Spanish Civil War</text:p>
      <text:p text:style-name="P17">GMY <text:s text:c="2"/>-1: World War II</text:p>
      <text:p text:style-name="Standard">POL <text:s text:c="2"/>-1: World War II</text:p>
      <text:p text:style-name="Standard">HUN <text:s text:c="2"/>-1: Slovak-Hungarian War</text:p>
      <text:p text:style-name="P18">ITA <text:s text:c="2"/>-1: World War II</text:p>
      <text:p text:style-name="Standard">ALB <text:s text:c="2"/>-1: Italian invasion of Albania</text:p>
      <text:p text:style-name="Standard">FIN <text:s text:c="2"/>-1: Winter War</text:p>
      <text:p text:style-name="P17">CZE -1: occupation of Czechoslovakia</text:p>
      <text:p text:style-name="P17">RUS -1: invasion of Poland; Winter War</text:p>
      <text:p text:style-name="P18">SAF -1: World War II</text:p>
      <text:p text:style-name="P19">AUL -1: World War II</text:p>
      <text:p text:style-name="P19">CAN -1: World War II</text:p>
      <text:p text:style-name="P19"/>
      <text:p text:style-name="P19"/>
      <text:p text:style-name="Standard"/>
      <text:p text:style-name="Standard">YEAR: <text:s/>1940</text:p>
      <text:p text:style-name="P18">UKG <text:s text:c="2"/>-1: World War II</text:p>
      <text:p text:style-name="Standard">NTH <text:s text:c="2"/>-1: World War II</text:p>
      <text:p text:style-name="P18">FRN <text:s text:c="2"/>-1: World War II</text:p>
      <text:p text:style-name="P18"><text:soft-page-break/>GMY <text:s text:c="2"/>-1: World War II</text:p>
      <text:p text:style-name="Standard">POL <text:s text:c="2"/>-1: World War II</text:p>
      <text:p text:style-name="P18">HUN <text:s text:c="2"/>-1: Second Vienna Award</text:p>
      <text:p text:style-name="P18">ITA <text:s text:c="2"/>-1: World War II</text:p>
      <text:p text:style-name="Standard">ROM <text:s text:c="2"/>-1: Second Vienna Award</text:p>
      <text:p text:style-name="Standard">RUS <text:s text:c="2"/>-1: Winter War</text:p>
      <text:p text:style-name="Standard">EST <text:s text:c="2"/>-1: Soviet occupation of the Baltic States</text:p>
      <text:p text:style-name="P18">LAT <text:s text:c="2"/>-1: Soviet occupation of the Baltic States</text:p>
      <text:p text:style-name="P18">LIT <text:s text:c="2"/>-1: Soviet occupation of the Baltic States</text:p>
      <text:p text:style-name="P18">FIN <text:s text:c="2"/>-1: Winter War</text:p>
      <text:p text:style-name="Standard">NOR <text:s text:c="2"/>-1: World War II</text:p>
      <text:p text:style-name="P18">DEN <text:s text:c="2"/>-1: World War II</text:p>
      <text:p text:style-name="P18">SAF <text:s text:c="2"/>-1: World War II</text:p>
      <text:p text:style-name="Standard">JPN <text:s text:c="2"/>-1: Occupation of French Indochina</text:p>
      <text:p text:style-name="P18">GRC <text:s text:c="2"/>-1: World War II</text:p>
      <text:p text:style-name="P19">AUL -1: World War II</text:p>
      <text:p text:style-name="P19">CAN -1: World War II</text:p>
      <text:p text:style-name="P19">BEL <text:s text:c="2"/>-1: World War II</text:p>
      <text:p text:style-name="Standard"/>
      <text:p text:style-name="Standard"/>
      <text:p text:style-name="Standard"/>
      <text:p text:style-name="Standard">YEAR: <text:s/>1941</text:p>
      <text:p text:style-name="P18">USA <text:s text:c="2"/>-1: World War II</text:p>
      <text:p text:style-name="P18">COS <text:s text:c="2"/>-1: World War II</text:p>
      <text:p text:style-name="P18">PAN <text:s text:c="2"/>-1: World War II</text:p>
      <text:p text:style-name="P18">UKG <text:s text:c="2"/>-1: World War II</text:p>
      <text:p text:style-name="P18">GMY <text:s text:c="2"/>-1: World War II</text:p>
      <text:p text:style-name="Standard">POL <text:s text:c="2"/>-1: World War II</text:p>
      <text:p text:style-name="Standard">ITA <text:s text:c="2"/>-1: World War II</text:p>
      <text:p text:style-name="P18">RUS <text:s text:c="2"/>-1: World War II</text:p>
      <text:p text:style-name="Standard">FIN <text:s text:c="2"/>-1: Continuation War</text:p>
      <text:p text:style-name="Standard">JPN <text:s text:c="2"/>-1: World War II</text:p>
      <text:p text:style-name="P18">NOR -1: World War II</text:p>
      <text:p text:style-name="P18">DEN -1: World War II</text:p>
      <text:p text:style-name="P18">HUN -1: World War II</text:p>
      <text:p text:style-name="P18">NTH <text:s text:c="2"/>-1: World War II</text:p>
      <text:p text:style-name="P18">SAF -1: World War II</text:p>
      <text:p text:style-name="P18">GRC <text:s text:c="2"/>-1: World War II</text:p>
      <text:p text:style-name="P19">AUL -1: World War II</text:p>
      <text:p text:style-name="P19">CAN -1: World War II</text:p>
      <text:p text:style-name="P19">BEL -1: World War II</text:p>
      <text:p text:style-name="P18"/>
      <text:p text:style-name="P18"/>
      <text:p text:style-name="Standard">YEAR: <text:s/>1942</text:p>
      <text:p text:style-name="P18">USA <text:s text:c="2"/>-1: World War II</text:p>
      <text:p text:style-name="P18">UKG <text:s text:c="2"/>-1: World War II</text:p>
      <text:p text:style-name="P18">GMY <text:s text:c="2"/>-1: World War II</text:p>
      <text:p text:style-name="P18">ITA <text:s text:c="2"/>-1: World War II</text:p>
      <text:p text:style-name="P18">RUS <text:s text:c="2"/>-1: World War II</text:p>
      <text:p text:style-name="P18">SAF -1: World War II</text:p>
      <text:p text:style-name="P18">JPN <text:s text:c="2"/>-1: World War II</text:p>
      <text:p text:style-name="P19">AUL <text:s text:c="2"/>-1: World War II</text:p>
      <text:p text:style-name="P18"><text:soft-page-break/>FIN -1: Continuation War</text:p>
      <text:p text:style-name="P18">POL <text:s text:c="2"/>-1: World War II</text:p>
      <text:p text:style-name="P18">NOR -1: World War II</text:p>
      <text:p text:style-name="P18">DEN -1: World War II</text:p>
      <text:p text:style-name="P18">HUN -1: World War II</text:p>
      <text:p text:style-name="P18">NTH <text:s text:c="2"/>-1: World War II</text:p>
      <text:p text:style-name="P18">BRA -1: World War II</text:p>
      <text:p text:style-name="P18">GRC <text:s text:c="2"/>-1: World War II</text:p>
      <text:p text:style-name="P19">CAN -1: World War II</text:p>
      <text:p text:style-name="P19">BEL <text:s text:c="2"/>-1: World War II</text:p>
      <text:p text:style-name="P19"/>
      <text:p text:style-name="P19"/>
      <text:p text:style-name="Standard"/>
      <text:p text:style-name="Standard">YEAR: <text:s/>1943</text:p>
      <text:p text:style-name="P18">USA <text:s text:c="2"/>-1: World War II</text:p>
      <text:p text:style-name="P18">UKG <text:s text:c="2"/>-1: World War II</text:p>
      <text:p text:style-name="P18">GMY <text:s text:c="2"/>-1: World War II</text:p>
      <text:p text:style-name="Standard">POL <text:s text:c="2"/>-1: World War II</text:p>
      <text:p text:style-name="P18">ITA <text:s text:c="2"/>-1: World War II</text:p>
      <text:p text:style-name="P18">RUS <text:s text:c="2"/>-1: World War II</text:p>
      <text:p text:style-name="P18">JPN <text:s text:c="2"/>-1: World War II</text:p>
      <text:p text:style-name="P19">AUL <text:s text:c="2"/>-1: World War II</text:p>
      <text:p text:style-name="P18">FIN -1: Continuation War</text:p>
      <text:p text:style-name="P18">NOR -1: World War II</text:p>
      <text:p text:style-name="P18">DEN -1: World War II</text:p>
      <text:p text:style-name="P18">HUN -1: World War II</text:p>
      <text:p text:style-name="P18">NTH <text:s text:c="2"/>-1: World War II</text:p>
      <text:p text:style-name="P18">SAF -1: World War II</text:p>
      <text:p text:style-name="P18">BRA -1: World War II</text:p>
      <text:p text:style-name="P18">GRC <text:s text:c="2"/>-1: World War II</text:p>
      <text:p text:style-name="P19">CAN -1: World War II</text:p>
      <text:p text:style-name="P19">BEL <text:s text:c="2"/>-1: World War II</text:p>
      <text:p text:style-name="P19"/>
      <text:p text:style-name="P18"/>
      <text:p text:style-name="Standard"/>
      <text:p text:style-name="Standard">YEAR: <text:s/>1944</text:p>
      <text:p text:style-name="P18">USA <text:s text:c="2"/>-1: World War II</text:p>
      <text:p text:style-name="P19">CAN -1: World War II</text:p>
      <text:p text:style-name="P18">UKG <text:s text:c="2"/>-1: World War II</text:p>
      <text:p text:style-name="Standard">BEL <text:s text:c="2"/>-1: World War II</text:p>
      <text:p text:style-name="P18">FRN <text:s text:c="2"/>-1: World War II</text:p>
      <text:p text:style-name="P18">GMY <text:s text:c="2"/>-1: World War II</text:p>
      <text:p text:style-name="P18">POL <text:s text:c="2"/>-1: World War II</text:p>
      <text:p text:style-name="P18">ITA <text:s text:c="2"/>-1: World War II</text:p>
      <text:p text:style-name="Standard">GRC <text:s text:c="2"/>-1: World War II</text:p>
      <text:p text:style-name="P18">RUS <text:s text:c="2"/>-1: World War II</text:p>
      <text:p text:style-name="P18">FIN -1: Continuation War</text:p>
      <text:p text:style-name="Standard">NOR <text:s text:c="2"/>-1: World War II</text:p>
      <text:p text:style-name="P18">SAF -1: World War II</text:p>
      <text:p text:style-name="P18">JPN <text:s text:c="2"/>-1: World War II</text:p>
      <text:p text:style-name="P19">AUL <text:s text:c="2"/>-1: World War II</text:p>
      <text:p text:style-name="P19">NEW <text:s text:c="2"/>-1: World War II</text:p>
      <text:p text:style-name="P18"><text:soft-page-break/>DEN -1: World War II</text:p>
      <text:p text:style-name="P18">HUN -1: World War II</text:p>
      <text:p text:style-name="P18">NTH <text:s text:c="2"/>-1: World War II</text:p>
      <text:p text:style-name="P18">BRA -1: World War II</text:p>
      <text:p text:style-name="P19">BEL <text:s text:c="2"/>-1: World War II</text:p>
      <text:p text:style-name="P18"/>
      <text:p text:style-name="Standard"/>
      <text:p text:style-name="Standard">YEAR: <text:s/>1945</text:p>
      <text:p text:style-name="P18">USA <text:s text:c="2"/>-1: World War II</text:p>
      <text:p text:style-name="P18">BRA -1: World War II</text:p>
      <text:p text:style-name="P18">UKG <text:s text:c="2"/>-1: World War II</text:p>
      <text:p text:style-name="Standard">GMY <text:s text:c="2"/>-1: World War II</text:p>
      <text:p text:style-name="P18">ITA <text:s text:c="2"/>-1: World War II</text:p>
      <text:p text:style-name="P18">RUS <text:s text:c="2"/>-1: World War II</text:p>
      <text:p text:style-name="P18">JPN <text:s text:c="2"/>-1: World War II</text:p>
      <text:p text:style-name="P18">FRN <text:s text:c="2"/>-1: World War II</text:p>
      <text:p text:style-name="P18">POL <text:s text:c="2"/>-1: World War II</text:p>
      <text:p text:style-name="P18">NOR -1: World War II</text:p>
      <text:p text:style-name="P18">DEN -1: World War II</text:p>
      <text:p text:style-name="P18">HUN -1: World War II</text:p>
      <text:p text:style-name="P18">NTH <text:s text:c="2"/>-1: World War II</text:p>
      <text:p text:style-name="P18">SAF -1: World War II</text:p>
      <text:p text:style-name="P18">GRC <text:s text:c="2"/>-1: World War II</text:p>
      <text:p text:style-name="P19">CAN -1: World War II</text:p>
      <text:p text:style-name="P19">BEL <text:s text:c="2"/>-1: World War II</text:p>
      <text:p text:style-name="P19"/>
      <text:p text:style-name="P18"/>
      <text:p text:style-name="Standard"/>
      <text:p text:style-name="Standard">YEAR: <text:s/>1946</text:p>
      <text:p text:style-name="Standard">UKG <text:s text:c="3"/>1: British troops withdraw from Iran</text:p>
      <text:p text:style-name="Standard">FRN <text:s text:c="2"/>-1: First Indochina War</text:p>
      <text:p text:style-name="Standard">ITA <text:s text:c="3"/>1: Italy becomes a Republic</text:p>
      <text:p text:style-name="Standard">GRC <text:s text:c="2"/>-1: Greek Civil War</text:p>
      <text:p text:style-name="Standard">IRN <text:s text:c="2"/>-1: Iran crisis of 1946</text:p>
      <text:p text:style-name="Standard">JOR <text:s text:c="3"/>1: Independence of Jordan</text:p>
      <text:p text:style-name="P21">DRV <text:s text:c="2"/>-1: First Indochina War</text:p>
      <text:p text:style-name="Standard">PHI <text:s text:c="3"/>1: independence of the Philippines</text:p>
      <text:p text:style-name="P21"/>
      <text:p text:style-name="P21"/>
      <text:p text:style-name="P21"/>
      <text:p text:style-name="Standard"/>
      <text:p text:style-name="Standard">YEAR: <text:s/>1947</text:p>
      <text:p text:style-name="Standard">USA <text:s text:c="3"/>1: Truman doctrine is proclaimed, beginning of Cold War</text:p>
      <text:p text:style-name="Standard">UKG <text:s text:c="3"/>1: Indian Independence</text:p>
      <text:p text:style-name="Standard">ITA <text:s text:c="3"/>1: treaty of Paris</text:p>
      <text:p text:style-name="P20">GRC <text:s text:c="3"/>1: Greek Civil War</text:p>
      <text:p text:style-name="Standard">IRN <text:s text:c="3"/>1: end of the Iran crisis</text:p>
      <text:p text:style-name="Standard">IND <text:s text:c="2"/>-1: Indian Independence; First Indo-Pakistani War</text:p>
      <text:p text:style-name="P20">PAK <text:s text:c="2"/>-1: First Indo-Pakistani War</text:p>
      <text:p text:style-name="Standard"/>
      <text:p text:style-name="Standard"/>
      <text:p text:style-name="Standard"/>
      <text:p text:style-name="Standard"><text:soft-page-break/>YEAR: <text:s/>1948</text:p>
      <text:p text:style-name="Standard"/>
      <text:p text:style-name="Standard">ISR <text:s/>-1: Arab-Iraeli War</text:p>
      <text:p text:style-name="P20">IND <text:s text:c="2"/>-1: First Indo-Pakistani War</text:p>
      <text:p text:style-name="P20">PAK <text:s text:c="2"/>-1: First Indo-Pakistani War</text:p>
      <text:p text:style-name="Standard">MYA <text:s text:c="3"/>1: independence of Burma</text:p>
      <text:p text:style-name="Standard">SRI <text:s text:c="3"/>1: independence of Sri Lanka</text:p>
      <text:p text:style-name="P20">GRC -1: Greek Civil War</text:p>
      <text:p text:style-name="P20">EGY -1: Arab-Iraeli War</text:p>
      <text:p text:style-name="P20">SYR -1: Arab-Iraeli War</text:p>
      <text:p text:style-name="P20">SAU -1: Arab-Iraeli War</text:p>
      <text:p text:style-name="P20">YAR -1: Arab-Iraeli War</text:p>
      <text:p text:style-name="P20">LEB -1: Arab-Iraeli War</text:p>
      <text:p text:style-name="P20">JOR -1: Arab-Iraeli War</text:p>
      <text:p text:style-name="P20">USA -1: Berlin blockade</text:p>
      <text:p text:style-name="P20">RUS -1: Berlin blockade</text:p>
      <text:p text:style-name="P21">CZE -1: coup d’etat</text:p>
      <text:p text:style-name="Standard"/>
      <text:p text:style-name="Standard"/>
      <text:p text:style-name="Standard"/>
      <text:p text:style-name="Standard">YEAR: <text:s/>1949</text:p>
      <text:p text:style-name="P20">USA <text:s text:c="3"/>1: creation of NATO</text:p>
      <text:p text:style-name="P20">GRC <text:s text:c="2"/>-1: Greek Civil War</text:p>
      <text:p text:style-name="P20">EGY <text:s text:c="2"/>-1: Arab-Iraeli War</text:p>
      <text:p text:style-name="P20">SYR <text:s text:c="2"/>-1: Arab-Iraeli War</text:p>
      <text:p text:style-name="P20">LEB <text:s text:c="2"/>-1: Arab-Iraeli War</text:p>
      <text:p text:style-name="P20">JOR <text:s text:c="2"/>-1: Arab-Iraeli War</text:p>
      <text:p text:style-name="P20">ISR <text:s text:c="2"/>-1: Arab-Iraeli War</text:p>
      <text:p text:style-name="P20">SAU <text:s text:c="2"/>-1: Arab-Iraeli War</text:p>
      <text:p text:style-name="Standard">CHN <text:s text:c="2"/>-1: Communist Revolution</text:p>
      <text:p text:style-name="P20">IND <text:s text:c="2"/>-1: First Indo-Pakistani War</text:p>
      <text:p text:style-name="P20">PAK <text:s text:c="2"/>-1: First Indo-Pakistani War</text:p>
      <text:p text:style-name="Standard">PHI <text:s text:c="2"/>-1: Huk rebellion</text:p>
      <text:p text:style-name="Standard"/>
      <text:p text:style-name="Standard"/>
      <text:p text:style-name="Standard"/>
      <text:p text:style-name="Standard"/>
      <text:p text:style-name="Standard_20__28_user_29_">YEAR: <text:s/>1950</text:p>
      <text:p text:style-name="Standard_20__28_user_29_">ISR <text:s text:c="2"/>-1: Palestinian Fedayeen insurgency.</text:p>
      <text:p text:style-name="Standard_20__28_user_29_">PRK <text:s text:c="2"/>-1: Korean War.</text:p>
      <text:p text:style-name="Standard_20__28_user_29_">ROK <text:s text:c="2"/>-1: Korean War.</text:p>
      <text:p text:style-name="Standard_20__28_user_29_">THI <text:s text:c="2"/>-1: Korean War, Palace Rebellion</text:p>
      <text:p text:style-name="Standard_20__28_user_29_"/>
      <text:p text:style-name="Standard_20__28_user_29_"/>
      <text:p text:style-name="Standard_20__28_user_29_"/>
      <text:p text:style-name="Standard_20__28_user_29_">YEAR: <text:s/>1951</text:p>
      <text:p text:style-name="Standard_20__28_user_29_">UKG <text:s text:c="2"/>-1: Britain military intervention in Iran</text:p>
      <text:p text:style-name="Standard_20__28_user_29_">IRN <text:s text:c="2"/>-1: Britain military intervention in Iran</text:p>
      <text:p text:style-name="Standard_20__28_user_29_">SYR <text:s text:c="2"/>-1: Military coup d'état</text:p>
      <text:p text:style-name="Standard_20__28_user_29_">LEB <text:s text:c="2"/>-1: Palestinian guerrillas into Lebanon, Lebanon general elections.</text:p>
      <text:p text:style-name="Standard_20__28_user_29_">PRK <text:s text:c="2"/>-1: Korean War.</text:p>
      <text:p text:style-name="Standard_20__28_user_29_">ROK <text:s text:c="2"/>-1: Korean War.</text:p>
      <text:p text:style-name="Standard_20__28_user_29_"><text:soft-page-break/>JPN <text:s text:c="3"/>1: The Treaty of San Francisco ends the Occupation of Japan</text:p>
      <text:p text:style-name="Standard_20__28_user_29_"/>
      <text:p text:style-name="Standard_20__28_user_29_"/>
      <text:p text:style-name="Standard_20__28_user_29_">YEAR: <text:s/>1952</text:p>
      <text:p text:style-name="P62">POL <text:s text:c="2"/>1: Constitution of 1952.</text:p>
      <text:p text:style-name="Standard_20__28_user_29_">ROM <text:s text:c="2"/>-1: end of Soviet Forces occupation</text:p>
      <text:p text:style-name="Standard_20__28_user_29_">KEN <text:s text:c="2"/>-1: The Mau Mau Uprising begins in Kenya.</text:p>
      <text:p text:style-name="Standard_20__28_user_29_">EGY <text:s text:c="2"/>-1: Egyptian revolution of 1952</text:p>
      <text:p text:style-name="Standard_20__28_user_29_">PRK <text:s text:c="2"/>-1: Korean War.</text:p>
      <text:p text:style-name="Standard_20__28_user_29_">ROK <text:s text:c="2"/>-1: Korean War.</text:p>
      <text:p text:style-name="Standard_20__28_user_29_">MYA <text:s text:c="3"/>1: First elections since independence</text:p>
      <text:p text:style-name="Standard_20__28_user_29_">THI <text:s text:c="2"/>-1: Korean war</text:p>
      <text:p text:style-name="Standard_20__28_user_29_">CZE <text:s text:c="2"/>-1: Massacre of Slánsky Trial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YEAR: <text:s/>1953</text:p>
      <text:p text:style-name="Standard_20__28_user_29_">ALB <text:s text:c="3"/>1: Tirana and Belgrade renewed diplomatic relations in December 1953. Balkan Pact (1953)</text:p>
      <text:p text:style-name="Standard_20__28_user_29_">YUG <text:s text:c="3"/>1: Tirana and Belgrade renewed diplomatic relations in December 1953. Balkan Pact (1953)</text:p>
      <text:p text:style-name="Standard_20__28_user_29_">RUS <text:s text:c="3"/>1: Nikita Khrushchev emerged as the new leader of the Soviet Union, denouncing Stalin's rule and initiating a period of de-Stalinization.</text:p>
      <text:p text:style-name="Standard_20__28_user_29_">IRN <text:s text:c="2"/>-1: Iranian coup d'état, Mohammed Mossadeq deposed.</text:p>
      <text:p text:style-name="Standard_20__28_user_29_">EGY <text:s text:c="2"/>1: Muhammad Naguib became the first President of Egypt, which marked the beginning of modern Egyptian governance.</text:p>
      <text:p text:style-name="Standard_20__28_user_29_">TAW <text:s text:c="2"/>-1: Kuomintang Islamic insurgency</text:p>
      <text:p text:style-name="Standard_20__28_user_29_">PRK <text:s text:c="2"/>-1: Korean War.</text:p>
      <text:p text:style-name="Standard_20__28_user_29_">ROK <text:s text:c="2"/>-1: Korean War.</text:p>
      <text:p text:style-name="Standard_20__28_user_29_">MYA <text:s text:c="2"/>-1: Korean War.</text:p>
      <text:p text:style-name="Standard_20__28_user_29_">CAM <text:s text:c="3"/>1: Independence of Cambodia.</text:p>
      <text:p text:style-name="Standard_20__28_user_29_"/>
      <text:p text:style-name="Standard_20__28_user_29_"/>
      <text:p text:style-name="Standard_20__28_user_29_"/>
      <text:p text:style-name="Standard_20__28_user_29_">YEAR: <text:s/>1954</text:p>
      <text:p text:style-name="Standard_20__28_user_29_">ALG <text:s text:c="2"/>-1: Algerian War begins.</text:p>
      <text:p text:style-name="Standard_20__28_user_29_">CHN <text:s text:c="2"/>-1: First Taiwan Strait Crisis</text:p>
      <text:p text:style-name="Standard_20__28_user_29_">TAW <text:s text:c="2"/>-1: First Taiwan Strait Crisis</text:p>
      <text:p text:style-name="Standard_20__28_user_29_">PRK <text:s text:c="2"/>-1: Armistice Korean War in November 1954</text:p>
      <text:p text:style-name="Standard_20__28_user_29_">ROK <text:s text:c="2"/>-1: Armistice Korean War in November 1954</text:p>
      <text:p text:style-name="Standard_20__28_user_29_">IND <text:s text:c="2"/>-1: First Indochina War, until the Geneva Conference of 1954. Insurgency in Northeast India</text:p>
      <text:p text:style-name="Standard_20__28_user_29_">THI <text:s text:c="2"/>-1: August 1: First Indochina War ends.</text:p>
      <text:p text:style-name="Standard_20__28_user_29_">CAM <text:s text:c="2"/>-1: August 1: First Indochina War ends.</text:p>
      <text:p text:style-name="Standard_20__28_user_29_">INS <text:s text:c="2"/>-1: Conferences of Asian Prime Ministers, India, Burma, Ceylon, Indonesia and Pakistan.</text:p>
      <text:p text:style-name="Standard_20__28_user_29_"/>
      <text:p text:style-name="Standard_20__28_user_29_"/>
      <text:p text:style-name="Standard_20__28_user_29_"/>
      <text:p text:style-name="Standard_20__28_user_29_">YEAR: <text:s/>1955</text:p>
      <text:p text:style-name="Standard_20__28_user_29_">UKG <text:s text:c="2"/>-1: First Sudanese Civil War</text:p>
      <text:p text:style-name="Standard_20__28_user_29_">FRN <text:s text:c="2"/>-1: Algerian War</text:p>
      <text:p text:style-name="Standard_20__28_user_29_">POL <text:s text:c="2"/>1: Signing of the Warsaw Pact.</text:p>
      <text:p text:style-name="Standard_20__28_user_29_">HUN <text:s/>1: Signing of the Warsaw Pact.</text:p>
      <text:p text:style-name="Standard_20__28_user_29_">ALB <text:s text:c="2"/>1: Signing of the Warsaw Pact.</text:p>
      <text:p text:style-name="Standard_20__28_user_29_"><text:soft-page-break/>BUL <text:s/>1: Signing of the Warsaw Pact.</text:p>
      <text:p text:style-name="Standard_20__28_user_29_">ROM <text:s text:c="2"/>1: Signing of the Warsaw Pact.</text:p>
      <text:p text:style-name="Standard_20__28_user_29_">RUS <text:s text:c="2"/>1: Signing of the Warsaw Pact.</text:p>
      <text:p text:style-name="Standard_20__28_user_29_">ALG <text:s text:c="2"/>-1: Algerian War</text:p>
      <text:p text:style-name="Standard_20__28_user_29_">SUD <text:s text:c="2"/>-1: First Sudanese Civil War</text:p>
      <text:p text:style-name="Standard_20__28_user_29_">CHN <text:s text:c="2"/>-1: USA authorises to use force to protect Formosa (Taiwan) from China.</text:p>
      <text:p text:style-name="Standard_20__28_user_29_">TAW <text:s text:c="2"/>-1: USA authorises to use force to protect Formosa (Taiwan) from China. </text:p>
      <text:p text:style-name="Standard_20__28_user_29_">DRV <text:s text:c="2"/>-1: Vietnam War begins.</text:p>
      <text:p text:style-name="Standard_20__28_user_29_">CZE <text:s text:c="2"/>1: Signing of the Warsaw Pact.</text:p>
      <text:p text:style-name="Standard_20__28_user_29_">IRN 1: Central Treaty Organization</text:p>
      <text:p text:style-name="Standard_20__28_user_29_">IRQ 1: Central Treaty Organization</text:p>
      <text:p text:style-name="Standard_20__28_user_29_">TUR 1: Central Treaty Organization</text:p>
      <text:p text:style-name="Standard_20__28_user_29_">PAK 1: Central Treaty Organization</text:p>
      <text:p text:style-name="Standard_20__28_user_29_"/>
      <text:p text:style-name="Standard_20__28_user_29_"/>
      <text:p text:style-name="Standard_20__28_user_29_"/>
      <text:p text:style-name="Standard_20__28_user_29_">YEAR: <text:s/>1956</text:p>
      <text:p text:style-name="Standard_20__28_user_29_">HUN <text:s text:c="2"/>-1: Hungarian Revolution of 1956 </text:p>
      <text:p text:style-name="Standard_20__28_user_29_">SAF <text:s text:c="3"/>1: The Freedom Charter is finally adopted by the African National Congress (ANC)</text:p>
      <text:p text:style-name="Standard_20__28_user_29_">MOR <text:s text:c="3"/>1: The United States recognizes Morocco's independence from France.</text:p>
      <text:p text:style-name="Standard_20__28_user_29_">TUN <text:s text:c="3"/>1: Independence of Tunisia from France.</text:p>
      <text:p text:style-name="Standard_20__28_user_29_">SUD <text:s text:c="3"/>1: Independence of Sudan from Britain.</text:p>
      <text:p text:style-name="Standard_20__28_user_29_">ISR <text:s text:c="2"/>-1: Nasser's nationalization of the Suez Canal triggers the Suez crisis.</text:p>
      <text:p text:style-name="Standard_20__28_user_29_">EGY -1: Suez Crisis.</text:p>
      <text:p text:style-name="Standard_20__28_user_29_">PAK <text:s text:c="3"/>1: Pakistan becomes a republic.</text:p>
      <text:p text:style-name="Standard_20__28_user_29_">SRI -1: The 1956 anti-Tamil pogrom.</text:p>
      <text:p text:style-name="Standard_20__28_user_29_">RVN -1: Vietnam War.</text:p>
      <text:p text:style-name="Standard_20__28_user_29_"/>
      <text:p text:style-name="Standard_20__28_user_29_"/>
      <text:p text:style-name="Standard_20__28_user_29_"/>
      <text:p text:style-name="Standard_20__28_user_29_">YEAR: <text:s/>1957</text:p>
      <text:p text:style-name="Standard_20__28_user_29_">HUN <text:s text:c="3"/>1: treaty Hungary about Soviet presence on a permanent basis</text:p>
      <text:p text:style-name="Standard_20__28_user_29_">BUL <text:s text:c="3"/>1: In January 1957, representatives of the Soviet Union, Bulgaria, Hungary, and Romania met in Budapest.</text:p>
      <text:p text:style-name="Standard_20__28_user_29_">ROM <text:s text:c="3"/>1: In January 1957, representatives of the Soviet Union, Bulgaria, Hungary, and Romania met in Budapest.</text:p>
      <text:p text:style-name="Standard_20__28_user_29_">RUS <text:s text:c="3"/>1: treaty Hungary about Soviet presence on a permanent basis</text:p>
      <text:p text:style-name="Standard_20__28_user_29_">GHA <text:s text:c="3"/>1: Ghana gained independence from the United Kingdom on March 6, 1957</text:p>
      <text:p text:style-name="Standard_20__28_user_29_">JOR <text:s text:c="2"/>-1: military coup attempt against King Hussein ibn Talal.</text:p>
      <text:p text:style-name="Standard_20__28_user_29_">SAU <text:s text:c="2"/>-1: Arab Cold War, April 1957</text:p>
      <text:p text:style-name="Standard_20__28_user_29_">MYA <text:s text:c="2"/>-1: Communist insurgency in Burma</text:p>
      <text:p text:style-name="Standard_20__28_user_29_">MAL <text:s text:c="3"/>1: August 31: Malaysia became independent from British colonial rule.</text:p>
      <text:p text:style-name="Standard_20__28_user_29_">RVN <text:s text:c="3"/>1: In 1957 South Vietnam's President Ngô Đình Diệm visited the United States.</text:p>
      <text:p text:style-name="Standard_20__28_user_29_"/>
      <text:p text:style-name="Standard_20__28_user_29_">YEAR: <text:s/>1958</text:p>
      <text:p text:style-name="Standard_20__28_user_29_">MEX <text:s text:c="2"/>-1: Mexico–Guatemala conflict</text:p>
      <text:p text:style-name="Standard_20__28_user_29_">GUA <text:s text:c="2"/>-1: Mexico–Guatemala conflict</text:p>
      <text:p text:style-name="Standard_20__28_user_29_">FRN <text:s text:c="2"/>-1: Ifni War, 1958 crisis in France</text:p>
      <text:p text:style-name="Standard_20__28_user_29_">GUI <text:s text:c="3"/>1: Guinea gains independence from France.</text:p>
      <text:p text:style-name="Standard_20__28_user_29_">MOR <text:s text:c="2"/>-1: Ifni War</text:p>
      <text:p text:style-name="Standard_20__28_user_29_">LEB <text:s text:c="2"/>-1: The 1958 Lebanon crisis</text:p>
      <text:p text:style-name="Standard_20__28_user_29_">CHN <text:s text:c="2"/>-1: Second Taiwan Strait Crisis.</text:p>
      <text:p text:style-name="Standard_20__28_user_29_"><text:soft-page-break/>TAW <text:s text:c="2"/>-1: Second Taiwan Strait Crisis.</text:p>
      <text:p text:style-name="Standard_20__28_user_29_">CAM <text:s text:c="2"/>-1: Kingdom of Cambodia.</text:p>
      <text:p text:style-name="Standard_20__28_user_29_">LAO <text:s text:c="2"/>-1: North Vietnamese invasion of Laos</text:p>
      <text:p text:style-name="Standard_20__28_user_29_">DRV <text:s text:c="2"/>-1: North Vietnamese invasion of Laos</text:p>
      <text:p text:style-name="Standard_20__28_user_29_">USA -1: The US attempted to replace the Shah in Iran</text:p>
      <text:p text:style-name="Standard_20__28_user_29_">IRN -1: The US attempted to replace the Shah in Iran</text:p>
      <text:p text:style-name="Standard_20__28_user_29_">EGY 1: Egypt and Syria united to form the UAR.</text:p>
      <text:p text:style-name="Standard_20__28_user_29_">SYR 1: Egypt and Syria united to form the UAR.</text:p>
      <text:p text:style-name="Standard_20__28_user_29_"/>
      <text:p text:style-name="Standard_20__28_user_29_"/>
      <text:p text:style-name="Standard_20__28_user_29_"/>
      <text:p text:style-name="Standard_20__28_user_29_">YEAR: <text:s/>1959</text:p>
      <text:p text:style-name="Standard_20__28_user_29_">CUB <text:s text:c="2"/>-1: Cuba revolution</text:p>
      <text:p text:style-name="Standard_20__28_user_29_">CYP <text:s text:c="3"/>1: Independence of Cyprus.</text:p>
      <text:p text:style-name="Standard_20__28_user_29_">CHN <text:s text:c="2"/>-1: Tibetan uprising</text:p>
      <text:p text:style-name="Standard_20__28_user_29_">LAO <text:s text:c="2"/>-1: Laotian civil war</text:p>
      <text:p text:style-name="Standard_20__28_user_29_">DRV <text:s text:c="2"/>-1: Vietnam War.</text:p>
      <text:p text:style-name="Standard_20__28_user_29_"/>
      <text:p text:style-name="Standard_20__28_user_29_"/>
      <text:p text:style-name="Standard_20__28_user_29_"/>
      <text:p text:style-name="Standard_20__28_user_29_">YEAR: <text:s/>1960</text:p>
      <text:p text:style-name="Standard_20__28_user_29_">MLI <text:s text:c="3"/>1: Year of Africa: Independence of African countries.</text:p>
      <text:p text:style-name="Standard_20__28_user_29_">MAA <text:s text:c="2"/>1: Year of Africa: Independence of African countries.</text:p>
      <text:p text:style-name="Standard_20__28_user_29_">NIR <text:s text:c="3"/>1: Year of Africa: Independence of African countries.</text:p>
      <text:p text:style-name="Standard_20__28_user_29_">CDI <text:s text:c="3"/>1: Year of Africa: Independence of African countries.</text:p>
      <text:p text:style-name="Standard_20__28_user_29_">BFO <text:s text:c="3"/>1: Year of Africa: Independence of African countries.</text:p>
      <text:p text:style-name="Standard_20__28_user_29_">TOG <text:s text:c="3"/>1: Year of Africa: Independence of African countries.</text:p>
      <text:p text:style-name="Standard_20__28_user_29_">GAB <text:s text:c="3"/>1: Year of Africa: Independence of African countries.</text:p>
      <text:p text:style-name="Standard_20__28_user_29_">CEN <text:s text:c="3"/>1: Year of Africa: Independence of African countries.</text:p>
      <text:p text:style-name="Standard_20__28_user_29_">CHA <text:s text:c="3"/>1: Year of Africa: Independence of African countries.</text:p>
      <text:p text:style-name="Standard_20__28_user_29_">CON <text:s text:c="3"/>1: Year of Africa: Independence of African countries.</text:p>
      <text:p text:style-name="Standard_20__28_user_29_">CAM <text:s text:c="3"/>1: Prince Norodom Sihanouk's policies had protected his nation from the turmoil that engulfed Laos and South Vietnam</text:p>
      <text:p text:style-name="Standard_20__28_user_29_">LAO -1: Laotian Civil War</text:p>
      <text:p text:style-name="P63">DRV <text:s text:c="2"/>-1: Vietnam War</text:p>
      <text:p text:style-name="Standard_20__28_user_29_"/>
      <text:p text:style-name="Standard_20__28_user_29_"/>
      <text:p text:style-name="Standard_20__28_user_29_"/>
      <text:p text:style-name="Standard_20__28_user_29_">YEAR: <text:s/>1961</text:p>
      <text:p text:style-name="Standard_20__28_user_29_">USA <text:s text:c="2"/>-1: Bay of Pigs Invasion</text:p>
      <text:p text:style-name="Standard_20__28_user_29_">CUB <text:s text:c="2"/>-1: Bay of Pigs Invasion</text:p>
      <text:p text:style-name="Standard_20__28_user_29_">POR <text:s text:c="2"/>-1: The Portuguese Colonial War begins with the Angolan War of Independence.</text:p>
      <text:p text:style-name="Standard_20__28_user_29_">MAA <text:s text:c="3"/>1: November 28, 1960, Mauritania declared its independence.</text:p>
      <text:p text:style-name="Standard_20__28_user_29_">ANG <text:s text:c="2"/>-1: The Portuguese Colonial War begins with the Angolan War of Independence.</text:p>
      <text:p text:style-name="Standard_20__28_user_29_">MOR <text:s text:c="2"/>-1: Morocco's claim to the Spanish Sahara</text:p>
      <text:p text:style-name="Standard_20__28_user_29_">TUN <text:s text:c="2"/>-1: Bizerte crisis</text:p>
      <text:p text:style-name="Standard_20__28_user_29_">IRQ <text:s text:c="2"/>-1: First Iraqi–Kurdish War.</text:p>
      <text:p text:style-name="Standard_20__28_user_29_">RVN <text:s text:c="2"/>-1: Vietnam War.</text:p>
      <text:p text:style-name="Standard_20__28_user_29_">LEB -1: coup by the Syrian Social Nationalist Party on New Year's Eve.</text:p>
      <text:p text:style-name="Standard_20__28_user_29_"/>
      <text:p text:style-name="Standard_20__28_user_29_"/>
      <text:p text:style-name="Standard_20__28_user_29_"/>
      <text:p text:style-name="Standard_20__28_user_29_"><text:soft-page-break/>YEAR: <text:s/>1962</text:p>
      <text:p text:style-name="Standard_20__28_user_29_">USA <text:s text:c="2"/>-1: The Cuban Missile Crisis.</text:p>
      <text:p text:style-name="Standard_20__28_user_29_">CUB <text:s text:c="2"/>-1: The Cuban Missile Crisis.</text:p>
      <text:p text:style-name="Standard_20__28_user_29_">SEN <text:s text:c="3"/>1: After the breakup of the Mali Federation, new parliamentary system.</text:p>
      <text:p text:style-name="Standard_20__28_user_29_">ALG <text:s text:c="3"/>1: The Algerian War ends with the independence of Algeria.</text:p>
      <text:p text:style-name="Standard_20__28_user_29_">CHN <text:s text:c="2"/>-1: The Sino-Indian War ends with a Chinese victory.</text:p>
      <text:p text:style-name="Standard_20__28_user_29_">IND <text:s text:c="2"/>-1: The Sino-Indian War ends with a Chinese victory.</text:p>
      <text:p text:style-name="Standard_20__28_user_29_">YAR <text:s text:c="2"/>-1: A coup ends the Mutawakkilite Kingdom of Yemen, establishing the Yemen Arab Republic and starting the North Yemen Civil War.</text:p>
      <text:p text:style-name="Standard_20__28_user_29_">YPR <text:s text:c="2"/>-1: A coup ends the Mutawakkilite Kingdom of Yemen, establishing the Yemen Arab Republic and starting the North Yemen Civil War.</text:p>
      <text:p text:style-name="Standard_20__28_user_29_">RVN <text:s text:c="2"/>-1: The Viet Cong insurgency expanded in South Vietnam in 1962.</text:p>
      <text:p text:style-name="Standard_20__28_user_29_"/>
      <text:p text:style-name="Standard_20__28_user_29_"/>
      <text:p text:style-name="Standard_20__28_user_29_"/>
      <text:p text:style-name="Standard_20__28_user_29_">YEAR: <text:s/>1963</text:p>
      <text:p text:style-name="Standard_20__28_user_29_">UKG <text:s text:c="2"/>-1: Dhofar Rebellion</text:p>
      <text:p text:style-name="Standard_20__28_user_29_">GUI <text:s text:c="2"/>-1: The Guinea-Bissau War of Independence</text:p>
      <text:p text:style-name="Standard_20__28_user_29_">NIG <text:s text:c="3"/>1: First Republic.</text:p>
      <text:p text:style-name="Standard_20__28_user_29_">KEN <text:s text:c="3"/>1: Independence of Kenya.</text:p>
      <text:p text:style-name="Standard_20__28_user_29_">MAL <text:s text:c="2"/>-1: Indonesia–Malaysia confrontation.</text:p>
      <text:p text:style-name="Standard_20__28_user_29_">INS <text:s text:c="2"/>-1: Indonesia–Malaysia confrontation.</text:p>
      <text:p text:style-name="Standard_20__28_user_29_">YAR <text:s text:c="2"/>-1: North Yemen civil war</text:p>
      <text:p text:style-name="Standard_20__28_user_29_">YPR <text:s text:c="2"/>-1: North Yemen civil war</text:p>
      <text:p text:style-name="Standard_20__28_user_29_">RVN <text:s text:c="2"/>-1: Beginning of the Buddhist crisis in South Vietnam during the Vietnam War.</text:p>
      <text:p text:style-name="Standard_20__28_user_29_">ZAN <text:s text:c="3"/>1: Independence of Zanzibar.</text:p>
      <text:p text:style-name="Standard_20__28_user_29_">GHA <text:s text:c="2"/>1: conference of African leaders to support for African unity.</text:p>
      <text:p text:style-name="Standard_20__28_user_29_"/>
      <text:p text:style-name="Standard_20__28_user_29_"/>
      <text:p text:style-name="Standard_20__28_user_29_">YEAR: <text:s/>1964</text:p>
      <text:p text:style-name="Standard_20__28_user_29_">USA <text:s text:c="2"/>-1: Gulf of Tonkin incident led to escalation of U.S. military involvement in Vietnam War.</text:p>
      <text:p text:style-name="Standard_20__28_user_29_">COL <text:s text:c="2"/>-1: Colombian armed conflict begins.</text:p>
      <text:p text:style-name="Standard_20__28_user_29_">BRA <text:s text:c="2"/>-1: A coup d'état establishes a military dictatorship in Brazil.</text:p>
      <text:p text:style-name="Standard_20__28_user_29_">MLT <text:s text:c="3"/>1: Independence of Malta.</text:p>
      <text:p text:style-name="Standard_20__28_user_29_">CYP <text:s text:c="2"/>-1: Cyprus problem</text:p>
      <text:p text:style-name="Standard_20__28_user_29_">ETH <text:s text:c="2"/>-1: Eritrean War of Independence.</text:p>
      <text:p text:style-name="Standard_20__28_user_29_">ZIM <text:s text:c="2"/>-1: Rhodesian Bush War begins.</text:p>
      <text:p text:style-name="Standard_20__28_user_29_">MAW <text:s text:c="3"/>1: Nyasaland e North Rhodesia Independence as Malawi e Zambia.</text:p>
      <text:p text:style-name="Standard_20__28_user_29_">LAO <text:s text:c="2"/>-1: American intervention in Laotian war</text:p>
      <text:p text:style-name="Standard_20__28_user_29_">RVN <text:s text:c="2"/>-1: Gulf of Tonkin incident led to escalation of U.S. military involvement in Vietnam War.</text:p>
      <text:p text:style-name="Standard_20__28_user_29_">ZAN <text:s text:c="2"/>-1: Zanzibar Revolution</text:p>
      <text:p text:style-name="Standard_20__28_user_29_">FR<text:span text:style-name="T1">N</text:span> 1: France and the People's Republic of China announced their decision to establish diplomatic relations</text:p>
      <text:p text:style-name="Standard_20__28_user_29_"/>
      <text:p text:style-name="Standard_20__28_user_29_"/>
      <text:p text:style-name="Standard_20__28_user_29_"/>
      <text:p text:style-name="Standard_20__28_user_29_">YEAR: <text:s/>1965</text:p>
      <text:p text:style-name="Standard_20__28_user_29_">DOM <text:s text:c="2"/>-1: Dominican Civil War.</text:p>
      <text:p text:style-name="Standard_20__28_user_29_">CYP <text:s text:c="2"/>-1: Cyprus problem</text:p>
      <text:p text:style-name="Standard_20__28_user_29_">CHA <text:s text:c="2"/>-1: Chadian Civil War</text:p>
      <text:p text:style-name="Standard_20__28_user_29_">DRC <text:s text:c="2"/>-1: Congo Crisis ends; Joseph Mobutu becomes dictator of the Congo.</text:p>
      <text:p text:style-name="Standard_20__28_user_29_">SOM <text:s text:c="2"/>-1: Ethiopian–Somali Border War</text:p>
      <text:p text:style-name="Standard_20__28_user_29_"><text:soft-page-break/>ETH <text:s text:c="2"/>-1: Ethiopian–Somali Border War</text:p>
      <text:p text:style-name="Standard_20__28_user_29_">SAF <text:s/>-1: Rhodesian Bush War involvement.</text:p>
      <text:p text:style-name="Standard_20__28_user_29_">IND <text:s text:c="2"/>-1: Second Indo-Pakistani War.</text:p>
      <text:p text:style-name="Standard_20__28_user_29_">PAK <text:s text:c="2"/>-1: Second Indo-Pakistani War.</text:p>
      <text:p text:style-name="P63">SIN <text:s text:c="2"/>-1: Singapore was expelled from the federation Malaysia on August 9, 1965.</text:p>
      <text:p text:style-name="Standard_20__28_user_29_">INS <text:s text:c="2"/>-1: 30 September Movement in Indonesia.</text:p>
      <text:p text:style-name="Standard_20__28_user_29_">EGY -1: in May 1965, Egypt began to move forces to the Sinai Peninsula.</text:p>
      <text:p text:style-name="Standard_20__28_user_29_">MAL -1: Singapore was expelled from the federation Malaysia on August 9, 1965.</text:p>
      <text:p text:style-name="Standard_20__28_user_29_"/>
      <text:p text:style-name="Standard_20__28_user_29_"/>
      <text:p text:style-name="Standard_20__28_user_29_"/>
      <text:p text:style-name="Standard_20__28_user_29_">YEAR: <text:s/>1966</text:p>
      <text:p text:style-name="Standard_20__28_user_29_">POR <text:s text:c="2"/>-1: Mozambican War of Independence (Part of the Portuguese Colonial War)</text:p>
      <text:p text:style-name="Standard_20__28_user_29_">CHA <text:s text:c="2"/>-1: Chadian Civil War</text:p>
      <text:p text:style-name="Standard_20__28_user_29_">MZM <text:s text:c="2"/>-1: Mozambican War of Independence</text:p>
      <text:p text:style-name="Standard_20__28_user_29_">ZIM <text:s text:c="2"/>-1: The African National Congress and the Zimbabwe African People's Union formed an alliance for armed struggle against South Africa and Rhodesia in January.</text:p>
      <text:p text:style-name="Standard_20__28_user_29_">MAW <text:s text:c="2"/>-1: Rebellion led by former Minister of Foreign Affairs Yatuta Chisiza.</text:p>
      <text:p text:style-name="Standard_20__28_user_29_">SAF <text:s text:c="2"/>-1: The African National Congress and the Zimbabwe African People's Union formed an alliance for armed struggle against South Africa and Rhodesia in January.</text:p>
      <text:p text:style-name="Standard_20__28_user_29_">LES <text:s text:c="3"/>1: Independence of Lesotho.</text:p>
      <text:p text:style-name="Standard_20__28_user_29_">BOT <text:s text:c="3"/>1: Independence of Botswana.</text:p>
      <text:p text:style-name="Standard_20__28_user_29_"/>
      <text:p text:style-name="Standard_20__28_user_29_"/>
      <text:p text:style-name="Standard_20__28_user_29_"/>
      <text:p text:style-name="Standard_20__28_user_29_">YEAR: <text:s/>1967</text:p>
      <text:p text:style-name="Standard_20__28_user_29_">POL <text:s text:c="2"/>-1: Poland's relations with the GDR, especially close since early 1967, deteriorated.</text:p>
      <text:p text:style-name="Standard_20__28_user_29_">HUN <text:s text:c="2"/>-1: In 1967, the European security campaign suffered a severe setback as the Soviet leadership was forced to turn its attention first to the crisis within the Warsaw Pact.</text:p>
      <text:p text:style-name="Standard_20__28_user_29_">GRC <text:s text:c="2"/>-1: Greek military coup establishes a military dictatorship led by Georgios Papadopoulos.</text:p>
      <text:p text:style-name="Standard_20__28_user_29_">CYP <text:s text:c="2"/>-1: Cyprus Problem.</text:p>
      <text:p text:style-name="Standard_20__28_user_29_">TOG <text:s text:c="2"/>-1: 14 April 1967, coup d'état Étienne Eyadéma deposed government of Nicolas Grunitzky</text:p>
      <text:p text:style-name="Standard_20__28_user_29_">NIG <text:s text:c="2"/>-1: Attempted secession of the Republic of Biafra triggers the Nigerian Civil War.</text:p>
      <text:p text:style-name="Standard_20__28_user_29_">SOM <text:s text:c="3"/>1: French Somaliland independence referendum.</text:p>
      <text:p text:style-name="Standard_20__28_user_29_">EGY <text:s text:c="2"/>-1: The Six-Day War</text:p>
      <text:p text:style-name="Standard_20__28_user_29_">ISR <text:s text:c="2"/>-1: The Six-Day War. War of Attrition.</text:p>
      <text:p text:style-name="Standard_20__28_user_29_">CHN <text:s text:c="2"/>-1: China-India border conflicts</text:p>
      <text:p text:style-name="Standard_20__28_user_29_">NEP -1: China-India border conflicts.</text:p>
      <text:p text:style-name="Standard_20__28_user_29_">IND <text:s text:c="2"/>-1: China-India border conflicts; Naxalite-Maoist insurgency.</text:p>
      <text:p text:style-name="Standard_20__28_user_29_">CZE <text:s text:c="2"/>-1: Prague spring and regime crisis (the regime's political crisis did not begin with Dubcek's election as party leader on 5 January 1968, but with the break-up speeches delivered at the Writers' Congress in June 1967 by Ludvík Vaculík, Milan Kundera and Antonín Liehm)</text:p>
      <text:p text:style-name="Standard_20__28_user_29_">GDR <text:s text:c="2"/>-1: Crisis in the Warsaw pact (<text:a xlink:type="simple" xlink:href="https://apps.dtic.mil/sti/tr/pdf/AD0716806.pdf" text:style-name="Internet_20_link" text:visited-style-name="Visited_20_Internet_20_Link"><text:span text:style-name="Internet_20_link">https://apps.dtic.mil/sti/tr/pdf/AD0716806.pdf</text:span></text:a>)</text:p>
      <text:p text:style-name="Standard_20__28_user_29_">BUL -1: Crisis in the Warsaw pact</text:p>
      <text:p text:style-name="Standard_20__28_user_29_">ROM -1: Crisis in the Warsaw pact</text:p>
      <text:p text:style-name="Standard_20__28_user_29_">RVN <text:s text:c="2"/>-1: Vietnam War</text:p>
      <text:p text:style-name="Standard_20__28_user_29_">INS 1: Association of Southeast Asian Nations (ASEAN) founded.</text:p>
      <text:p text:style-name="Standard_20__28_user_29_">MAL1: Association of Southeast Asian Nations (ASEAN) founded.</text:p>
      <text:p text:style-name="Standard_20__28_user_29_">PHI 1: Association of Southeast Asian Nations (ASEAN) founded.</text:p>
      <text:p text:style-name="Standard_20__28_user_29_">THI 1: Association of Southeast Asian Nations (ASEAN) founded.</text:p>
      <text:p text:style-name="Standard_20__28_user_29_">SIN 1: Association of Southeast Asian Nations (ASEAN) founded.</text:p>
      <text:p text:style-name="Standard_20__28_user_29_">TAZ -1: Arusha Declaration (part of Nyerere's broader vision of African socialism.)</text:p>
      <text:p text:style-name="Standard_20__28_user_29_"><text:soft-page-break/></text:p>
      <text:p text:style-name="Standard_20__28_user_29_"/>
      <text:p text:style-name="Standard_20__28_user_29_"/>
      <text:p text:style-name="Standard_20__28_user_29_">YEAR: <text:s/>1968</text:p>
      <text:p text:style-name="Standard_20__28_user_29_">IRE <text:s text:c="2"/>-1: The Troubles begin in Northern Ireland.</text:p>
      <text:p text:style-name="Standard_20__28_user_29_">TOG <text:s text:c="2"/>-1: Military power in Togo by Gnassingbé Eyadéma increased.</text:p>
      <text:p text:style-name="Standard_20__28_user_29_">NIG <text:s text:c="2"/>-1: The Nigerian Civil War</text:p>
      <text:p text:style-name="Standard_20__28_user_29_">SWA <text:s text:c="3"/>1: Swaziland gains independence from Great Britain</text:p>
      <text:p text:style-name="Standard_20__28_user_29_">EGY <text:s text:c="2"/>-1: War of Attrition</text:p>
      <text:p text:style-name="Standard_20__28_user_29_">LEB <text:s text:c="2"/>-1: Palestinian insurgency in South Lebanon begins.</text:p>
      <text:p text:style-name="Standard_20__28_user_29_">JOR <text:s text:c="2"/>-1: Battle of Karameh (War of Attrition).</text:p>
      <text:p text:style-name="Standard_20__28_user_29_">ISR <text:s text:c="2"/>-1: Battle of Karameh (War of Attrition).</text:p>
      <text:p text:style-name="Standard_20__28_user_29_">DRV <text:s text:c="2"/>-1: The Tet Offensive; My Lai massacre.</text:p>
      <text:p text:style-name="Standard_20__28_user_29_">MAL <text:s text:c="2"/>-1: Communist insurgency, Ethnic riots.</text:p>
      <text:p text:style-name="Standard_20__28_user_29_">CZE <text:s text:c="2"/>-1: the Soviet Union and Warsaw Pact countries invaded Czechoslovakia; Prague Spring.</text:p>
      <text:p text:style-name="Standard_20__28_user_29_">SIN -1: Ethnic riots break out in Kuala Lumpur, Malaysia, which later spill over to Singapore</text:p>
      <text:p text:style-name="Standard_20__28_user_29_"/>
      <text:p text:style-name="Standard_20__28_user_29_"/>
      <text:p text:style-name="Standard_20__28_user_29_">YEAR: <text:s/>1969</text:p>
      <text:p text:style-name="Standard_20__28_user_29_">USA <text:s text:c="2"/>-1: In March 1969, the United States began a theater-wide offensive in Vietnam.</text:p>
      <text:p text:style-name="Standard_20__28_user_29_">RUS <text:s text:c="2"/>-1: Sino-Soviet border conflict.</text:p>
      <text:p text:style-name="Standard_20__28_user_29_">NIG <text:s text:c="2"/>-1: The Nigerian Civil War</text:p>
      <text:p text:style-name="Standard_20__28_user_29_">LIB <text:s text:c="2"/>-1: Muammar Gaddafi overthrows King Idris of Libya in a Coup d'état and establishes the Libyan Arab Republic. </text:p>
      <text:p text:style-name="Standard_20__28_user_29_">EGY <text:s text:c="2"/>-1: War of Attrition</text:p>
      <text:p text:style-name="Standard_20__28_user_29_">ISR <text:s text:c="2"/>-1: War of Attrition</text:p>
      <text:p text:style-name="Standard_20__28_user_29_">CHN <text:s text:c="2"/>-1: Sino-Soviet border conflict.</text:p>
      <text:p text:style-name="Standard_20__28_user_29_">LAO <text:s text:c="2"/>-1: In March 1969, the Royal Lao Army launched a large attack.</text:p>
      <text:p text:style-name="Standard_20__28_user_29_">DRV <text:s text:c="2"/>-1: In March 1969, the United States began a theater-wide offensive.</text:p>
      <text:p text:style-name="Standard_20__28_user_29_">PHI <text:s text:c="2"/>-1: New People's Army rebellion.</text:p>
      <text:p text:style-name="Standard_20__28_user_29_">CON -1: December 1969, Mobutu renamed the country the People's Republic of the Congo and replaced the MNR as the sole ruling party with the Congolese Labour Party.</text:p>
      <text:p text:style-name="Standard_20__28_user_29_"/>
      <text:p text:style-name="Standard_20__28_user_29_"/>
      <text:p text:style-name="Standard_20__28_user_29_"/>
      <text:p text:style-name="Standard_20__28_user_29_">YEAR: <text:s/>1970</text:p>
      <text:p text:style-name="Standard_20__28_user_29_">POL <text:s text:c="2"/>-1: 1970 Polish protests. Warsaw Treaty with Federal Republic of Germany.</text:p>
      <text:p text:style-name="Standard_20__28_user_29_">NIG <text:s text:c="2"/>-1: The Nigerian Civil War ends with the reintegration of the Republic of Biafra with Nigeria.</text:p>
      <text:p text:style-name="Standard_20__28_user_29_">ZIM <text:s text:c="3"/>1: The white minority government declared itself a republic in 1970.</text:p>
      <text:p text:style-name="Standard_20__28_user_29_">EGY <text:s text:c="2"/>-1: War of Attrition.</text:p>
      <text:p text:style-name="Standard_20__28_user_29_">JOR <text:s text:c="2"/>-1: Black September in Jordan; Jordanian Civil War</text:p>
      <text:p text:style-name="Standard_20__28_user_29_">ISR <text:s text:c="2"/>-1: War of Attrition.</text:p>
      <text:p text:style-name="Standard_20__28_user_29_">YAR <text:s text:c="2"/>-1: North Yemen Civil War ends.</text:p>
      <text:p text:style-name="Standard_20__28_user_29_">YPR <text:s text:c="2"/>-1: North Yemen Civil War ends.</text:p>
      <text:p text:style-name="Standard_20__28_user_29_">CAM -1: In May 1970, a task force of U.S. and South Vietnamese troops invaded eastern Cambodia.</text:p>
      <text:p text:style-name="Standard_20__28_user_29_"/>
      <text:p text:style-name="Standard_20__28_user_29_"/>
      <text:p text:style-name="Standard_20__28_user_29_">YEAR: <text:s/>1971</text:p>
      <text:p text:style-name="Standard_20__28_user_29_">GUI <text:s text:c="2"/>-1: Rhodesian Bush War</text:p>
      <text:p text:style-name="Standard_20__28_user_29_">UGA <text:s text:c="2"/>-1: Ugandan coup d'état, Idi Amin seizes power.</text:p>
      <text:p text:style-name="Standard_20__28_user_29_">KEN 1: Arusha Agreement </text:p>
      <text:p text:style-name="Standard_20__28_user_29_"><text:soft-page-break/>ZIM <text:s text:c="2"/>-1: Rhodesian Bush War. In 1971 Rhodesia joined Alcora Exercise.</text:p>
      <text:p text:style-name="Standard_20__28_user_29_">MAW <text:s/>1: Malawi – Mozambique Boundary agreement</text:p>
      <text:p text:style-name="Standard_20__28_user_29_">IRQ <text:s text:c="2"/>-1: Iraqi interference in Jordanian Civil War</text:p>
      <text:p text:style-name="Standard_20__28_user_29_">SYR <text:s text:c="2"/>-1: Corrective Movement, or Corrective Revolution or 1970 coup.</text:p>
      <text:p text:style-name="Standard_20__28_user_29_">JOR <text:s text:c="2"/>-1: Jordanian Civil War</text:p>
      <text:p text:style-name="Standard_20__28_user_29_">CHN <text:s text:c="2"/>-1: Third India–Pakistan War</text:p>
      <text:p text:style-name="Standard_20__28_user_29_">IND <text:s text:c="2"/>-1: Indo-Pakistani War of 1971 or the Third India–Pakistan War</text:p>
      <text:p text:style-name="Standard_20__28_user_29_">BNG <text:s text:c="2"/>-1: Bangladesh Liberation War.</text:p>
      <text:p text:style-name="Standard_20__28_user_29_">PAK -1: Indo-Pakistani War of 1971 or the Third India–Pakistan War.</text:p>
      <text:p text:style-name="Standard_20__28_user_29_"/>
      <text:p text:style-name="Standard_20__28_user_29_"/>
      <text:p text:style-name="Standard_20__28_user_29_">YEAR: <text:s/>1972</text:p>
      <text:p text:style-name="Standard_20__28_user_29_">IRE <text:s text:c="2"/>-1: Northern Ireland's Bloody Sunday.</text:p>
      <text:p text:style-name="P63"><text:span text:style-name="T4">UKG</text:span> <text:s text:c="2"/>-1: Northern Ireland's Bloody Sunday.</text:p>
      <text:p text:style-name="Standard_20__28_user_29_">UGA <text:s text:c="2"/>-1: Invasion of Uganda</text:p>
      <text:p text:style-name="Standard_20__28_user_29_">LIB -1: Invasion of Uganda</text:p>
      <text:p text:style-name="Standard_20__28_user_29_">TAZ -1: Invasion of Uganda </text:p>
      <text:p text:style-name="Standard_20__28_user_29_">SAF <text:s text:c="2"/>-1: Rhodesian Bush War, South African Border War</text:p>
      <text:p text:style-name="Standard_20__28_user_29_">SUD <text:s text:c="2"/>-1: The First Sudanese Civil War ends.</text:p>
      <text:p text:style-name="Standard_20__28_user_29_">IRQ <text:s text:c="2"/>1: USSR and Iraq had signed a Treaty of Friendship and Cooperation</text:p>
      <text:p text:style-name="Standard_20__28_user_29_">SYR <text:s text:c="2"/>-1: Israel bombs OLP in Syria and Lebanon 1972</text:p>
      <text:p text:style-name="Standard_20__28_user_29_">LEB <text:s text:c="2"/>-1: Israel bombs OLP in Syria and Lebanon 1972</text:p>
      <text:p text:style-name="Standard_20__28_user_29_">ISR <text:s text:c="2"/>-1: Israel bombs OLP in Syria and Lebanon</text:p>
      <text:p text:style-name="Standard_20__28_user_29_">BNG <text:s text:c="2"/>-1: Bangladesh insurgency</text:p>
      <text:p text:style-name="Standard_20__28_user_29_">CYP 1: Trade agreement between CYP and EU</text:p>
      <text:p text:style-name="Standard_20__28_user_29_"/>
      <text:p text:style-name="Standard_20__28_user_29_"/>
      <text:p text:style-name="Standard_20__28_user_29_"/>
      <text:p text:style-name="Standard_20__28_user_29_">YEAR: <text:s/>1973</text:p>
      <text:p text:style-name="Standard_20__28_user_29_">CHL -1: 1973 Chilean coup d'état.</text:p>
      <text:p text:style-name="Standard_20__28_user_29_">ISR <text:s text:c="2"/>-1: Yom Kippur War</text:p>
      <text:p text:style-name="P64">EGY -1: Yom Kippur War</text:p>
      <text:p text:style-name="P64">SYR -1: Yom Kippur War</text:p>
      <text:p text:style-name="P64"/>
      <text:p text:style-name="P64"/>
      <text:p text:style-name="Standard_20__28_user_29_"/>
      <text:p text:style-name="Standard_20__28_user_29_">YEAR: <text:s/>1974</text:p>
      <text:p text:style-name="Standard_20__28_user_29_">ARG <text:s text:c="2"/>-1: Dirty War begins in Argentina.</text:p>
      <text:p text:style-name="Standard_20__28_user_29_">POR <text:s text:c="2"/>-1: Carnation Revolution in Portugal begins transition to democracy.</text:p>
      <text:p text:style-name="Standard_20__28_user_29_">CYP <text:s text:c="2"/>-1: Turkish invasion of Cyprus</text:p>
      <text:p text:style-name="Standard_20__28_user_29_">ETH <text:s text:c="2"/>-1: Emperor Haile Selassie I of Ethiopia is overthrown in a military coup. Beginning of the Ethiopian Civil War.</text:p>
      <text:p text:style-name="Standard_20__28_user_29_">TUR <text:s text:c="2"/>-1: Turkish invasion of Cyprus</text:p>
      <text:p text:style-name="Standard_20__28_user_29_">GDR -1: the reunification clause was removed from the revised East German constitution.</text:p>
      <text:p text:style-name="Standard_20__28_user_29_"/>
      <text:p text:style-name="Standard_20__28_user_29_"/>
      <text:p text:style-name="Standard_20__28_user_29_"/>
      <text:p text:style-name="Standard_20__28_user_29_">YEAR: <text:s/>1975</text:p>
      <text:p text:style-name="Standard_20__28_user_29_">GUA <text:s text:c="2"/>-1: Guatemala civil war, Mass movement for social reforms</text:p>
      <text:p text:style-name="Standard_20__28_user_29_">ARG <text:s text:c="2"/>-1: Dirty War</text:p>
      <text:p text:style-name="Standard_20__28_user_29_">SPN <text:s text:c="2"/>1: In November 1975, Franco died and Spain started its transition to democracy.</text:p>
      <text:p text:style-name="Standard_20__28_user_29_">MAA <text:s text:c="2"/>-1: Western Sahara War begins.</text:p>
      <text:p text:style-name="Standard_20__28_user_29_"><text:soft-page-break/>NIR <text:s text:c="2"/>-1: The Angola Crisis <text:span text:style-name="T4">1</text:span>974–75</text:p>
      <text:p text:style-name="Standard_20__28_user_29_">BFO <text:s text:c="2"/>-1: The Angola Crisis 1974–75</text:p>
      <text:p text:style-name="Standard_20__28_user_29_">SIE <text:s text:c="2"/>-1: The Angola Crisis 1974–75</text:p>
      <text:p text:style-name="Standard_20__28_user_29_">TOG <text:s text:c="2"/>-1: The Angola Crisis 1974–75</text:p>
      <text:p text:style-name="Standard_20__28_user_29_">TAZ <text:s text:c="2"/>-1: The Angola Crisis 1974–75</text:p>
      <text:p text:style-name="Standard_20__28_user_29_">ZIM <text:s text:c="2"/>-1: The Angola Crisis 1974–75</text:p>
      <text:p text:style-name="Standard_20__28_user_29_">MAW <text:s text:c="2"/>-1: The Angola Crisis 1974–75</text:p>
      <text:p text:style-name="Standard_20__28_user_29_">SAF <text:s text:c="3"/>1: Israel–South Africa Agreement</text:p>
      <text:p text:style-name="Standard_20__28_user_29_">SUD <text:s text:c="2"/>-1: Angolan Civil War begins; Lebanese Civil War.</text:p>
      <text:p text:style-name="Standard_20__28_user_29_">LEB <text:s text:c="2"/>-1: Lebanese Civil War begins.</text:p>
      <text:p text:style-name="Standard_20__28_user_29_">JOR <text:s text:c="2"/>-1: Lebanese Civil War</text:p>
      <text:p text:style-name="Standard_20__28_user_29_">ISR <text:s text:c="2"/>-1: Israel–South Africa Agreement</text:p>
      <text:p text:style-name="Standard_20__28_user_29_">SAU <text:s text:c="2"/>-1: Lebanese Civil War</text:p>
      <text:p text:style-name="Standard_20__28_user_29_">ROK 1: Asia-Pacific Trade Agreement 1975</text:p>
      <text:p text:style-name="Standard_20__28_user_29_">MON <text:s text:c="3"/>1: Asia-Pacific Trade Agreement 1975</text:p>
      <text:p text:style-name="Standard_20__28_user_29_">THI <text:s text:c="3"/>1: Thailand, Malaysia, Indonesia, Singapore and the Philippines recognize Cambodia.</text:p>
      <text:p text:style-name="Standard_20__28_user_29_">CAM <text:s text:c="3"/>1: Thailand, Malaysia, Indonesia, Singapore and the Philippines recognize Cambodia</text:p>
      <text:p text:style-name="Standard_20__28_user_29_">PHI <text:s text:c="3"/>1: Thailand, Malaysia, Indonesia, Singapore and the Philippines recognize Cambodia</text:p>
      <text:p text:style-name="Standard_20__28_user_29_">INS <text:s text:c="2"/>-1: Indonesian invasion of East Timor begins.</text:p>
      <text:p text:style-name="Standard_20__28_user_29_">DRV -1: The Fall of Saigon ends the Vietnam War. Cambodian–Vietnamese War</text:p>
      <text:p text:style-name="Standard_20__28_user_29_">CAO 1: The Maroua Declaration is a boundary agreement between Cameroon and Nigeria.</text:p>
      <text:p text:style-name="Standard_20__28_user_29_">NIG 1: The Maroua Declaration is a boundary agreement between Cameroon and Nigeria.</text:p>
      <text:p text:style-name="Standard_20__28_user_29_">ANG -1: Angola declares independence from Portugal and Angolan Civil War erupts.</text:p>
      <text:p text:style-name="Standard_20__28_user_29_">IRN 1: The 1975 Algiers Agreement between Iran and Iraq</text:p>
      <text:p text:style-name="Standard_20__28_user_29_">IRQ 1: The 1975 Algiers Agreement between Iran and Iraq</text:p>
      <text:p text:style-name="Standard_20__28_user_29_"/>
      <text:p text:style-name="Standard_20__28_user_29_"/>
      <text:p text:style-name="Standard_20__28_user_29_"/>
      <text:p text:style-name="Standard_20__28_user_29_">YEAR: <text:s/>1976</text:p>
      <text:p text:style-name="Standard_20__28_user_29_">ARG <text:s text:c="2"/>-1: 1976 Argentine coup d'état</text:p>
      <text:p text:style-name="Standard_20__28_user_29_">DRC <text:s text:c="2"/>-1: Shaba I conflict.</text:p>
      <text:p text:style-name="Standard_20__28_user_29_">MZM <text:s text:c="2"/>-1: South African Border War</text:p>
      <text:p text:style-name="Standard_20__28_user_29_">SAF <text:s text:c="2"/>-1: South African Border War</text:p>
      <text:p text:style-name="Standard_20__28_user_29_">JPN <text:s text:c="2"/>-1: oil shock impact on the Japanese economy</text:p>
      <text:p text:style-name="Standard_20__28_user_29_">NIG -1: 1976 Nigerian coup attempt</text:p>
      <text:p text:style-name="Standard_20__28_user_29_">SYR -1: Islamist uprising; Syrian intervention in the Lebanese Civil War</text:p>
      <text:p text:style-name="Standard_20__28_user_29_">LEB -1: Syrian intervention in the Lebanese Civil War</text:p>
      <text:p text:style-name="Standard_20__28_user_29_">ANG -1: Operation Savannah</text:p>
      <text:p text:style-name="Standard_20__28_user_29_">SOM -1: Ogaden War</text:p>
      <text:p text:style-name="Standard_20__28_user_29_">ETH -1: Ogaden War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YEAR: <text:s/>1977</text:p>
      <text:p text:style-name="Standard_20__28_user_29_">UKG <text:s text:c="3"/>1: Bermuda II Agreement</text:p>
      <text:p text:style-name="Standard_20__28_user_29_">USA <text:s text:c="4"/><text:span text:style-name="T2">1</text:span>: Bermuda II Agreement</text:p>
      <text:p text:style-name="Standard_20__28_user_29_">CHA <text:s text:c="2"/>-1: Shaba I conflict</text:p>
      <text:p text:style-name="Standard_20__28_user_29_">CON <text:s text:c="2"/>-1: Shaba I conflict</text:p>
      <text:p text:style-name="Standard_20__28_user_29_">SOM <text:s text:c="2"/>-1: Somalia declares war on Ethiopia setting off the Ethio-Somali War.</text:p>
      <text:p text:style-name="Standard_20__28_user_29_">DJI <text:s text:c="3"/>1: Djibouti gains independence from France.</text:p>
      <text:p text:style-name="Standard_20__28_user_29_">ETH <text:s text:c="2"/>-1: Somalia declares war on Ethiopia setting off the Ethio-Somali War.</text:p>
      <text:p text:style-name="Standard_20__28_user_29_"><text:soft-page-break/>ANG <text:s text:c="2"/>-1: Shaba I; Angolan Civil War; Mozambican Civil War</text:p>
      <text:p text:style-name="Standard_20__28_user_29_">MZM <text:s text:c="2"/>-1: Mozambican Civil War</text:p>
      <text:p text:style-name="Standard_20__28_user_29_">LIB <text:s text:c="2"/>-1: Libyan–Egyptian War</text:p>
      <text:p text:style-name="Standard_20__28_user_29_">EGY <text:s text:c="2"/>-1: Libyan–Egyptian War</text:p>
      <text:p text:style-name="Standard_20__28_user_29_">SYR <text:s text:c="2"/>-1: Islamist uprising in Syria</text:p>
      <text:p text:style-name="Standard_20__28_user_29_">LEB <text:s text:c="2"/>-1: South Lebanon conflict</text:p>
      <text:p text:style-name="Standard_20__28_user_29_">ISR <text:s text:c="2"/>-1: South Lebanon conflict</text:p>
      <text:p text:style-name="Standard_20__28_user_29_">INS <text:s text:c="3"/>1: Indonesian legislative election</text:p>
      <text:p text:style-name="Standard_20__28_user_29_">UGA -1: 1977 invasion of Uganda</text:p>
      <text:p text:style-name="Standard_20__28_user_29_">PAK -1: 1977 Pakistani military coup</text:p>
      <text:p text:style-name="Standard_20__28_user_29_">THI -1: October 1977 Thai coup d'état</text:p>
      <text:p text:style-name="Standard_20__28_user_29_"/>
      <text:p text:style-name="Standard_20__28_user_29_"/>
      <text:p text:style-name="Standard_20__28_user_29_"/>
      <text:p text:style-name="Standard_20__28_user_29_">YEAR: <text:s/>1978</text:p>
      <text:p text:style-name="Standard_20__28_user_29_">NIC <text:s text:c="2"/>-1: Beginning of the Nicaraguan Revolution.</text:p>
      <text:p text:style-name="Standard_20__28_user_29_">CHA <text:s text:c="2"/>-1: Chadian–Libyan conflict</text:p>
      <text:p text:style-name="Standard_20__28_user_29_">DRC <text:s text:c="2"/>-1: Shaba II (June 1978)</text:p>
      <text:p text:style-name="Standard_20__28_user_29_">UGA <text:s text:c="2"/>-1: The Uganda–Tanzania War begins.</text:p>
      <text:p text:style-name="Standard_20__28_user_29_">TAZ <text:s text:c="2"/>-1: The Uganda–Tanzania War begins.</text:p>
      <text:p text:style-name="Standard_20__28_user_29_">SOM <text:s text:c="2"/>-1: Ethio-Somali War (1978); Somali Rebellion.</text:p>
      <text:p text:style-name="Standard_20__28_user_29_">ETH <text:s text:c="2"/>-1: Ethio-Somali War (1978)</text:p>
      <text:p text:style-name="Standard_20__28_user_29_">ANG <text:s text:c="2"/>-1: Angolan Civil War</text:p>
      <text:p text:style-name="Standard_20__28_user_29_">MZM <text:s text:c="2"/>-1: Mozambican Civil War</text:p>
      <text:p text:style-name="Standard_20__28_user_29_">LIB <text:s text:c="2"/>-1: Chadian–Libyan conflict.</text:p>
      <text:p text:style-name="Standard_20__28_user_29_">IRN <text:s text:c="2"/>-1: Iranian Revolution</text:p>
      <text:p text:style-name="Standard_20__28_user_29_">EGY <text:s text:c="2"/>1: The Camp David Accords are signed between Israel and Egypt.</text:p>
      <text:p text:style-name="Standard_20__28_user_29_">LEB <text:s text:c="2"/>-1: 1978 South Lebanon conflict.</text:p>
      <text:p text:style-name="Standard_20__28_user_29_">AFG <text:s text:c="2"/>-1: The War in Afghanistan begins with the Saur Revolution.</text:p>
      <text:p text:style-name="Standard_20__28_user_29_">THI <text:s text:c="2"/>-1: Second Malayan Emergency</text:p>
      <text:p text:style-name="Standard_20__28_user_29_">CAM <text:s text:c="2"/>-1: The Cambodian-Vietnamese War begins.</text:p>
      <text:p text:style-name="Standard_20__28_user_29_">DRV <text:s text:c="2"/>-1: The Cambodian-Vietnamese War begins.</text:p>
      <text:p text:style-name="Standard_20__28_user_29_">MAL <text:s text:c="2"/>-1: Second Malayan Emergency</text:p>
      <text:p text:style-name="Standard_20__28_user_29_">INS <text:s text:c="2"/>-1: Indonesian occupation of East Timor; Insurgency in Aceh.</text:p>
      <text:p text:style-name="Standard_20__28_user_29_"><text:span text:style-name="T3">BAH</text:span> -1: Armed clashes erupted around the archipelago of the Hawar Islands in 1978</text:p>
      <text:p text:style-name="Standard_20__28_user_29_">ISR 1: The Camp David Accords are signed between Israel and Egypt.</text:p>
      <text:p text:style-name="Standard_20__28_user_29_">MAA -1: 1978 Mauritanian coup d'état</text:p>
      <text:p text:style-name="Standard_20__28_user_29_"/>
      <text:p text:style-name="Standard_20__28_user_29_"/>
      <text:p text:style-name="Standard_20__28_user_29_"/>
      <text:p text:style-name="Standard_20__28_user_29_">YEAR: <text:s/>1979</text:p>
      <text:p text:style-name="Standard_20__28_user_29_">GRN <text:s text:c="2"/>-1: Grenada revolution by Maurice Bishop</text:p>
      <text:p text:style-name="Standard_20__28_user_29_">MEX <text:s text:c="2"/>-1: Central American crisis</text:p>
      <text:p text:style-name="P62">GUA <text:s text:c="2"/>-1:Central American crisis </text:p>
      <text:p text:style-name="P62">HON <text:s text:c="2"/>-1: Central American crisis</text:p>
      <text:p text:style-name="Standard_20__28_user_29_">SAL <text:s text:c="2"/>-1: Beginning of the Salvadoran Civil War.</text:p>
      <text:p text:style-name="Standard_20__28_user_29_">NIC <text:s text:c="2"/>-1: The Nicaraguan Revolution begins</text:p>
      <text:p text:style-name="P62">COS <text:s text:c="2"/>-1:Central American crisis</text:p>
      <text:p text:style-name="P62">VEN <text:s text:c="2"/>-1:Central American crisis</text:p>
      <text:p text:style-name="P62">GUY <text:s text:c="2"/>-1:Central American crisis</text:p>
      <text:p text:style-name="P62">SUR <text:s text:c="2"/>-1:Central American crisis</text:p>
      <text:p text:style-name="P62">ECU <text:s text:c="2"/>-1: Central American crisis</text:p>
      <text:p text:style-name="P62"><text:soft-page-break/>PER <text:s text:c="2"/>-1: Central American crisis</text:p>
      <text:p text:style-name="P62">BRA <text:s text:c="2"/>-1:Central American crisis</text:p>
      <text:p text:style-name="P62">BOL <text:s text:c="2"/>-1: Central American crisis</text:p>
      <text:p text:style-name="Standard_20__28_user_29_">PAR <text:s text:c="2"/>-1: Central American crisis</text:p>
      <text:p text:style-name="Standard_20__28_user_29_">CHL <text:s text:c="2"/>-1: <text:s/>Central American crisis</text:p>
      <text:p text:style-name="Standard_20__28_user_29_">URU <text:s text:c="2"/>-1: <text:s/>Central American crisis</text:p>
      <text:p text:style-name="Standard_20__28_user_29_">RUS <text:s text:c="2"/>-1: Soviet–Afghan War begins.</text:p>
      <text:p text:style-name="Standard_20__28_user_29_">UGA <text:s text:c="2"/>-1: The Uganda–Tanzania War</text:p>
      <text:p text:style-name="Standard_20__28_user_29_">TAZ <text:s text:c="2"/>-1: The Uganda–Tanzania War.</text:p>
      <text:p text:style-name="Standard_20__28_user_29_">ANG <text:s text:c="3"/>1: The Southern Africa Non-aggression Pact 1979</text:p>
      <text:p text:style-name="Standard_20__28_user_29_">ZAM <text:s text:c="3"/>1: The Southern Africa Non-aggression Pact 1979</text:p>
      <text:p text:style-name="Standard_20__28_user_29_">DRC 1: The Southern Africa Non-aggression Pact 1979</text:p>
      <text:p text:style-name="Standard_20__28_user_29_">IRN <text:s text:c="2"/>-1: The Iranian Revolution ends. Shah Reza Pahlavi is overthrown and forced into exile. Kurdish rebellion. The Iran hostage crisis begins.</text:p>
      <text:p text:style-name="Standard_20__28_user_29_">AFG <text:s text:c="2"/>-1: Soviet–Afghan War begins late 1979.</text:p>
      <text:p text:style-name="Standard_20__28_user_29_">KZK <text:s text:c="2"/>-1: Soviet–Afghan War begins late 1979.</text:p>
      <text:p text:style-name="Standard_20__28_user_29_">CHN <text:s text:c="2"/>-1: The Sino-Vietnamese War in January–March 1979.</text:p>
      <text:p text:style-name="Standard_20__28_user_29_">ROK <text:s text:c="2"/>-1: Coup d'état of December Twelfth (December 12, 1979)</text:p>
      <text:p text:style-name="Standard_20__28_user_29_">THI <text:s text:c="2"/>-1: Indochina wars</text:p>
      <text:p text:style-name="Standard_20__28_user_29_">CAM <text:s text:c="2"/>-1: Cambodian–Vietnamese War; The Vietnamese invasion of Kampuchea ends Cambodia's Khmer Rouge regime.</text:p>
      <text:p text:style-name="Standard_20__28_user_29_">DRV <text:s text:c="2"/>-1: The Sino-Vietnamese War in January–March 1979, or Third Indochina War.</text:p>
      <text:p text:style-name="Standard_20__28_user_29_">MAL <text:s text:c="2"/>-1: Indochina wars</text:p>
      <text:p text:style-name="Standard_20__28_user_29_">INS <text:s text:c="2"/>-1: Indochina wars</text:p>
      <text:p text:style-name="Standard_20__28_user_29_">PAL <text:s text:c="2"/>1: the districts of Palau and the Marshall Islands voted for independent status in 1978, which was widely supported by the Philippines, Taiwan, and Japan.</text:p>
      <text:p text:style-name="Standard_20__28_user_29_">LAO -1: Cambodian–Vietnamese War</text:p>
      <text:p text:style-name="Standard_20__28_user_29_">ZIM -1: Second Chimurenga/Rhodesian Bush War</text:p>
      <text:p text:style-name="Standard_20__28_user_29_"/>
      <text:p text:style-name="Standard_20__28_user_29_"/>
      <text:p text:style-name="Standard_20__28_user_29_">YEAR: <text:s/>1980</text:p>
      <text:p text:style-name="Standard_20__28_user_29_">PER <text:s text:c="2"/>-1: Internal conflict in Peru begins.</text:p>
      <text:p text:style-name="Standard_20__28_user_29_">RUS <text:s text:c="2"/>-1: Soviet–Afghan War</text:p>
      <text:p text:style-name="Standard_20__28_user_29_">ETH <text:s text:c="2"/>-1: February 1980 - 24 March 1981 Second Eritrean Civil War</text:p>
      <text:p text:style-name="Standard_20__28_user_29_">ANG <text:s text:c="2"/>-1: Angolan troops crossed the border into Namibia for the first time on 31 October</text:p>
      <text:p text:style-name="Standard_20__28_user_29_">MZM <text:s text:c="2"/>-1: Mozambican Civil War</text:p>
      <text:p text:style-name="Standard_20__28_user_29_">ZAM <text:s text:c="2"/>-1: Mozambican Civil War </text:p>
      <text:p text:style-name="Standard_20__28_user_29_">ZIM <text:s text:c="2"/>-1: End of Second Chimurenga/Rhodesian Bush War and Independence of Rhodesia, which becomes Zimbabwe.</text:p>
      <text:p text:style-name="Standard_20__28_user_29_">IRN <text:s text:c="2"/>-1: Iran–Iraq War begins.</text:p>
      <text:p text:style-name="Standard_20__28_user_29_">TUR <text:s text:c="2"/>-1: Maoist insurgency in Turkey</text:p>
      <text:p text:style-name="Standard_20__28_user_29_">IRQ <text:s text:c="2"/>-1: Iran–Iraq War begins.</text:p>
      <text:p text:style-name="Standard_20__28_user_29_">LEB <text:s text:c="2"/>-1: The Safra massacre, or the Day of the Long Knives.</text:p>
      <text:p text:style-name="Standard_20__28_user_29_">AFG <text:s text:c="2"/>-1: Soviet–Afghan War.</text:p>
      <text:p text:style-name="Standard_20__28_user_29_">YPR <text:s text:c="2"/>-1: NDF rebellion.</text:p>
      <text:p text:style-name="Standard_20__28_user_29_"/>
      <text:p text:style-name="Standard_20__28_user_29_"/>
      <text:p text:style-name="Standard_20__28_user_29_">YEAR: <text:s/>1981</text:p>
      <text:p text:style-name="Standard_20__28_user_29_">RUS <text:s text:c="2"/>-1: Soviet-Afghan War</text:p>
      <text:p text:style-name="Standard_20__28_user_29_">GAB <text:s text:c="2"/>-1: Gambian coup d'état attempt (1981)</text:p>
      <text:p text:style-name="Standard_20__28_user_29_">ETH <text:s text:c="2"/>-1: February 1980 - 24 March 1981 Second Eritrean Civil War.</text:p>
      <text:p text:style-name="Standard_20__28_user_29_">ZIM <text:s text:c="3"/>1: The country gained official independence as Zimbabwe in 1980; Entumbane II.</text:p>
      <text:p text:style-name="Standard_20__28_user_29_"><text:soft-page-break/>ZAM -1: South African Border War</text:p>
      <text:p text:style-name="Standard_20__28_user_29_">ANG -1: South African Border War</text:p>
      <text:p text:style-name="Standard_20__28_user_29_">DRC -1: South African Border War</text:p>
      <text:p text:style-name="Standard_20__28_user_29_">IRN <text:s text:c="2"/>-1: Iran–Iraq War</text:p>
      <text:p text:style-name="Standard_20__28_user_29_">IRQ <text:s text:c="2"/>-1: Operation Opera, a surprise airstrike conducted by the Israeli Air Force on an unfinished Iraqi nuclear reactor near Baghdad.</text:p>
      <text:p text:style-name="Standard_20__28_user_29_">ISR <text:s text:c="2"/>-1: Operation Opera, a surprise airstrike conducted by the Israeli Air Force on an unfinished Iraqi nuclear reactor near Baghdad.</text:p>
      <text:p text:style-name="Standard_20__28_user_29_">AFG <text:s text:c="2"/>-1: Soviet-Afghan War</text:p>
      <text:p text:style-name="Standard_20__28_user_29_"/>
      <text:p text:style-name="Standard_20__28_user_29_"/>
      <text:p text:style-name="Standard_20__28_user_29_"/>
      <text:p text:style-name="Standard_20__28_user_29_">YEAR: <text:s/>1982</text:p>
      <text:p text:style-name="Standard_20__28_user_29_">ARG <text:s text:c="2"/>-1: Falklands War.</text:p>
      <text:p text:style-name="Standard_20__28_user_29_">UKG <text:s text:c="2"/>-1: Falklands War.</text:p>
      <text:p text:style-name="Standard_20__28_user_29_">RUS <text:s text:c="2"/>-1: Soviet-Afgan War</text:p>
      <text:p text:style-name="Standard_20__28_user_29_">SEN <text:s text:c="2"/>-1: Casamance Conflict begins.</text:p>
      <text:p text:style-name="Standard_20__28_user_29_">NIG <text:s text:c="2"/>-1: Chadian–Nigerian War</text:p>
      <text:p text:style-name="Standard_20__28_user_29_">CHA <text:s text:c="2"/>-1: Chadian–Nigerian War</text:p>
      <text:p text:style-name="Standard_20__28_user_29_">IRN <text:s text:c="2"/>-1: Operation Ramadan</text:p>
      <text:p text:style-name="Standard_20__28_user_29_">IRQ <text:s text:c="2"/>-1: Operation Ramadan</text:p>
      <text:p text:style-name="Standard_20__28_user_29_">SYR <text:s text:c="2"/>-1: The Hama massacre</text:p>
      <text:p text:style-name="Standard_20__28_user_29_">LEB <text:s text:c="2"/>-1: First Israeli invasion of Lebanon begins.</text:p>
      <text:p text:style-name="Standard_20__28_user_29_">AFG <text:s text:c="2"/>-1: Soviet-Afgan War</text:p>
      <text:p text:style-name="Standard_20__28_user_29_">ISR -1: First Israeli invasion of Lebanon begins.</text:p>
      <text:p text:style-name="Standard_20__28_user_29_"/>
      <text:p text:style-name="Standard_20__28_user_29_"/>
      <text:p text:style-name="Standard_20__28_user_29_">YEAR: <text:s/>1983</text:p>
      <text:p text:style-name="Standard_20__28_user_29_">GRN <text:s text:c="2"/>-1: Invasion of Grenada by the United States.</text:p>
      <text:p text:style-name="Standard_20__28_user_29_">RUS <text:s text:c="2"/>-1: Soviet–Afghan War</text:p>
      <text:p text:style-name="Standard_20__28_user_29_">SUD <text:s text:c="2"/>-1: Second Sudanese Civil War begins.</text:p>
      <text:p text:style-name="Standard_20__28_user_29_">LEB <text:s text:c="2"/>-1: The Bombing of U.S. Embassy in Beirut.</text:p>
      <text:p text:style-name="Standard_20__28_user_29_">AFG <text:s text:c="2"/>-1: Soviet–Afghan War</text:p>
      <text:p text:style-name="Standard_20__28_user_29_">BRU 1: Independence of Brunei.</text:p>
      <text:p text:style-name="Standard_20__28_user_29_">ARG 1: End of dictatorship in Argentina (10 December)</text:p>
      <text:p text:style-name="Standard_20__28_user_29_">DRC -1: Commander of the Kipushi gendarmerie proceeds to the extra-judicial executions.</text:p>
      <text:p text:style-name="Standard_20__28_user_29_">SAF -1: Operation Askari during Angola Civil War</text:p>
      <text:p text:style-name="Standard_20__28_user_29_"/>
      <text:p text:style-name="Standard_20__28_user_29_"/>
      <text:p text:style-name="Standard_20__28_user_29_"/>
      <text:p text:style-name="Standard_20__28_user_29_">YEAR: <text:s/>1984</text:p>
      <text:p text:style-name="Standard_20__28_user_29_">RUS <text:s text:c="2"/>-1: Soviet–Afghan War</text:p>
      <text:p text:style-name="Standard_20__28_user_29_">LEB <text:s text:c="2"/>-1: Fourth phase of the Lebanese War.</text:p>
      <text:p text:style-name="Standard_20__28_user_29_">AFG <text:s text:c="2"/>-1: Soviet–Afghan War</text:p>
      <text:p text:style-name="Standard_20__28_user_29_">CHN 1: Sino-British Joint Declaration agrees to hand Hong Kong back to China by 1997.</text:p>
      <text:p text:style-name="Standard_20__28_user_29_">UKG 1: Sino-British Joint Declaration agrees to hand Hong Kong back to China by 1997.</text:p>
      <text:p text:style-name="Standard_20__28_user_29_">SUD -1: Second Sudanese Civil War.</text:p>
      <text:p text:style-name="Standard_20__28_user_29_"/>
      <text:p text:style-name="Standard_20__28_user_29_"/>
      <text:p text:style-name="Standard_20__28_user_29_"/>
      <text:p text:style-name="Standard_20__28_user_29_">YEAR: <text:s/>1985</text:p>
      <text:p text:style-name="Standard_20__28_user_29_">UKG <text:s text:c="2"/>1: Anglo-Irish Agreement.</text:p>
      <text:p text:style-name="Standard_20__28_user_29_"><text:soft-page-break/>IRE <text:s text:c="2"/>1: <text:s/><text:span text:style-name="T4">Ango-Irish </text:span>Agreement</text:p>
      <text:p text:style-name="Standard_20__28_user_29_">BFO <text:s text:c="2"/>-1: Agacher Strip War</text:p>
      <text:p text:style-name="Standard_20__28_user_29_">SAF <text:s text:c="2"/>-1: Angola civil war</text:p>
      <text:p text:style-name="Standard_20__28_user_29_">MOR <text:s text:c="2"/>-1: Battle of Mahbes; Western Sahara War.</text:p>
      <text:p text:style-name="Standard_20__28_user_29_">SUD <text:s text:c="2"/>-1: 1985 Sudanese coup d'état.</text:p>
      <text:p text:style-name="Standard_20__28_user_29_">IRN <text:s text:c="2"/>-1: Beginning of the Iran–Contra affair.</text:p>
      <text:p text:style-name="Standard_20__28_user_29_">IRQ <text:s text:c="2"/>-1: Iraq-Iran war; Operation Badr.</text:p>
      <text:p text:style-name="Standard_20__28_user_29_">LEB <text:s text:c="2"/>-1: End of 1982 Lebanon War, South Lebanon conflict (1985) begins.</text:p>
      <text:p text:style-name="Standard_20__28_user_29_">ISR <text:s text:c="2"/>1: Israel withdr<text:span text:style-name="T4">a</text:span>w<text:span text:style-name="T4">s</text:span> from Lebanon.</text:p>
      <text:p text:style-name="Standard_20__28_user_29_">MAL <text:s text:c="2"/>-1: Agacher Strip War</text:p>
      <text:p text:style-name="Standard_20__28_user_29_">ZIM -1: The Gukurahundi genocide.</text:p>
      <text:p text:style-name="Standard_20__28_user_29_">ANG -1: Angolan Civil War</text:p>
      <text:p text:style-name="Standard_20__28_user_29_">MZM -1: Mozambican Civil War</text:p>
      <text:p text:style-name="Standard_20__28_user_29_"/>
      <text:p text:style-name="Standard_20__28_user_29_"/>
      <text:p text:style-name="Standard_20__28_user_29_"/>
      <text:p text:style-name="Standard_20__28_user_29_">YEAR: <text:s/>1986</text:p>
      <text:p text:style-name="Standard_20__28_user_29_">USA <text:s text:c="2"/>-1: U.S. planes bomb Libya in Operation El Dorado Canyon.</text:p>
      <text:p text:style-name="Standard_20__28_user_29_">LIB <text:s text:c="2"/>-1: U.S. planes bomb Libya in Operation El Dorado Canyon.</text:p>
      <text:p text:style-name="Standard_20__28_user_29_">YAR <text:s text:c="2"/>-1: South Yemen Civil War.</text:p>
      <text:p text:style-name="Standard_20__28_user_29_">PHI 1: End of dictatorship of Ferdinand Marcos in the Philippines.</text:p>
      <text:p text:style-name="Standard_20__28_user_29_"/>
      <text:p text:style-name="Standard_20__28_user_29_"/>
      <text:p text:style-name="Standard_20__28_user_29_"/>
      <text:p text:style-name="Standard_20__28_user_29_">YEAR: <text:s/>1987</text:p>
      <text:p text:style-name="Standard_20__28_user_29_">USA <text:s text:c="3"/>1: The Intermediate-Range Nuclear Forces Treaty is signed.</text:p>
      <text:p text:style-name="Standard_20__28_user_29_">RUS <text:s text:c="3"/>1: The Intermediate-Range Nuclear Forces Treaty is signed.</text:p>
      <text:p text:style-name="Standard_20__28_user_29_">ANG <text:s text:c="2"/>-1: South African Border War.</text:p>
      <text:p text:style-name="Standard_20__28_user_29_">MZM <text:s text:c="2"/>-1: Mozambican Civil War.</text:p>
      <text:p text:style-name="Standard_20__28_user_29_">MAW <text:s text:c="2"/>-1: Malawi involved in Mozambican Civil War</text:p>
      <text:p text:style-name="Standard_20__28_user_29_">SAF <text:s text:c="2"/>-1: The Battle of Cuito Cuanavale intensifies the South African Border War.</text:p>
      <text:p text:style-name="Standard_20__28_user_29_">ISR <text:s text:c="2"/>-1: The First Intifada between Israel and Palestine begins.</text:p>
      <text:p text:style-name="Standard_20__28_user_29_"/>
      <text:p text:style-name="Standard_20__28_user_29_"/>
      <text:p text:style-name="Standard_20__28_user_29_"/>
      <text:p text:style-name="Standard_20__28_user_29_">YEAR: <text:s/>1988</text:p>
      <text:p text:style-name="Standard_20__28_user_29_">RUS <text:s text:c="2"/><text:span text:style-name="T4">+</text:span>1: Beginning of the perestroika.</text:p>
      <text:p text:style-name="Standard_20__28_user_29_">ARM <text:s text:c="2"/>-1: The First Nagorno-Karabakh War begins.</text:p>
      <text:p text:style-name="Standard_20__28_user_29_">AZE <text:s text:c="2"/>-1: The First Nagorno-Karabakh War begins.</text:p>
      <text:p text:style-name="Standard_20__28_user_29_">UGA <text:s text:c="2"/>-1: Kenyan-Ugandan border conflict.</text:p>
      <text:p text:style-name="Standard_20__28_user_29_">KEN <text:s text:c="2"/>-1: Kenyan-Ugandan border conflict.</text:p>
      <text:p text:style-name="Standard_20__28_user_29_">IRN <text:s text:c="2"/>-1: Iran–Iraq War.</text:p>
      <text:p text:style-name="Standard_20__28_user_29_">TUR <text:s text:c="2"/>-1: Kurdish-Turkish Conflict</text:p>
      <text:p text:style-name="Standard_20__28_user_29_">IRQ <text:s text:c="2"/>-1: Iran–Iraq War.</text:p>
      <text:p text:style-name="Standard_20__28_user_29_">TAW <text:s text:c="2"/>1: Lee Teng-hui takes control of Taiwan and oversees full democratization of island.</text:p>
      <text:p text:style-name="Standard_20__28_user_29_">MYA <text:s text:c="2"/>-1: Myanmar Armed Forces launch a military coup.</text:p>
      <text:p text:style-name="Standard_20__28_user_29_">MAL -1: Second Malayan Emergency</text:p>
      <text:p text:style-name="Standard_20__28_user_29_"/>
      <text:p text:style-name="Standard_20__28_user_29_"/>
      <text:p text:style-name="Standard_20__28_user_29_"/>
      <text:p text:style-name="Standard_20__28_user_29_">YEAR: <text:s/>1989</text:p>
      <text:p text:style-name="Standard_20__28_user_29_">PAN <text:s text:c="2"/>-1: The United States invasion of Panama begins.</text:p>
      <text:p text:style-name="Standard_20__28_user_29_"><text:soft-page-break/>IRE <text:s text:c="3"/>1: Basel Convention.</text:p>
      <text:p text:style-name="Standard_20__28_user_29_">BEL <text:s text:c="3"/>1: Basel Convention.</text:p>
      <text:p text:style-name="Standard_20__28_user_29_">LUX <text:s text:c="3"/>1: Basel Convention.</text:p>
      <text:p text:style-name="Standard_20__28_user_29_">FRN <text:s text:c="3"/>1: Basel Convention.</text:p>
      <text:p text:style-name="Standard_20__28_user_29_">SWZ <text:s text:c="3"/>1: Basel Convention.</text:p>
      <text:p text:style-name="Standard_20__28_user_29_">SPN <text:s text:c="3"/>1: Basel Convention.</text:p>
      <text:p text:style-name="Standard_20__28_user_29_">POR <text:s text:c="3"/>1: Basel Convention.</text:p>
      <text:p text:style-name="Standard_20__28_user_29_">POL <text:s text:c="3"/>1: Dissolution of the Warsaw Pact; transition to democracy.</text:p>
      <text:p text:style-name="Standard_20__28_user_29_">AUS <text:s text:c="3"/>1: Basel Convention</text:p>
      <text:p text:style-name="Standard_20__28_user_29_">HUN <text:s text:c="3"/>1: Dissolution of the Warsaw Pact.</text:p>
      <text:p text:style-name="Standard_20__28_user_29_">ITA <text:s text:c="3"/>1: Basel Convention.</text:p>
      <text:p text:style-name="Standard_20__28_user_29_">YUG <text:s text:c="3"/>1: Revolutions of 1989 in Eastern Europe.</text:p>
      <text:p text:style-name="Standard_20__28_user_29_">CYP <text:s text:c="3"/>1: Basel Convention.</text:p>
      <text:p text:style-name="Standard_20__28_user_29_">ROM <text:s text:c="3"/>1: Dissolution of the Warsaw Pact.</text:p>
      <text:p text:style-name="Standard_20__28_user_29_">FIN <text:s text:c="3"/>1: Basel Convention.</text:p>
      <text:p text:style-name="Standard_20__28_user_29_">SWD <text:s text:c="3"/>1: Basel Convention.</text:p>
      <text:p text:style-name="Standard_20__28_user_29_">NOR <text:s text:c="3"/>1: Basel Convention.</text:p>
      <text:p text:style-name="Standard_20__28_user_29_">DEN <text:s text:c="3"/>1: Basel Convention.</text:p>
      <text:p text:style-name="Standard_20__28_user_29_">ICE <text:s text:c="3"/>1: Basel Convention.</text:p>
      <text:p text:style-name="Standard_20__28_user_29_">SEN <text:s text:c="2"/>-1: Mauritania–Senegal Border War</text:p>
      <text:p text:style-name="Standard_20__28_user_29_">MAA <text:s text:c="2"/>-1: Mauritania–Senegal Border War</text:p>
      <text:p text:style-name="Standard_20__28_user_29_">LBR <text:s text:c="2"/>-1: First Liberian Civil War</text:p>
      <text:p text:style-name="Standard_20__28_user_29_">UGA <text:s text:c="2"/>-1: Ninth of October Movement attacks</text:p>
      <text:p text:style-name="Standard_20__28_user_29_">KEN <text:s text:c="2"/>-1: Ninth of October Movement attacks</text:p>
      <text:p text:style-name="Standard_20__28_user_29_">IRN <text:s text:c="2"/>-1: KDPI insurgency (1989–1996)</text:p>
      <text:p text:style-name="Standard_20__28_user_29_">IRQ <text:s text:c="2"/>-1: KDPI insurgency (1989–1996)</text:p>
      <text:p text:style-name="Standard_20__28_user_29_">AFG <text:s text:c="3"/>1: February 15: End of the Soviet war in Afghanistan.</text:p>
      <text:p text:style-name="Standard_20__28_user_29_">CHN <text:s text:c="2"/>-1: Tiananmen Square Massacre</text:p>
      <text:p text:style-name="Standard_20__28_user_29_">GFR <text:s text:c="3"/>1: Fall of the Berlin Wall.</text:p>
      <text:p text:style-name="Standard_20__28_user_29_">GDR <text:s text:c="3"/>1: Fall of the Berlin Wall.</text:p>
      <text:p text:style-name="Standard_20__28_user_29_">SAF -1: South African Border War</text:p>
      <text:p text:style-name="Standard_20__28_user_29_">CZE 1: Velvet Revolution</text:p>
      <text:p text:style-name="Standard_20__28_user_29_"/>
      <text:p text:style-name="Standard_20__28_user_29_"/>
      <text:p text:style-name="Standard_20__28_user_29_"/>
      <text:p text:style-name="Standard_20__28_user_29_">YEAR: <text:s/>1990</text:p>
      <text:p text:style-name="Standard_20__28_user_29_">USA <text:s text:c="3"/>1: USSR–USA Maritime Boundary Agreement</text:p>
      <text:p text:style-name="Standard_20__28_user_29_">CAN <text:s text:c="2"/>-1: Gulf War begins.</text:p>
      <text:p text:style-name="Standard_20__28_user_29_">NIC <text:s text:c="2"/>-1: Contra War ends.</text:p>
      <text:p text:style-name="Standard_20__28_user_29_">CHL <text:s text:c="3"/>1: End of the dictatorship of Augusto Pinochet.</text:p>
      <text:p text:style-name="Standard_20__28_user_29_">UKG <text:s text:c="2"/>-1: Gulf War begins.</text:p>
      <text:p text:style-name="Standard_20__28_user_29_">FRN <text:s text:c="2"/>-1: Gulf War begins.</text:p>
      <text:p text:style-name="Standard_20__28_user_29_">GMY <text:s text:c="3"/>1: German reunification.</text:p>
      <text:p text:style-name="Standard_20__28_user_29_">POL <text:s text:c="3"/>1: German–Polish Border Treaty</text:p>
      <text:p text:style-name="Standard_20__28_user_29_">ITA <text:s text:c="2"/>-1: Gulf War begins.</text:p>
      <text:p text:style-name="Standard_20__28_user_29_">MLD <text:s text:c="2"/>-1: Transnistria War begins.</text:p>
      <text:p text:style-name="Standard_20__28_user_29_">RUS <text:s text:c="3"/>1: USSR–USA Maritime Boundary Agreement</text:p>
      <text:p text:style-name="Standard_20__28_user_29_">SEN <text:s text:c="2"/>-1: <text:a xlink:type="simple" xlink:href="https://en.wikipedia.org/wiki/Mauritania–Senegal_Border_War" text:style-name="Standard" text:visited-style-name="Standard">Mauritania–Senegal Border War</text:a>, involvement in First Liberian Civil war</text:p>
      <text:p text:style-name="Standard_20__28_user_29_">MAA <text:s text:c="2"/>-1: Mauritania–Senegal Border War</text:p>
      <text:p text:style-name="Standard_20__28_user_29_">LBR <text:s text:c="2"/>-1: The First Liberian Civil War</text:p>
      <text:p text:style-name="Standard_20__28_user_29_">GNB -1: Involvement into The First Liberian Civil War</text:p>
      <text:p text:style-name="Standard_20__28_user_29_">DJI <text:s text:c="2"/>-1: Djiboutian Civil War, Involvement into First Liberian Civil War</text:p>
      <text:p text:style-name="Standard_20__28_user_29_"><text:soft-page-break/>IRQ <text:s text:c="2"/>-1: Gulf War begins.</text:p>
      <text:p text:style-name="Standard_20__28_user_29_">EGY <text:s text:c="2"/>-1: Gulf War begins.</text:p>
      <text:p text:style-name="Standard_20__28_user_29_">YEM <text:s text:c="3"/>1: North and South Yemen unify to form the Republic of Yemen.</text:p>
      <text:p text:style-name="Standard_20__28_user_29_">KUW <text:s text:c="2"/>-1: Gulf War begins.</text:p>
      <text:p text:style-name="Standard_20__28_user_29_">MYA <text:s text:c="3"/>1: General elections were held on May 27, 1990.</text:p>
      <text:p text:style-name="Standard_20__28_user_29_">THI <text:s text:c="3"/>1: Japan-Thailand Summit Meeting held during Prime Minister Chatichai's visit to Japan in April is regarded as an epoch-making event in the history of their bilateral relations.</text:p>
      <text:p text:style-name="Standard_20__28_user_29_"><text:span text:style-name="T3">JPN <text:s/></text:span><text:s/>1: Japan-Thailand Summit Meeting held during Prime Minister Chatichai's visit to Japan in April is regarded as an epoch-making event in the history of their bilateral relations.</text:p>
      <text:p text:style-name="Standard_20__28_user_29_">MAL <text:s text:c="3"/>1: Malaysia–Singapore Points of Agreement of 1990</text:p>
      <text:p text:style-name="Standard_20__28_user_29_">SIN <text:s text:c="3"/>1: Malaysia–Singapore Points of Agreement of 1990</text:p>
      <text:p text:style-name="Standard_20__28_user_29_">PHI <text:s text:c="2"/>-1: Mindanao crisis</text:p>
      <text:p text:style-name="Standard_20__28_user_29_">AUL <text:s text:c="2"/>-1: Gulf War</text:p>
      <text:p text:style-name="Standard_20__28_user_29_">ANG <text:s text:c="2"/>1: South African Border War ends.</text:p>
      <text:p text:style-name="Standard_20__28_user_29_">ZAM <text:s text:c="2"/>1: South African Border War ends.</text:p>
      <text:p text:style-name="Standard_20__28_user_29_">NAM <text:s text:c="2"/>1: South African Border War ends, South West Africa formally obtained independence as the Republic of Namibia on 21 March 1990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YEAR: <text:s/>1991</text:p>
      <text:p text:style-name="Standard_20__28_user_29_">USA <text:s text:c="2"/>-1: Gulf war</text:p>
      <text:p text:style-name="Standard_20__28_user_29_">CAN <text:s text:c="2"/>-1: Gulf War</text:p>
      <text:p text:style-name="Standard_20__28_user_29_">UKG <text:s text:c="2"/>-1: Gulf War</text:p>
      <text:p text:style-name="Standard_20__28_user_29_">FRN <text:s text:c="2"/>-1: Gulf War</text:p>
      <text:p text:style-name="Standard_20__28_user_29_">ITA <text:s text:c="2"/>-1: Gulf War</text:p>
      <text:p text:style-name="Standard_20__28_user_29_">YUG <text:s text:c="2"/>-1: The Ten-Day War in Slovenia begins the Yugoslav Wars.</text:p>
      <text:p text:style-name="Standard_20__28_user_29_">RUS <text:s text:c="3"/>1: Sino-Soviet Border Agreement</text:p>
      <text:p text:style-name="Standard_20__28_user_29_">SEN <text:s text:c="2"/>-1: Mauritania–Senegal Border War</text:p>
      <text:p text:style-name="Standard_20__28_user_29_">MAA <text:s text:c="2"/>-1: Mauritania–Senegal Border War</text:p>
      <text:p text:style-name="Standard_20__28_user_29_">SIE <text:s text:c="2"/>-1: Beginning of the Sierra Leone Civil War.</text:p>
      <text:p text:style-name="Standard_20__28_user_29_">TAZ <text:s text:c="3"/>1: Abuja Treaty establishing the African Economic Community, June 3, 1991</text:p>
      <text:p text:style-name="Standard_20__28_user_29_">SOM <text:s text:c="2"/>-1: Beginning of the Somali Civil War.</text:p>
      <text:p text:style-name="Standard_20__28_user_29_">DJI <text:s text:c="2"/>-1: Djiboutian Civil War</text:p>
      <text:p text:style-name="Standard_20__28_user_29_">ANG <text:s text:c="2"/>1: Abuja Treaty establishing the African Economic Community, June 3, 1991</text:p>
      <text:p text:style-name="Standard_20__28_user_29_">ZAM <text:s text:c="2"/>1: 1991 Zambian general election</text:p>
      <text:p text:style-name="Standard_20__28_user_29_">MAW <text:s text:c="3"/>1: Abuja Treaty establishing the African Economic Community, June 3, 1991</text:p>
      <text:p text:style-name="Standard_20__28_user_29_">NAM <text:s text:c="2"/>1: Abuja Treaty establishing the African Economic Community, June 3, 1991</text:p>
      <text:p text:style-name="Standard_20__28_user_29_">ALG <text:s text:c="2"/>-1: Beginning of the Algerian Civil War.</text:p>
      <text:p text:style-name="Standard_20__28_user_29_">IRQ <text:s text:c="2"/>-1: 1991 Iraqi uprisings, Gulf War</text:p>
      <text:p text:style-name="Standard_20__28_user_29_">EGY <text:s text:c="2"/>-1: Gulf War</text:p>
      <text:p text:style-name="Standard_20__28_user_29_">SYR <text:s text:c="2"/>-1: Gulf war</text:p>
      <text:p text:style-name="Standard_20__28_user_29_">KUW <text:s text:c="2"/>-1: Gulf War</text:p>
      <text:p text:style-name="Standard_20__28_user_29_">CHN <text:s text:c="3"/>1: Sino-Soviet Border Agreement</text:p>
      <text:p text:style-name="Standard_20__28_user_29_">CAM <text:s text:c="3"/>1: Paris Peace Agreements</text:p>
      <text:p text:style-name="Standard_20__28_user_29_">DRV <text:s text:c="3"/>1: Paris Peace Agreements</text:p>
      <text:p text:style-name="Standard_20__28_user_29_">AUL <text:s text:c="2"/>-1: Gulf war</text:p>
      <text:p text:style-name="Standard_20__28_user_29_">ISR 1: Madrid Conference of 1991</text:p>
      <text:p text:style-name="Standard_20__28_user_29_"/>
      <text:p text:style-name="Standard_20__28_user_29_"/>
      <text:p text:style-name="Standard_20__28_user_29_">YEAR: <text:s/>1992</text:p>
      <text:p text:style-name="Standard_20__28_user_29_"><text:soft-page-break/>USA -1: Bosnian War, Somalic civil war</text:p>
      <text:p text:style-name="Standard_20__28_user_29_">CAN -1: <text:bookmark-start text:name="_Hlk145590795"/>Bosnian War<text:bookmark-end text:name="_Hlk145590795"/></text:p>
      <text:p text:style-name="Standard_20__28_user_29_">SAL <text:s text:c="3"/>1: Chapultepec Peace Accords, End of the Salvadorian Civil War.</text:p>
      <text:p text:style-name="Standard_20__28_user_29_">VEN <text:s text:c="2"/>-1: Venezuelan coup d'état attempts</text:p>
      <text:p text:style-name="Standard_20__28_user_29_">UKG <text:s text:c="2"/>-1: Bosnian War, Sierra Leone Civil War</text:p>
      <text:p text:style-name="Standard_20__28_user_29_">IRE <text:s text:c="2"/>-1: Attack Cloghoge checkpoint, Clonoe ambush, Coalisland riots, South Armagh campaign</text:p>
      <text:p text:style-name="Standard_20__28_user_29_">NTH <text:s text:c="2"/>-1: Bosnian War</text:p>
      <text:p text:style-name="Standard_20__28_user_29_">BEL <text:s text:c="2"/>-1: Bosnian War</text:p>
      <text:p text:style-name="Standard_20__28_user_29_">LUX <text:s text:c="2"/>-1: Bosnian War</text:p>
      <text:p text:style-name="Standard_20__28_user_29_">FRN <text:s text:c="2"/>-1: Bosnian War</text:p>
      <text:p text:style-name="Standard_20__28_user_29_">SPN <text:s text:c="2"/>-1: Bosnian War, Somalic civil war</text:p>
      <text:p text:style-name="Standard_20__28_user_29_">POR <text:s text:c="2"/>-1: Bosnian intervention</text:p>
      <text:p text:style-name="Standard_20__28_user_29_">GMY <text:s text:c="2"/>-1: Bosnian intervention</text:p>
      <text:p text:style-name="Standard_20__28_user_29_">ITA <text:s text:c="2"/>-1: Bosnian intervention</text:p>
      <text:p text:style-name="Standard_20__28_user_29_">YUG <text:s text:c="2"/>-1: Bosnian War</text:p>
      <text:p text:style-name="Standard_20__28_user_29_">BOS <text:s text:c="2"/>-1: Bosnian War</text:p>
      <text:p text:style-name="Standard_20__28_user_29_">ROM <text:s text:c="2"/>-1: War of Transnistria</text:p>
      <text:p text:style-name="Standard_20__28_user_29_">RUS <text:s text:c="2"/>-1: War of Transnistria, Georgian Civil War, East Prigorodny Conflict, War in Abkhazia</text:p>
      <text:p text:style-name="Standard_20__28_user_29_">UKR <text:s text:c="2"/>-1: War of Transnistria</text:p>
      <text:p text:style-name="Standard_20__28_user_29_">BLR <text:s text:c="2"/>-1: War of Transnistria</text:p>
      <text:p text:style-name="Standard_20__28_user_29_">ARM <text:s text:c="2"/>-1: First Nagorno-Karabakh War</text:p>
      <text:p text:style-name="Standard_20__28_user_29_">AZE <text:s text:c="2"/>-1: First Nagorno-Karabakh War</text:p>
      <text:p text:style-name="Standard_20__28_user_29_">NIR <text:s text:c="2"/>-1: Tuareg rebellion</text:p>
      <text:p text:style-name="Standard_20__28_user_29_">SIE <text:s text:c="2"/>-1: Sierra Leone Civil War</text:p>
      <text:p text:style-name="Standard_20__28_user_29_">SOM <text:s text:c="2"/>-1: Somalic civil war</text:p>
      <text:p text:style-name="Standard_20__28_user_29_">MZM <text:s text:c="2"/>-1: Mozambican Civil War</text:p>
      <text:p text:style-name="Standard_20__28_user_29_">AFG <text:s text:c="2"/>-1: Civil war in Afghanistan</text:p>
      <text:p text:style-name="Standard_20__28_user_29_">UZB <text:s text:c="2"/>-1: Tajikistani Civil War</text:p>
      <text:p text:style-name="Standard_20__28_user_29_">KZK <text:s text:c="2"/>-1: Tajikistani Civil War</text:p>
      <text:p text:style-name="Standard_20__28_user_29_">CHN <text:s text:c="2"/>-1: Tajikistani Civil War</text:p>
      <text:p text:style-name="Standard_20__28_user_29_">MON <text:s text:c="2"/>-1: Tajikistani Civil War</text:p>
      <text:p text:style-name="Standard_20__28_user_29_">PNG <text:s text:c="2"/>-1: The Bougainville conflict</text:p>
      <text:p text:style-name="Standard_20__28_user_29_">KYR -1: Tajikistani Civil War</text:p>
      <text:p text:style-name="Standard_20__28_user_29_">BRA -1: Operation Traíra</text:p>
      <text:p text:style-name="Standard_20__28_user_29_">COL -1: Operation Traíra</text:p>
      <text:p text:style-name="Standard_20__28_user_29_"/>
      <text:p text:style-name="Standard_20__28_user_29_"/>
      <text:p text:style-name="Standard_20__28_user_29_"/>
      <text:p text:style-name="Standard_20__28_user_29_">YEAR: <text:s/>1993</text:p>
      <text:p text:style-name="Standard_20__28_user_29_">HAI <text:s text:c="2"/>-1: UN intervention to monitor a peace agreement between rival factions.</text:p>
      <text:p text:style-name="Standard_20__28_user_29_">CZR <text:s text:c="3"/>1: Dissolution of Czechoslovakia</text:p>
      <text:p text:style-name="Standard_20__28_user_29_">SLO <text:s text:c="3"/>1: Dissolution of Czechoslovakia</text:p>
      <text:p text:style-name="Standard_20__28_user_29_">RUS <text:s text:c="2"/>-1: Chechen Civil War, 1993 Russian constitutional crisis</text:p>
      <text:p text:style-name="Standard_20__28_user_29_">CON <text:s text:c="2"/>-1: Republic of the Congo Civil War (1993–1994)</text:p>
      <text:p text:style-name="Standard_20__28_user_29_">BUI <text:s text:c="2"/>-1: Burundian Civil War</text:p>
      <text:p text:style-name="Standard_20__28_user_29_">SOM <text:s/>-1: Battle of Mogadishu</text:p>
      <text:p text:style-name="Standard_20__28_user_29_">ERI 1: Independence of Eritrea.</text:p>
      <text:p text:style-name="Standard_20__28_user_29_">ISR 1: Oslo accords end First Intifada between Israel and Palestine.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YEAR: 1994</text:p>
      <text:p text:style-name="Standard_20__28_user_29_">USA <text:s text:c="3"/>1: Kremlin Accords</text:p>
      <text:p text:style-name="Standard_20__28_user_29_">HAI <text:s text:c="2"/>-1: Operation Uphold Democracy, military intervention.</text:p>
      <text:p text:style-name="Standard_20__28_user_29_">RUS <text:s text:c="2"/>-1: The First Chechen War begins.</text:p>
      <text:p text:style-name="Standard_20__28_user_29_">CON <text:s text:c="2"/>-1: Republic of the Congo Civil War (1993–1994)</text:p>
      <text:p text:style-name="Standard_20__28_user_29_">BUI <text:s text:c="2"/>-1: ethnic violence and massacres</text:p>
      <text:p text:style-name="Standard_20__28_user_29_">RWA <text:s text:c="2"/>-1: ethnic violence and massacres</text:p>
      <text:p text:style-name="Standard_20__28_user_29_">YEM <text:s text:c="2"/>-1: First Yemeni Civil War.</text:p>
      <text:p text:style-name="Standard_20__28_user_29_">AFG -1: Afghan Civil War</text:p>
      <text:p text:style-name="Standard_20__28_user_29_"/>
      <text:p text:style-name="Standard_20__28_user_29_"/>
      <text:p text:style-name="Standard_20__28_user_29_"/>
      <text:p text:style-name="Standard_20__28_user_29_">YEAR: <text:s/>1995</text:p>
      <text:p text:style-name="Standard_20__28_user_29_">BOS <text:s text:c="2"/>-1: The Srebrenica massacre, NATO bombing raids in Bosnia end the Bosnian War.</text:p>
      <text:p text:style-name="Standard_20__28_user_29_">UGA <text:s text:c="2"/>-1: Sudanese-Ugandan border conflict, ethnic violence and massacres</text:p>
      <text:p text:style-name="Standard_20__28_user_29_">SAF <text:s text:c="2"/>-1: South Africa’s civil war</text:p>
      <text:p text:style-name="Standard_20__28_user_29_">SUD <text:s text:c="2"/>-1: Sudanese-Ugandan border conflict, War in Darfur</text:p>
      <text:p text:style-name="Standard_20__28_user_29_">IRN <text:s text:c="2"/>-1: the United States Congress passed the Iran-Libya Sanctions Act;</text:p>
      <text:p text:style-name="Standard_20__28_user_29_">LIB -1: the United States Congress passed the Iran-Libya Sanctions Act</text:p>
      <text:p text:style-name="Standard_20__28_user_29_">ISR <text:s text:c="3"/>1: Oslo II Accord.</text:p>
      <text:p text:style-name="Standard_20__28_user_29_">CHN <text:s text:c="2"/>-1: The Third Taiwan Strait Crisis begins.</text:p>
      <text:p text:style-name="Standard_20__28_user_29_">TAW <text:s text:c="2"/>-1: The Third Taiwan Strait Crisis begins.</text:p>
      <text:p text:style-name="Standard_20__28_user_29_">CAM -1: clashes in Cambodia</text:p>
      <text:p text:style-name="Standard_20__28_user_29_">OMA -1: Diplomatic crisis with Saudi Arabia, the UAE, Bahrain, and Egypt</text:p>
      <text:p text:style-name="P63">UAE -1: Diplomatic crisis with Saudi Arabia, the UAE, Bahrain, and Egypt</text:p>
      <text:p text:style-name="P63"><text:span text:style-name="T4">BAH</text:span> -1: Diplomatic crisis with Saudi Arabia, the UAE, Bahrain, and Egypt</text:p>
      <text:p text:style-name="P63"><text:span text:style-name="T4">EGY</text:span> -1: Diplomatic crisis with Saudi Arabia, the UAE, Bahrain, and Egypt</text:p>
      <text:p text:style-name="P63"><text:span text:style-name="T4">SAU</text:span> -1: Diplomatic crisis with Saudi Arabia, the UAE, Bahrain, and Egypt</text:p>
      <text:p text:style-name="Standard_20__28_user_29_">BUI -1: ethnic violence and massacres</text:p>
      <text:p text:style-name="Standard_20__28_user_29_"/>
      <text:p text:style-name="Standard_20__28_user_29_"/>
      <text:p text:style-name="Standard_20__28_user_29_"/>
      <text:p text:style-name="Standard_20__28_user_29_">YEAR: <text:s/>1996</text:p>
      <text:p text:style-name="Standard_20__28_user_29_">YUG <text:s text:c="2"/>-1: Yugoslav wars, Downfall of Slobodan Milošević</text:p>
      <text:p text:style-name="Standard_20__28_user_29_">CON <text:s text:c="2"/>-1: The First Congo War begins.</text:p>
      <text:p text:style-name="Standard_20__28_user_29_">AFG <text:s text:c="2"/>-1: The Talibans take control, creating the Islamic Emirate of Afghanistan.</text:p>
      <text:p text:style-name="Standard_20__28_user_29_">TAW <text:s text:c="2"/>+1: End of dictatorship in Taiwan.</text:p>
      <text:p text:style-name="Standard_20__28_user_29_">NEP <text:s text:c="2"/>-1: Nepalese Civil War begins.</text:p>
      <text:p text:style-name="Standard_20__28_user_29_">PHI <text:s text:c="3"/>1: Permanent peace agreement is signed at the Malacañan Palace</text:p>
      <text:p text:style-name="Standard_20__28_user_29_">INS <text:s text:c="2"/>-1: <text:s/><text:span text:style-name="T4">S</text:span>ocial unrest break<text:span text:style-name="T4">s</text:span> out across Indonesian cities</text:p>
      <text:p text:style-name="Standard_20__28_user_29_"/>
      <text:p text:style-name="Standard_20__28_user_29_"/>
      <text:p text:style-name="Standard_20__28_user_29_"/>
      <text:p text:style-name="Standard_20__28_user_29_">YEAR: <text:s/>1997</text:p>
      <text:p text:style-name="Standard_20__28_user_29_">PER <text:s text:c="2"/>-1: The 126-day hostage crisis</text:p>
      <text:p text:style-name="Standard_20__28_user_29_">ALB <text:s text:c="2"/>-1: 1997 Albanian civil unrest</text:p>
      <text:p text:style-name="Standard_20__28_user_29_">YUG <text:s text:c="2"/>-1: Yugoslav wars</text:p>
      <text:p text:style-name="Standard_20__28_user_29_">CON <text:s text:c="2"/>-1: Republic of the Congo Civil War</text:p>
      <text:p text:style-name="Standard_20__28_user_29_">BUI <text:s text:c="2"/>-1: Burundi involved in First Congo War</text:p>
      <text:p text:style-name="Standard_20__28_user_29_">ETH <text:s text:c="2"/>-1: Sudanese-Eritrean border conflict</text:p>
      <text:p text:style-name="Standard_20__28_user_29_">SUD <text:s text:c="2"/>-1: Sudanese-Eritrean border conflict</text:p>
      <text:p text:style-name="Standard_20__28_user_29_">AFG <text:s text:c="2"/>-1: Civil war</text:p>
      <text:p text:style-name="Standard_20__28_user_29_"><text:soft-page-break/>CAM <text:s text:c="2"/>-1: Cambodian coup d'état.</text:p>
      <text:p text:style-name="Standard_20__28_user_29_"/>
      <text:p text:style-name="Standard_20__28_user_29_"/>
      <text:p text:style-name="Standard_20__28_user_29_"/>
      <text:p text:style-name="Standard_20__28_user_29_">YEAR: <text:s/>1998</text:p>
      <text:p text:style-name="Standard_20__28_user_29_">IRE <text:s text:c="3"/>1: The Good Friday Agreement brings an end to The Troubles in Northern Ireland.</text:p>
      <text:p text:style-name="Standard_20__28_user_29_">KOS <text:s text:c="2"/>-1: Kosovo War</text:p>
      <text:p text:style-name="Standard_20__28_user_29_">GUI <text:s text:c="2"/>-1: Second Liberian Civil War</text:p>
      <text:p text:style-name="Standard_20__28_user_29_">CON <text:s text:c="2"/>-1: Republic of the Congo Civil War, Second Congo War</text:p>
      <text:p text:style-name="Standard_20__28_user_29_">KEN <text:s text:c="2"/>-1: Kenya and Tanzania bombings.</text:p>
      <text:p text:style-name="Standard_20__28_user_29_">TAZ <text:s text:c="2"/>-1: Kenya and Tanzania bombings.</text:p>
      <text:p text:style-name="Standard_20__28_user_29_">ETH <text:s text:c="2"/>-1: Eritrean–Ethiopian War</text:p>
      <text:p text:style-name="Standard_20__28_user_29_">INS <text:s text:c="2"/>-1: Riots, including incidents of mass violence, demonstrations, and civil unrest of a racial nature, result in the Fall of Suharto and the independence of East Timor.</text:p>
      <text:p text:style-name="Standard_20__28_user_29_">GNB -1: African wars. </text:p>
      <text:p text:style-name="Standard_20__28_user_29_">GAM -1: African wars. </text:p>
      <text:p text:style-name="Standard_20__28_user_29_">BEN -1: African wars.</text:p>
      <text:p text:style-name="Standard_20__28_user_29_">NIR -1: African wars.</text:p>
      <text:p text:style-name="Standard_20__28_user_29_">CDI -1: African wars.</text:p>
      <text:p text:style-name="Standard_20__28_user_29_">BFO -1: African wars.</text:p>
      <text:p text:style-name="Standard_20__28_user_29_">TOG -1: African wars.</text:p>
      <text:p text:style-name="Standard_20__28_user_29_"/>
      <text:p text:style-name="Standard_20__28_user_29_"/>
      <text:p text:style-name="Standard_20__28_user_29_"/>
      <text:p text:style-name="Standard_20__28_user_29_">YEAR: <text:s/>1999</text:p>
      <text:p text:style-name="Standard_20__28_user_29_">USA <text:s text:c="2"/>-1: Balkans Crisis, East Timorese crisis, Second Liberian Civil War</text:p>
      <text:p text:style-name="Standard_20__28_user_29_">CAN <text:s text:c="2"/>-1; Crisis in the Balkans, East Timorese crisis</text:p>
      <text:p text:style-name="Standard_20__28_user_29_">UKG <text:s text:c="2"/>-1: Crisis in the Balkans, East Timorese crisis</text:p>
      <text:p text:style-name="Standard_20__28_user_29_">IRE <text:s text:c="2"/>-1: Crisis in the Balkans</text:p>
      <text:p text:style-name="Standard_20__28_user_29_">NTH <text:s text:c="2"/>-1: Crisis in the Balkans</text:p>
      <text:p text:style-name="Standard_20__28_user_29_">SPN <text:s text:c="2"/>-1: Crisis in the Balkans</text:p>
      <text:p text:style-name="Standard_20__28_user_29_">POR <text:s text:c="2"/>-1: Crisis in the Balkans</text:p>
      <text:p text:style-name="Standard_20__28_user_29_">GMY <text:s text:c="2"/>-1: Crisis in the Balkans</text:p>
      <text:p text:style-name="Standard_20__28_user_29_">POL <text:s text:c="2"/>-1: Crisis in the Balkans</text:p>
      <text:p text:style-name="Standard_20__28_user_29_">AUS <text:s text:c="2"/>-1: Crisis in the Balkans</text:p>
      <text:p text:style-name="Standard_20__28_user_29_">HUN <text:s text:c="2"/>-1: Crisis in the Balkans</text:p>
      <text:p text:style-name="Standard_20__28_user_29_">CZR <text:s text:c="2"/>-1: Crisis in the Balkans</text:p>
      <text:p text:style-name="Standard_20__28_user_29_">SLO <text:s text:c="2"/>-1: Crisis in the Balkans</text:p>
      <text:p text:style-name="Standard_20__28_user_29_">ITA <text:s text:c="2"/>-1: Crisis in the Balkans</text:p>
      <text:p text:style-name="Standard_20__28_user_29_">MAC <text:s text:c="2"/>-1: Kosovo War , Balkans Crisis</text:p>
      <text:p text:style-name="Standard_20__28_user_29_">YUG <text:s text:c="2"/>-1; Kosovo War, Balkans Crisis, Insurgency in the Preševo Valley</text:p>
      <text:p text:style-name="Standard_20__28_user_29_">KOS <text:s text:c="2"/>-1: Kosovo War, </text:p>
      <text:p text:style-name="Standard_20__28_user_29_">SLV <text:s text:c="2"/>-1: Crisis in the Balkans</text:p>
      <text:p text:style-name="Standard_20__28_user_29_">GRC <text:s text:c="2"/>-1: Crisis in the Balkans</text:p>
      <text:p text:style-name="Standard_20__28_user_29_">BUL <text:s text:c="2"/>-1: Crisis in the Balkans</text:p>
      <text:p text:style-name="Standard_20__28_user_29_">ROM <text:s text:c="2"/>-1: Crisis in the Balkans</text:p>
      <text:p text:style-name="Standard_20__28_user_29_">RUS <text:s text:c="2"/>-1: Second Chechen War, Eritrean–Ethiopian War, War of Dagestan</text:p>
      <text:p text:style-name="Standard_20__28_user_29_">LAT <text:s text:c="2"/>-1: Crisis in the Balkans</text:p>
      <text:p text:style-name="Standard_20__28_user_29_">LIT <text:s text:c="2"/>-1: Crisis in the Balkans</text:p>
      <text:p text:style-name="Standard_20__28_user_29_">FIN <text:s text:c="2"/>-1: Crisis in the Balkans</text:p>
      <text:p text:style-name="Standard_20__28_user_29_">NOR <text:s text:c="2"/>-1: Crisis in the Balkans</text:p>
      <text:p text:style-name="Standard_20__28_user_29_">DEN <text:s text:c="2"/>-1: Crisis in the Balkans</text:p>
      <text:p text:style-name="Standard_20__28_user_29_"><text:soft-page-break/>GUI <text:s text:c="2"/>-1: Second Liberian Civil War</text:p>
      <text:p text:style-name="Standard_20__28_user_29_">GNB -1: Guinea-Bissau Civil War</text:p>
      <text:p text:style-name="Standard_20__28_user_29_">SEN -1: Guinea-Bissau Civil War</text:p>
      <text:p text:style-name="Standard_20__28_user_29_">LBR <text:s text:c="2"/>-1; Second Liberian Civil War</text:p>
      <text:p text:style-name="Standard_20__28_user_29_">CON <text:s text:c="2"/>-1: Second Congo War</text:p>
      <text:p text:style-name="Standard_20__28_user_29_">ANG -1: Second Congo War</text:p>
      <text:p text:style-name="Standard_20__28_user_29_">ETH <text:s text:c="2"/>-1: Eritrean–Ethiopian War</text:p>
      <text:p text:style-name="Standard_20__28_user_29_">UZB <text:s text:c="2"/>-1: Batken Conflict</text:p>
      <text:p text:style-name="Standard_20__28_user_29_">KYR -1: Batken Conflict</text:p>
      <text:p text:style-name="Standard_20__28_user_29_">IND <text:s text:c="2"/>-1: The Fourth Indo-Pakistani War, Kargil War.</text:p>
      <text:p text:style-name="Standard_20__28_user_29_">PAK <text:s text:c="2"/>-1: The Fourth Indo-Pakistani War, Kargil War.</text:p>
      <text:p text:style-name="Standard_20__28_user_29_">INS <text:s text:c="2"/>-1: East Timorese crisis</text:p>
      <text:p text:style-name="Standard_20__28_user_29_">ETM <text:s text:c="2"/>-1: East Timorese crisis</text:p>
      <text:p text:style-name="Standard_20__28_user_29_">AUL <text:s text:c="2"/>-1: East Timorese crisis</text:p>
      <text:p text:style-name="Standard_20__28_user_29_">FRN -1: Crisis in the Balkans, Guinea-Bissau Civil War</text:p>
      <text:p text:style-name="Standard_20__28_user_29_">ALB -1: Crisis in the Balkans</text:p>
      <text:p text:style-name="Standard_20__28_user_29_">CRO -1: Kosovo War</text:p>
      <text:p text:style-name="Standard_20__28_user_29_">BOS -1: Kosovo War</text:p>
      <text:p text:style-name="Standard_20__28_user_29_">SLV -1: Kosovo War</text:p>
      <text:p text:style-name="Standard_20__28_user_29_">PAN 1: complete control of the Panama Canal, as stipulated in the Torrijos–Carter Treaties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YEAR: <text:s/>2000</text:p>
      <text:p text:style-name="Standard_20__28_user_29_">YUG <text:s text:c="2"/>-1: President Slobodan Milošević resigns following a revolution in Belgrade, Balkans Crisis</text:p>
      <text:p text:style-name="Standard_20__28_user_29_">SIE <text:s text:c="2"/>-1: Sierra Leone Civil War</text:p>
      <text:p text:style-name="Standard_20__28_user_29_">UGA <text:s text:c="2"/>-1: Six-Day War</text:p>
      <text:p text:style-name="Standard_20__28_user_29_">ETH <text:s text:c="2"/>-1: Eritrean–Ethiopian War</text:p>
      <text:p text:style-name="Standard_20__28_user_29_">LEB <text:s text:c="3"/>1: End of Israeli occupation of Lebanon.</text:p>
      <text:p text:style-name="Standard_20__28_user_29_">ROK 1: First inter-Korean summit.</text:p>
      <text:p text:style-name="Standard_20__28_user_29_">PRK 1: First inter-Korean summit.</text:p>
      <text:p text:style-name="Standard_20__28_user_29_">ISR -1: The Second Intifada begins.</text:p>
      <text:p text:style-name="Standard_20__28_user_29_">JPN -1: confrontation between the Japanese Coast Guard and an armed North Korean vessels</text:p>
      <text:p text:style-name="Standard_20__28_user_29_"/>
      <text:p text:style-name="Standard_20__28_user_29_"/>
      <text:p text:style-name="Standard_20__28_user_29_"/>
      <text:p text:style-name="Standard_20__28_user_29_">YEAR: <text:s/>2001</text:p>
      <text:p text:style-name="P63">USA <text:s text:c="2"/>-1: September 11 attacks; <text:s/><text:span text:style-name="T4">i</text:span>nvasion of Afghanistan</text:p>
      <text:p text:style-name="Standard_20__28_user_29_">ARG <text:s text:c="2"/>-1: Economic crisis</text:p>
      <text:p text:style-name="Standard_20__28_user_29_">ALG <text:s text:c="2"/>-1: The Algerian Civil War</text:p>
      <text:p text:style-name="Standard_20__28_user_29_">AFG <text:s text:c="2"/>-1: The United States invades Afghanistan.</text:p>
      <text:p text:style-name="Standard_20__28_user_29_">AUL -1: Invasion of Afghanistan</text:p>
      <text:p text:style-name="Standard_20__28_user_29_">UKG -1: Invasion of Afghanistan</text:p>
      <text:p text:style-name="P63">IND <text:s text:c="3"/>1: 2001–2002 India–Pakistan standoff</text:p>
      <text:p text:style-name="P63">PAK <text:s text:c="3"/>1: 2001–2002 India–Pakistan standoff</text:p>
      <text:p text:style-name="P63"/>
      <text:p text:style-name="Standard_20__28_user_29_"/>
      <text:p text:style-name="Standard_20__28_user_29_">YEAR: <text:s/>2002</text:p>
      <text:p text:style-name="Standard_20__28_user_29_">CDI <text:s text:c="2"/>-1: First Ivorian Civil War</text:p>
      <text:p text:style-name="Standard_20__28_user_29_">LBR <text:s text:c="2"/>-1: Second Liberian Civil War</text:p>
      <text:p text:style-name="Standard_20__28_user_29_">ALG <text:s text:c="2"/>-1: The Algerian Civil War </text:p>
      <text:p text:style-name="Standard_20__28_user_29_"><text:soft-page-break/>ROK <text:s text:c="2"/>-1: The Battle of Yeongpyeong</text:p>
      <text:p text:style-name="Standard_20__28_user_29_">IND <text:s text:c="3"/>1: 2001–2002 India–Pakistan standoff ends.</text:p>
      <text:p text:style-name="Standard_20__28_user_29_">PAK <text:s text:c="3"/>1: 2001–2002 India–Pakistan standoff ends.</text:p>
      <text:p text:style-name="Standard_20__28_user_29_">DRV <text:s text:c="2"/>+1: implementation of the U.S.-Vietnam Bilateral Trade Agreement</text:p>
      <text:p text:style-name="Standard_20__28_user_29_">ETM <text:s text:c="3"/>1: East Timor gains independence</text:p>
      <text:p text:style-name="Standard_20__28_user_29_"/>
      <text:p text:style-name="Standard_20__28_user_29_"/>
      <text:p text:style-name="Standard_20__28_user_29_"/>
      <text:p text:style-name="Standard_20__28_user_29_">YEAR: <text:s/>2003</text:p>
      <text:p text:style-name="Standard_20__28_user_29_">USA <text:s text:c="2"/>-1: The United States invades Iraq</text:p>
      <text:p text:style-name="Standard_20__28_user_29_">GRG <text:s text:c="2"/>-1: The Rose Revolution</text:p>
      <text:p text:style-name="Standard_20__28_user_29_">CDI <text:s text:c="2"/>-1: First Ivorian Civil War</text:p>
      <text:p text:style-name="Standard_20__28_user_29_">LBR <text:s text:c="2"/>-1: The Second Liberian Civil War.</text:p>
      <text:p text:style-name="Standard_20__28_user_29_">CON <text:s text:c="2"/>-1: Second Congo War</text:p>
      <text:p text:style-name="Standard_20__28_user_29_">LIB <text:s text:c="2"/>+1: The Libyan disarmament and sanctions lifted</text:p>
      <text:p text:style-name="Standard_20__28_user_29_">SUD <text:s text:c="2"/>-1: Second Sudanese war; the War in Darfur begins.</text:p>
      <text:p text:style-name="Standard_20__28_user_29_">IRQ <text:s text:c="2"/>-1: The United States invades Iraq.</text:p>
      <text:p text:style-name="Standard_20__28_user_29_">INS <text:s text:c="2"/>-1: Indonesian offensive in Aceh.</text:p>
      <text:p text:style-name="Standard_20__28_user_29_">ROK +1: The first six-party talks</text:p>
      <text:p text:style-name="Standard_20__28_user_29_"/>
      <text:p text:style-name="Standard_20__28_user_29_"/>
      <text:p text:style-name="Standard_20__28_user_29_"/>
      <text:p text:style-name="Standard_20__28_user_29_">YEAR: <text:s/>2004</text:p>
      <text:p text:style-name="Standard_20__28_user_29_">USA <text:s text:c="2"/>-1: The Second Battle of Fallujah</text:p>
      <text:p text:style-name="Standard_20__28_user_29_">UKR <text:s text:c="2"/>-1: Orange Revolution</text:p>
      <text:p text:style-name="Standard_20__28_user_29_">CDI <text:s text:c="2"/>-1: First Ivorian Civil War</text:p>
      <text:p text:style-name="Standard_20__28_user_29_">SUD <text:s text:c="2"/>-1: Second Sudanese war</text:p>
      <text:p text:style-name="Standard_20__28_user_29_">IRQ <text:s text:c="2"/>-1: The Second Battle of Fallujah</text:p>
      <text:p text:style-name="Standard_20__28_user_29_">NEP <text:s text:c="2"/>-1: Nepalese Civil War, blockade of Kathmandu</text:p>
      <text:p text:style-name="Standard_20__28_user_29_"/>
      <text:p text:style-name="Standard_20__28_user_29_"/>
      <text:p text:style-name="Standard_20__28_user_29_"/>
      <text:p text:style-name="Standard_20__28_user_29_">YEAR: <text:s/>2005</text:p>
      <text:p text:style-name="Standard_20__28_user_29_">PAR <text:s text:c="2"/>-1: Paraguayan People's Army insurgency</text:p>
      <text:p text:style-name="Standard_20__28_user_29_">RUS <text:s text:c="3"/>1: Peace Mission 2005, the first joint China–Russia military exercise</text:p>
      <text:p text:style-name="Standard_20__28_user_29_">CDI <text:s text:c="2"/>-1: First Ivorian Civil War</text:p>
      <text:p text:style-name="Standard_20__28_user_29_">SUD <text:s text:c="2"/>+1:<text:bookmark-start text:name="_Hlk145517439"/> <text:bookmark-end text:name="_Hlk145517439"/>Peace Agreement signed on 9 January 2005 in Nairobi.</text:p>
      <text:p text:style-name="Standard_20__28_user_29_">IRQ <text:s text:c="2"/>-1: Iraqi War</text:p>
      <text:p text:style-name="Standard_20__28_user_29_">LEB <text:s text:c="2"/>-1: Cedar Revolution in Lebanon</text:p>
      <text:p text:style-name="Standard_20__28_user_29_">KYR <text:s text:c="2"/>-1: Tulip Revolution in Kyrgyzstan</text:p>
      <text:p text:style-name="Standard_20__28_user_29_">CHN <text:s text:c="3"/>1: Peace Mission 2005, the first joint China–Russia military exercise</text:p>
      <text:p text:style-name="Standard_20__28_user_29_">PRK <text:s text:c="2"/>-1: North Korea Escalates Tension</text:p>
      <text:p text:style-name="Standard_20__28_user_29_">PAK <text:s text:c="2"/>-1: War in North-West Pakistan</text:p>
      <text:p text:style-name="Standard_20__28_user_29_">NEP <text:s text:c="2"/>-1: Nepalese Civil War</text:p>
      <text:p text:style-name="Standard_20__28_user_29_">PHI <text:s text:c="2"/>-1: Operation Enduring Freedom – Philippines</text:p>
      <text:p text:style-name="Standard_20__28_user_29_">USA -1: Iraqi War, War in North-West Pakistan, Operation Enduring Freedom, </text:p>
      <text:p text:style-name="Standard_20__28_user_29_">CAN -1: Iraqi War</text:p>
      <text:p text:style-name="Standard_20__28_user_29_">UKG -1: Iraqi War, War in North-West Pakistan</text:p>
      <text:p text:style-name="Standard_20__28_user_29_">AUL -1: Iraqi War</text:p>
      <text:p text:style-name="Standard_20__28_user_29_">POL -1: Iraqi War</text:p>
      <text:p text:style-name="Standard_20__28_user_29_">BEL -1: War in Darfur</text:p>
      <text:p text:style-name="Standard_20__28_user_29_">RUS -1: War in Darfur</text:p>
      <text:p text:style-name="Standard_20__28_user_29_"><text:soft-page-break/>INS -1: Insurgency in Aceh</text:p>
      <text:p text:style-name="Standard_20__28_user_29_"/>
      <text:p text:style-name="Standard_20__28_user_29_"/>
      <text:p text:style-name="Standard_20__28_user_29_"/>
      <text:p text:style-name="Standard_20__28_user_29_">YEAR: <text:s/>2006</text:p>
      <text:p text:style-name="Standard_20__28_user_29_">MNG <text:s text:c="3"/>1: June 3: Independence of Montenegro.</text:p>
      <text:p text:style-name="Standard_20__28_user_29_">CDI <text:s text:c="2"/>-1: First Ivorian Civil War</text:p>
      <text:p text:style-name="Standard_20__28_user_29_">SOM <text:s text:c="2"/>-1: Somalia War of 2006 begins</text:p>
      <text:p text:style-name="Standard_20__28_user_29_">IRQ <text:s text:c="2"/>-1: Iraqi civil war</text:p>
      <text:p text:style-name="Standard_20__28_user_29_">LEB <text:s text:c="2"/>-1: 2006 Lebanon War</text:p>
      <text:p text:style-name="Standard_20__28_user_29_">NEP <text:s text:c="3"/>1: Comprehensive Peace Accord ends the Nepalese Civil War.</text:p>
      <text:p text:style-name="Standard_20__28_user_29_">THI <text:s text:c="2"/>-1: A coup d'état in Thailand overthrows the government of Prime Minister T. Shinawatra.</text:p>
      <text:p text:style-name="Standard_20__28_user_29_"/>
      <text:p text:style-name="Standard_20__28_user_29_"/>
      <text:p text:style-name="Standard_20__28_user_29_"/>
      <text:p text:style-name="Standard_20__28_user_29_">YEAR: <text:s/>2007</text:p>
      <text:p text:style-name="Standard_20__28_user_29_">CDI <text:s text:c="2"/>+1: peace agreement on 4 March 2007 after First Ivorian Civil War.</text:p>
      <text:p text:style-name="Standard_20__28_user_29_">KEN <text:s text:c="2"/>-1: Crisis follows the Kenyan presidential election of 2007</text:p>
      <text:p text:style-name="Standard_20__28_user_29_">IRQ <text:s text:c="2"/>-1: Iraqi civil war</text:p>
      <text:p text:style-name="Standard_20__28_user_29_">ISR <text:s text:c="2"/>-1: Civil war escalated in the Gaza Strip</text:p>
      <text:p text:style-name="Standard_20__28_user_29_">UZB <text:s text:c="3"/>1: <text:span text:style-name="T4">i</text:span>mproved diplomatic relations with Europe discussing lifting of sanctions and travel bans on Uzbekistan.</text:p>
      <text:p text:style-name="Standard_20__28_user_29_">MYA <text:s text:c="2"/>-1: Anti-government protests in Myanmar suppressed by ruling junta.</text:p>
      <text:p text:style-name="Standard_20__28_user_29_"/>
      <text:p text:style-name="Standard_20__28_user_29_"/>
      <text:p text:style-name="Standard_20__28_user_29_"/>
      <text:p text:style-name="Standard_20__28_user_29_">YEAR: <text:s/>2008</text:p>
      <text:p text:style-name="Standard_20__28_user_29_">KOS <text:s text:c="3"/>1: Kosovo declares independence</text:p>
      <text:p text:style-name="Standard_20__28_user_29_">RUS <text:s text:c="2"/>-1: Russo-Georgian War; South Ossetia war.</text:p>
      <text:p text:style-name="Standard_20__28_user_29_">GRG <text:s text:c="2"/>-1: Russo-Georgian War</text:p>
      <text:p text:style-name="Standard_20__28_user_29_">IRQ <text:s text:c="2"/>-1: Iraqi civil war, battle of Basra</text:p>
      <text:p text:style-name="Standard_20__28_user_29_">ISR <text:s text:c="2"/>-1: The Gaza War begins.</text:p>
      <text:p text:style-name="Standard_20__28_user_29_">IND <text:s text:c="2"/>-1: Bangladesh India border clash</text:p>
      <text:p text:style-name="Standard_20__28_user_29_">BNG <text:s text:c="2"/>-1: Bangladesh India border clash, Naaf War</text:p>
      <text:p text:style-name="Standard_20__28_user_29_">NEP <text:s text:c="3"/>1: The 1st Nepalese Constituent Assembly declares Nepal a republic</text:p>
      <text:p text:style-name="Standard_20__28_user_29_">THI <text:s text:c="2"/>-1: Cambodian - Thai border dispute</text:p>
      <text:p text:style-name="Standard_20__28_user_29_">CAM <text:s text:c="2"/>-1: Cambodian - Thai border dispute</text:p>
      <text:p text:style-name="Standard_20__28_user_29_">USA -1: Military interventions in Iraq</text:p>
      <text:p text:style-name="Standard_20__28_user_29_">UKG -1: Military interventions in Iraq</text:p>
      <text:p text:style-name="Standard_20__28_user_29_"/>
      <text:p text:style-name="Standard_20__28_user_29_"/>
      <text:p text:style-name="Standard_20__28_user_29_">YEAR: <text:s/>2009</text:p>
      <text:p text:style-name="Standard_20__28_user_29_">ARM <text:s text:c="3"/>1: Armenia–Turkey Accord</text:p>
      <text:p text:style-name="Standard_20__28_user_29_">NIG <text:s text:c="2"/>-1: Boko Haram rebellion</text:p>
      <text:p text:style-name="Standard_20__28_user_29_">TUR <text:s text:c="3"/>1: Armenia–Turkey Accord</text:p>
      <text:p text:style-name="Standard_20__28_user_29_">SRI <text:s text:c="3"/>1: President Mahinda Rajapaksa officially declares end of civil war in parliament.</text:p>
      <text:p text:style-name="Standard_20__28_user_29_"/>
      <text:p text:style-name="Standard_20__28_user_29_"/>
      <text:p text:style-name="Standard_20__28_user_29_"/>
      <text:p text:style-name="Standard_20__28_user_29_">YEAR: <text:s/>2010</text:p>
      <text:p text:style-name="Standard_20__28_user_29_">COL <text:s text:c="2"/>-1: 2010 Colombia–Venezuela diplomatic crisis.</text:p>
      <text:p text:style-name="Standard_20__28_user_29_">VEN <text:s text:c="2"/>-1: Crisis and ‘Economic War’.</text:p>
      <text:p text:style-name="Standard_20__28_user_29_"><text:soft-page-break/>GRC <text:s text:c="2"/>-1: The threat of Greece defaulting on its debts triggers the European sovereign debt crisis </text:p>
      <text:p text:style-name="Standard_20__28_user_29_">NIG <text:s text:c="2"/>-1: Nigerien coup d'état. </text:p>
      <text:p text:style-name="Standard_20__28_user_29_">TUN <text:s text:c="2"/>-1: Arab Springs</text:p>
      <text:p text:style-name="Standard_20__28_user_29_">LIB <text:s text:c="2"/>-1: Arab Springs</text:p>
      <text:p text:style-name="Standard_20__28_user_29_">EGY <text:s text:c="2"/>-1: Arab Springs</text:p>
      <text:p text:style-name="Standard_20__28_user_29_">SYR <text:s text:c="2"/>-1: Arab Springs</text:p>
      <text:p text:style-name="Standard_20__28_user_29_">ISR <text:s text:c="2"/>-1: Gaza War</text:p>
      <text:p text:style-name="Standard_20__28_user_29_">KYR <text:s text:c="2"/>-1: Kyrgyz Revolution of 2010.</text:p>
      <text:p text:style-name="Standard_20__28_user_29_">THI <text:s text:c="2"/>-1: Military crackdown</text:p>
      <text:p text:style-name="Standard_20__28_user_29_">PHI <text:s text:c="2"/>-1: Manila hostage crisis.</text:p>
      <text:p text:style-name="Standard_20__28_user_29_">IRE -1: Republic of Ireland's financial crisis</text:p>
      <text:p text:style-name="Standard_20__28_user_29_"/>
      <text:p text:style-name="Standard_20__28_user_29_"/>
      <text:p text:style-name="Standard_20__28_user_29_">YEAR: <text:s/>2011</text:p>
      <text:p text:style-name="Standard_20__28_user_29_">RUS <text:s text:c="2"/>-1: Bombing Attacks</text:p>
      <text:p text:style-name="Standard_20__28_user_29_">CDI <text:s text:c="2"/>-1: Second Ivorian Civil War.</text:p>
      <text:p text:style-name="Standard_20__28_user_29_">KEN <text:s text:c="2"/>-1: Operation Linda Nchi</text:p>
      <text:p text:style-name="Standard_20__28_user_29_">SOM <text:s text:c="2"/>-1: Operation Linda Nchi</text:p>
      <text:p text:style-name="Standard_20__28_user_29_">ANG <text:s text:c="2"/>-1: Uprisings</text:p>
      <text:p text:style-name="Standard_20__28_user_29_">MZM <text:s text:c="2"/>-1: Uprisings</text:p>
      <text:p text:style-name="Standard_20__28_user_29_">LIB <text:s text:c="2"/>-1: Libyan civil war; Gaddafi is captured and killed during the Battle of Sirte.</text:p>
      <text:p text:style-name="Standard_20__28_user_29_">SSD <text:s text:c="3"/>1: Independence of South Sudan.</text:p>
      <text:p text:style-name="Standard_20__28_user_29_">IRQ <text:s text:c="2"/>-1: Iraqi insurgency</text:p>
      <text:p text:style-name="Standard_20__28_user_29_">SYR <text:s text:c="2"/>-1: Syrian Civil War</text:p>
      <text:p text:style-name="Standard_20__28_user_29_">LEB <text:s text:c="2"/>-1: Syrian Civil War spillover in Lebanon</text:p>
      <text:p text:style-name="Standard_20__28_user_29_">YEM <text:s text:c="2"/>-1: Yemeni Revolution of Dignity</text:p>
      <text:p text:style-name="Standard_20__28_user_29_">KUW <text:s text:c="2"/>-1: Arab Springs</text:p>
      <text:p text:style-name="Standard_20__28_user_29_">BAH <text:s text:c="2"/>-1: Shia insurgency in Bahrain</text:p>
      <text:p text:style-name="Standard_20__28_user_29_">QAT <text:s text:c="2"/>-1: Shia insurgency in Bahrain</text:p>
      <text:p text:style-name="Standard_20__28_user_29_">UAE <text:s text:c="2"/>-1: Shia insurgency in Bahrain</text:p>
      <text:p text:style-name="Standard_20__28_user_29_">OMA <text:s text:c="2"/>-1: Arab Springs</text:p>
      <text:p text:style-name="Standard_20__28_user_29_">MAL <text:s text:c="2"/>-1: Northern Mali conflict</text:p>
      <text:p text:style-name="Standard_20__28_user_29_">EGY <text:s/>-1: Arab Springs</text:p>
      <text:p text:style-name="Standard_20__28_user_29_">TUN -1: Arab Springs</text:p>
      <text:p text:style-name="Standard_20__28_user_29_">MOR-1: Arab Springs</text:p>
      <text:p text:style-name="Standard_20__28_user_29_">SAU -1: Arab Springs</text:p>
      <text:p text:style-name="Standard_20__28_user_29_">ALG -1: Arab Springs</text:p>
      <text:p text:style-name="Standard_20__28_user_29_">JOR -1: Arab Springs</text:p>
      <text:p text:style-name="Standard_20__28_user_29_">LEB -1: Arab Springs</text:p>
      <text:p text:style-name="Standard_20__28_user_29_">SUD -1: Arab Springs</text:p>
      <text:p text:style-name="Standard_20__28_user_29_"/>
      <text:p text:style-name="Standard_20__28_user_29_"/>
      <text:p text:style-name="Standard_20__28_user_29_"/>
      <text:p text:style-name="Standard_20__28_user_29_">YEAR: <text:s/>2012</text:p>
      <text:p text:style-name="Standard_20__28_user_29_">CYP <text:s text:c="2"/>-1: Cypriot financial crisis</text:p>
      <text:p text:style-name="Standard_20__28_user_29_">MLI <text:s text:c="2"/>-1: Mali War</text:p>
      <text:p text:style-name="Standard_20__28_user_29_">CEN <text:s text:c="2"/>-1: Central African Republic Civil War</text:p>
      <text:p text:style-name="Standard_20__28_user_29_">LIB <text:s text:c="2"/>-1: Benghazi attack</text:p>
      <text:p text:style-name="Standard_20__28_user_29_">ISR <text:s text:c="2"/>-1: Operation Pillar of Defense against the Palestinian-governed Gaza Strip.</text:p>
      <text:p text:style-name="Standard_20__28_user_29_"/>
      <text:p text:style-name="Standard_20__28_user_29_"/>
      <text:p text:style-name="Standard_20__28_user_29_"/>
      <text:p text:style-name="Standard_20__28_user_29_"><text:soft-page-break/>YEAR: <text:s/>2013</text:p>
      <text:p text:style-name="Standard_20__28_user_29_">FRN <text:s text:c="2"/>-1: French military intervention in the Northern Mali conflict.</text:p>
      <text:p text:style-name="Standard_20__28_user_29_">CYP <text:s text:c="2"/>-1: Cypriot financial crisis.</text:p>
      <text:p text:style-name="Standard_20__28_user_29_">UKR <text:s text:c="2"/>-1: The Euromaidan protest begins.</text:p>
      <text:p text:style-name="Standard_20__28_user_29_">MLI <text:s text:c="2"/>-1: The French military intervenes in the Northern Mali conflict.</text:p>
      <text:p text:style-name="Standard_20__28_user_29_">CEN <text:s text:c="2"/>-1: South Sudanese Civil War</text:p>
      <text:p text:style-name="Standard_20__28_user_29_">UGA <text:s text:c="2"/>-1: South Sudanese Civil War</text:p>
      <text:p text:style-name="Standard_20__28_user_29_">SSD <text:s text:c="2"/>-1: South Sudanese Civil War</text:p>
      <text:p text:style-name="Standard_20__28_user_29_">EGY -1: President of Egypt Mohamed Morsi is deposed by the military in a coup d'état.</text:p>
      <text:p text:style-name="Standard_20__28_user_29_">PHI <text:s text:c="2"/>-1: Zamboanga City crisis.</text:p>
      <text:p text:style-name="Standard_20__28_user_29_"/>
      <text:p text:style-name="Standard_20__28_user_29_"/>
      <text:p text:style-name="Standard_20__28_user_29_"/>
      <text:p text:style-name="Standard_20__28_user_29_">YEAR: <text:s/>2014</text:p>
      <text:p text:style-name="Standard_20__28_user_29_">UKR <text:s text:c="2"/>-1: Euromaidan protest, Russia's annexation of Crimea, war in Donbas.</text:p>
      <text:p text:style-name="Standard_20__28_user_29_">CEN <text:s text:c="2"/>-1: Central African Republic conflict</text:p>
      <text:p text:style-name="Standard_20__28_user_29_">UGA <text:s text:c="2"/>-1: Central African Republic conflict</text:p>
      <text:p text:style-name="Standard_20__28_user_29_">LIB <text:s text:c="2"/>-1: Second Libyan Civil War begins.</text:p>
      <text:p text:style-name="Standard_20__28_user_29_">SSD <text:s text:c="2"/>-1: South Sudanese Civil War</text:p>
      <text:p text:style-name="Standard_20__28_user_29_">IRQ <text:s text:c="2"/>-1: War against the Islamic State</text:p>
      <text:p text:style-name="Standard_20__28_user_29_">EGY <text:s text:c="2"/>-1: South Sudanese Civil War</text:p>
      <text:p text:style-name="Standard_20__28_user_29_">ISR <text:s text:c="2"/>-1: Israel assault on the Gaza Strip</text:p>
      <text:p text:style-name="Standard_20__28_user_29_">YEM <text:s text:c="2"/>-1: The Yemeni Civil War begins after the Houthi takeover.</text:p>
      <text:p text:style-name="Standard_20__28_user_29_">CHN <text:s text:c="2"/>-1: Uyghur genocide in Xinjiang begins.</text:p>
      <text:p text:style-name="Standard_20__28_user_29_">PAK <text:s text:c="2"/>-1: Tehrik-i-Taliban Pakistan attacks. International military intervention against ISIL</text:p>
      <text:p text:style-name="Standard_20__28_user_29_">THI <text:s text:c="2"/>-1: May 22, coup d'état overthrows government</text:p>
      <text:p text:style-name="Standard_20__28_user_29_">IRN -1: War against the Islamic State</text:p>
      <text:p text:style-name="Standard_20__28_user_29_">SYR -1: ISIS offensive</text:p>
      <text:p text:style-name="Standard_20__28_user_29_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ans-serif" svg:font-family="sans-serif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_20__28_user_29_" style:class="list">
      <style:text-properties style:font-size-asian="12pt" style:font-name-complex="Lohit Devanagari" style:font-family-complex="'Lohit Devanagari'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9" style:display-name="ListLabel 9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1" style:display-name="ListLabel 1" style:family="text">
      <style:text-properties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Internet_20_link_20__28_user_29_" style:display-name="Internet link (user)" style:family="text">
      <style:text-properties fo:color="#00008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4412c0006c0cfe5a5d40cae25a00da8a194aa4c0</meta:generator>
    <meta:initial-creator>Paolo Bartesaghi</meta:initial-creator>
    <meta:creation-date>2023-09-08T16:02:00Z</meta:creation-date>
    <dc:date>2023-09-25T11:01:08.612626471</dc:date>
    <meta:editing-cycles>47</meta:editing-cycles>
    <meta:editing-duration>P2DT11H55M54S</meta:editing-duration>
    <meta:document-statistic meta:table-count="0" meta:image-count="0" meta:object-count="0" meta:page-count="52" meta:paragraph-count="2087" meta:word-count="12643" meta:character-count="75495" meta:non-whitespace-character-count="61517"/>
    <meta:template xlink:type="simple" xlink:actuate="onRequest" xlink:title="" xlink:href="../events_in_GTM.odt/Normal"/>
  </office:meta>
</office:document-meta>
</file>